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25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har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Chart2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6" style:family="table" style:master-page-name="PageStyle_5f_Sheet4">
      <style:table-properties table:display="true" style:writing-mode="lr-tb"/>
    </style:style>
    <style:style style:name="ta7" style:family="table" style:master-page-name="PageStyle_5f_Chart_20_4">
      <style:table-properties table:display="true" style:writing-mode="lr-tb"/>
    </style:style>
    <style:style style:name="ta8" style:family="table" style:master-page-name="PageStyle_5f_Sheet5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74pt solid #313739" fo:padding="0.071cm" style:rotation-align="none"/>
    </style:style>
    <style:style style:name="ce3" style:family="table-cell" style:parent-style-name="Default" style:data-style-name="N134">
      <style:table-cell-properties fo:padding="0.071cm"/>
    </style:style>
    <style:style style:name="ce4" style:family="table-cell" style:parent-style-name="Default" style:data-style-name="N135">
      <style:table-cell-properties fo:padding="0.071cm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formula="of:=[.A2]*0.5066" office:value-type="float" office:value="0" calcext:value-type="float">
            <text:p>0</text:p>
          </table:table-cell>
          <table:table-cell table:formula="of:=[.B2]*0.5066" office:value-type="float" office:value="0.58259" calcext:value-type="float">
            <text:p>0.58259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.58259" calcext:value-type="float">
            <text:p>0.58259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9959" calcext:value-type="float">
            <text:p>0.9959</text:p>
          </table:table-cell>
          <table:table-cell table:formula="of:=[.A3]*0.5066" office:value-type="float" office:value="0.291295" calcext:value-type="float">
            <text:p>0.291295</text:p>
          </table:table-cell>
          <table:table-cell table:formula="of:=[.B3]*0.5066" office:value-type="float" office:value="0.50452294" calcext:value-type="float">
            <text:p>0.50452294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-0.58259" calcext:value-type="float">
            <text:p>-0.58259</text:p>
          </table:table-cell>
          <table:table-cell table:number-columns-repeated="1018"/>
        </table:table-row>
        <table:table-row table:style-name="ro1">
          <table:table-cell office:value-type="float" office:value="0.9959" calcext:value-type="float">
            <text:p>0.9959</text:p>
          </table:table-cell>
          <table:table-cell office:value-type="float" office:value="0.575" calcext:value-type="float">
            <text:p>0.575</text:p>
          </table:table-cell>
          <table:table-cell table:formula="of:=[.A4]*0.5066" office:value-type="float" office:value="0.50452294" calcext:value-type="float">
            <text:p>0.50452294</text:p>
          </table:table-cell>
          <table:table-cell table:formula="of:=[.B4]*0.5066" office:value-type="float" office:value="0.291295" calcext:value-type="float">
            <text:p>0.291295</text:p>
          </table:table-cell>
          <table:table-cell table:number-columns-repeated="1020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[.A5]*0.5066" office:value-type="float" office:value="0.58259" calcext:value-type="float">
            <text:p>0.58259</text:p>
          </table:table-cell>
          <table:table-cell table:formula="of:=[.B5]*0.5066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0.9959" calcext:value-type="float">
            <text:p>0.9959</text:p>
          </table:table-cell>
          <table:table-cell office:value-type="float" office:value="-0.575" calcext:value-type="float">
            <text:p>-0.575</text:p>
          </table:table-cell>
          <table:table-cell table:formula="of:=[.A6]*0.5066" office:value-type="float" office:value="0.50452294" calcext:value-type="float">
            <text:p>0.50452294</text:p>
          </table:table-cell>
          <table:table-cell table:formula="of:=[.B6]*0.5066" office:value-type="float" office:value="-0.291295" calcext:value-type="float">
            <text:p>-0.291295</text:p>
          </table:table-cell>
          <table:table-cell table:formula="of:=[.C3]" office:value-type="float" office:value="0.291295" calcext:value-type="float">
            <text:p>0.291295</text:p>
          </table:table-cell>
          <table:table-cell table:formula="of:=[.D3]" office:value-type="float" office:value="0.50452294" calcext:value-type="float">
            <text:p>0.50452294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959" calcext:value-type="float">
            <text:p>-0.9959</text:p>
          </table:table-cell>
          <table:table-cell table:formula="of:=[.A7]*0.5066" office:value-type="float" office:value="0.291295" calcext:value-type="float">
            <text:p>0.291295</text:p>
          </table:table-cell>
          <table:table-cell table:formula="of:=[.B7]*0.5066" office:value-type="float" office:value="-0.50452294" calcext:value-type="float">
            <text:p>-0.50452294</text:p>
          </table:table-cell>
          <table:table-cell table:formula="of:=[.C9]" office:value-type="float" office:value="-0.291295" calcext:value-type="float">
            <text:p>-0.291295</text:p>
          </table:table-cell>
          <table:table-cell table:formula="of:=[.D9]" office:value-type="float" office:value="-0.50452294" calcext:value-type="float">
            <text:p>-0.5045229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table:formula="of:=[.A8]*0.5066" office:value-type="float" office:value="0" calcext:value-type="float">
            <text:p>0</text:p>
          </table:table-cell>
          <table:table-cell table:formula="of:=[.B8]*0.5066" office:value-type="float" office:value="-0.58259" calcext:value-type="float">
            <text:p>-0.58259</text:p>
          </table:table-cell>
          <table:table-cell table:number-columns-repeated="1020"/>
        </table:table-row>
        <table:table-row table:style-name="ro1">
          <table:table-cell office:value-type="float" office:value="-0.575" calcext:value-type="float">
            <text:p>-0.575</text:p>
          </table:table-cell>
          <table:table-cell office:value-type="float" office:value="-0.9959" calcext:value-type="float">
            <text:p>-0.9959</text:p>
          </table:table-cell>
          <table:table-cell table:formula="of:=[.A9]*0.5066" office:value-type="float" office:value="-0.291295" calcext:value-type="float">
            <text:p>-0.291295</text:p>
          </table:table-cell>
          <table:table-cell table:formula="of:=[.B9]*0.5066" office:value-type="float" office:value="-0.50452294" calcext:value-type="float">
            <text:p>-0.50452294</text:p>
          </table:table-cell>
          <table:table-cell table:number-columns-repeated="1020"/>
        </table:table-row>
        <table:table-row table:style-name="ro1">
          <table:table-cell office:value-type="float" office:value="-0.9959" calcext:value-type="float">
            <text:p>-0.9959</text:p>
          </table:table-cell>
          <table:table-cell office:value-type="float" office:value="-0.575" calcext:value-type="float">
            <text:p>-0.575</text:p>
          </table:table-cell>
          <table:table-cell table:formula="of:=[.A10]*0.5066" office:value-type="float" office:value="-0.50452294" calcext:value-type="float">
            <text:p>-0.50452294</text:p>
          </table:table-cell>
          <table:table-cell table:formula="of:=[.B10]*0.5066" office:value-type="float" office:value="-0.291295" calcext:value-type="float">
            <text:p>-0.291295</text:p>
          </table:table-cell>
          <table:table-cell table:formula="of:=[.C4]" office:value-type="float" office:value="0.50452294" calcext:value-type="float">
            <text:p>0.50452294</text:p>
          </table:table-cell>
          <table:table-cell table:formula="of:=[.D4]" office:value-type="float" office:value="0.291295" calcext:value-type="float">
            <text:p>0.291295</text:p>
          </table:table-cell>
          <table:table-cell table:number-columns-repeated="1018"/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table:formula="of:=[.A11]*0.5066" office:value-type="float" office:value="-0.58259" calcext:value-type="float">
            <text:p>-0.58259</text:p>
          </table:table-cell>
          <table:table-cell table:formula="of:=[.B11]*0.5066" office:value-type="float" office:value="0" calcext:value-type="float">
            <text:p>0</text:p>
          </table:table-cell>
          <table:table-cell table:formula="of:=[.C10]" office:value-type="float" office:value="-0.50452294" calcext:value-type="float">
            <text:p>-0.50452294</text:p>
          </table:table-cell>
          <table:table-cell table:formula="of:=[.D10]" office:value-type="float" office:value="-0.291295" calcext:value-type="float">
            <text:p>-0.291295</text:p>
          </table:table-cell>
          <table:table-cell table:number-columns-repeated="1018"/>
        </table:table-row>
        <table:table-row table:style-name="ro1">
          <table:table-cell office:value-type="float" office:value="-0.9959" calcext:value-type="float">
            <text:p>-0.9959</text:p>
          </table:table-cell>
          <table:table-cell office:value-type="float" office:value="0.575" calcext:value-type="float">
            <text:p>0.575</text:p>
          </table:table-cell>
          <table:table-cell table:formula="of:=[.A12]*0.5066" office:value-type="float" office:value="-0.50452294" calcext:value-type="float">
            <text:p>-0.50452294</text:p>
          </table:table-cell>
          <table:table-cell table:formula="of:=[.B12]*0.5066" office:value-type="float" office:value="0.291295" calcext:value-type="float">
            <text:p>0.291295</text:p>
          </table:table-cell>
          <table:table-cell table:number-columns-repeated="1020"/>
        </table:table-row>
        <table:table-row table:style-name="ro1">
          <table:table-cell office:value-type="float" office:value="-0.575" calcext:value-type="float">
            <text:p>-0.575</text:p>
          </table:table-cell>
          <table:table-cell office:value-type="float" office:value="0.9959" calcext:value-type="float">
            <text:p>0.9959</text:p>
          </table:table-cell>
          <table:table-cell table:formula="of:=[.A13]*0.5066" office:value-type="float" office:value="-0.291295" calcext:value-type="float">
            <text:p>-0.291295</text:p>
          </table:table-cell>
          <table:table-cell table:formula="of:=[.B13]*0.5066" office:value-type="float" office:value="0.50452294" calcext:value-type="float">
            <text:p>0.50452294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formula="of:=[.A14]*0.5066" office:value-type="float" office:value="0" calcext:value-type="float">
            <text:p>0</text:p>
          </table:table-cell>
          <table:table-cell table:formula="of:=[.B14]*0.5066" office:value-type="float" office:value="0.58259" calcext:value-type="float">
            <text:p>0.58259</text:p>
          </table:table-cell>
          <table:table-cell table:formula="of:=[.C5]" office:value-type="float" office:value="0.58259" calcext:value-type="float">
            <text:p>0.58259</text:p>
          </table:table-cell>
          <table:table-cell table:formula="of:=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9959" calcext:value-type="float">
            <text:p>0.9959</text:p>
          </table:table-cell>
          <table:table-cell table:formula="of:=[.A15]*0.5066" office:value-type="float" office:value="0.291295" calcext:value-type="float">
            <text:p>0.291295</text:p>
          </table:table-cell>
          <table:table-cell table:formula="of:=[.B15]*0.5066" office:value-type="float" office:value="0.50452294" calcext:value-type="float">
            <text:p>0.50452294</text:p>
          </table:table-cell>
          <table:table-cell table:formula="of:=[.C11]" office:value-type="float" office:value="-0.58259" calcext:value-type="float">
            <text:p>-0.58259</text:p>
          </table:table-cell>
          <table:table-cell table:formula="of:=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[.C6]" office:value-type="float" office:value="0.50452294" calcext:value-type="float">
            <text:p>0.50452294</text:p>
          </table:table-cell>
          <table:table-cell table:formula="of:=[.D6]" office:value-type="float" office:value="-0.291295" calcext:value-type="float">
            <text:p>-0.2912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C12]" office:value-type="float" office:value="-0.50452294" calcext:value-type="float">
            <text:p>-0.50452294</text:p>
          </table:table-cell>
          <table:table-cell table:formula="of:=[.D12]" office:value-type="float" office:value="0.291295" calcext:value-type="float">
            <text:p>0.29129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[.C7]" office:value-type="float" office:value="0.291295" calcext:value-type="float">
            <text:p>0.291295</text:p>
          </table:table-cell>
          <table:table-cell table:formula="of:=[.D7]" office:value-type="float" office:value="-0.50452294" calcext:value-type="float">
            <text:p>-0.5045229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C13]" office:value-type="float" office:value="-0.291295" calcext:value-type="float">
            <text:p>-0.291295</text:p>
          </table:table-cell>
          <table:table-cell table:formula="of:=[.D13]" office:value-type="float" office:value="0.50452294" calcext:value-type="float">
            <text:p>0.50452294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1" table:style-name="ta2">
        <office:forms form:automatic-focus="false" form:apply-design-mode="false"/>
        <table:shapes>
          <draw:frame draw:z-index="0" draw:name=" 0" draw:style-name="gr1" draw:text-style-name="P1" svg:width="21.131cm" svg:height="15.011cm" svg:x="1.001cm" svg:y="0.499cm">
            <draw:object draw:notify-on-update-of-ranges="Sheet1.A1:Sheet1.B1 Sheet1.B2:Sheet1.B15 Sheet1.A2:Sheet1.A15 Sheet1.D2:Sheet1.D15 Sheet1.C2:Sheet1.C15 Sheet1.F2:Sheet1.F3 Sheet1.E2:Sheet1.E3 Sheet1.F6:Sheet1.F7 Sheet1.E6:Sheet1.E7 Sheet1.F10:Sheet1.F11 Sheet1.E10:Sheet1.E11 Sheet1.F14:Sheet1.F15 Sheet1.E14:Sheet1.E15 Sheet1.F18:Sheet1.F19 Sheet1.E18:Sheet1.E19 Sheet1.F22:Sheet1.F23 Sheet1.E22:Sheet1.E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Sheet2" table:style-name="ta3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0.575" calcext:value-type="float">
            <text:p>0.575</text:p>
          </table:table-cell>
          <table:table-cell office:value-type="float" office:value="0.9959" calcext:value-type="float">
            <text:p>0.9959</text:p>
          </table:table-cell>
          <table:table-cell table:number-columns-repeated="1020"/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575" calcext:value-type="float">
            <text:p>0.57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-3.125" calcext:value-type="float">
            <text:p>-3.125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0.9959" calcext:value-type="float">
            <text:p>0.9959</text:p>
          </table:table-cell>
          <table:table-cell office:value-type="float" office:value="-0.575" calcext:value-type="float">
            <text:p>-0.575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0.575" calcext:value-type="float">
            <text:p>0.575</text:p>
          </table:table-cell>
          <table:table-cell office:value-type="float" office:value="-0.9959" calcext:value-type="float">
            <text:p>-0.9959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table:number-columns-repeated="1020"/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9021" calcext:value-type="float">
            <text:p>0.9021</text:p>
          </table:table-cell>
          <table:table-cell office:value-type="float" office:value="-0.575" calcext:value-type="float">
            <text:p>-0.575</text:p>
          </table:table-cell>
          <table:table-cell office:value-type="float" office:value="-0.9959" calcext:value-type="float">
            <text:p>-0.9959</text:p>
          </table:table-cell>
          <table:table-cell table:number-columns-repeated="1020"/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-0.9959" calcext:value-type="float">
            <text:p>-0.9959</text:p>
          </table:table-cell>
          <table:table-cell office:value-type="float" office:value="-0.575" calcext:value-type="float">
            <text:p>-0.575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-1.5625" calcext:value-type="float">
            <text:p>-1.5625</text:p>
          </table:table-cell>
          <table:table-cell office:value-type="float" office:value="0.9021" calcext:value-type="float">
            <text:p>0.9021</text:p>
          </table:table-cell>
          <table:table-cell office:value-type="float" office:value="-0.9959" calcext:value-type="float">
            <text:p>-0.9959</text:p>
          </table:table-cell>
          <table:table-cell office:value-type="float" office:value="0.575" calcext:value-type="float">
            <text:p>0.575</text:p>
          </table:table-cell>
          <table:table-cell table:number-columns-repeated="1020"/>
        </table:table-row>
        <table:table-row table:style-name="ro1">
          <table:table-cell office:value-type="float" office:value="-3.125" calcext:value-type="float">
            <text:p>-3.125</text:p>
          </table:table-cell>
          <table:table-cell office:value-type="float" office:value="-1.8042" calcext:value-type="float">
            <text:p>-1.8042</text:p>
          </table:table-cell>
          <table:table-cell office:value-type="float" office:value="-0.575" calcext:value-type="float">
            <text:p>-0.575</text:p>
          </table:table-cell>
          <table:table-cell office:value-type="float" office:value="0.9959" calcext:value-type="float">
            <text:p>0.9959</text:p>
          </table:table-cell>
          <table:table-cell table:number-columns-repeated="10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84" calcext:value-type="float">
            <text:p>3.6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9021" calcext:value-type="float">
            <text:p>0.9021</text:p>
          </table:table-cell>
          <table:table-cell table:number-columns-repeated="2"/>
          <table:table-cell office:value-type="float" office:value="3.141592654" calcext:value-type="float">
            <text:p>3.14159265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84" calcext:value-type="float">
            <text:p>3.6084</text:p>
          </table:table-cell>
          <table:table-cell office:value-type="float" office:value="1.2719" calcext:value-type="float">
            <text:p>1.2719</text:p>
          </table:table-cell>
          <table:table-cell office:value-type="float" office:value="0.6063" calcext:value-type="float">
            <text:p>0.6063</text:p>
          </table:table-cell>
          <table:table-cell office:value-type="float" office:value="30" calcext:value-type="float">
            <text:p>30</text:p>
          </table:table-cell>
          <table:table-cell table:formula="of:=[.C18]*COS([.E16]/6)-[.D18]*SIN([.E16]/6)" office:value-type="float" office:value="0.798347710994051" calcext:value-type="float">
            <text:p>0.798347711</text:p>
          </table:table-cell>
          <table:table-cell table:formula="of:=[.C18]*SIN([.E16]/6)+[.D18]*COS([.E16]/6)" office:value-type="float" office:value="1.16102120236909" calcext:value-type="float">
            <text:p>1.1610212024</text:p>
          </table:table-cell>
          <table:table-cell table:number-columns-repeated="1017"/>
        </table:table-row>
        <table:table-row table:style-name="ro1">
          <table:table-cell office:value-type="float" office:value="-1.5625" calcext:value-type="float">
            <text:p>-1.5625</text:p>
          </table:table-cell>
          <table:table-cell office:value-type="float" office:value="0.9021" calcext:value-type="float">
            <text:p>0.9021</text:p>
          </table:table-cell>
          <table:table-cell office:value-type="float" office:value="1.2719" calcext:value-type="float">
            <text:p>1.2719</text:p>
          </table:table-cell>
          <table:table-cell office:value-type="float" office:value="-1.3819" calcext:value-type="float">
            <text:p>-1.3819</text:p>
          </table:table-cell>
          <table:table-cell office:value-type="float" office:value="150" calcext:value-type="float">
            <text:p>150</text:p>
          </table:table-cell>
          <table:table-cell table:formula="of:=[.C18]*COS([.E16]*5/6)-[.D18]*SIN([.E16]*5/6)" office:value-type="float" office:value="-1.40464771111133" calcext:value-type="float">
            <text:p>-1.4046477111</text:p>
          </table:table-cell>
          <table:table-cell table:formula="of:=[.C18]*SIN([.E16]*5/6)+[.D18]*COS([.E16]*5/6)" office:value-type="float" office:value="0.110878797205331" calcext:value-type="float">
            <text:p>0.1108787972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[.C18]*COS([.E16]*3/2)-[.D18]*SIN([.E16]*3/2)" office:value-type="float" office:value="0.606300000782613" calcext:value-type="float">
            <text:p>0.6063000008</text:p>
          </table:table-cell>
          <table:table-cell table:formula="of:=[.C18]*SIN([.E16]*3/2)+[.D18]*COS([.E16]*3/2)" office:value-type="float" office:value="-1.27189999962694" calcext:value-type="float">
            <text:p>-1.271899999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C19]*COS([.E16]/6)-[.D19]*SIN([.E16]/6)" office:value-type="float" office:value="1.79244771111177" calcext:value-type="float">
            <text:p>1.7924477111</text:p>
          </table:table-cell>
          <table:table-cell table:formula="of:=[.C19]*SIN([.E16]/6)+[.D19]*COS([.E16]/6)" office:value-type="float" office:value="-0.56081050536717" calcext:value-type="float">
            <text:p>-0.5608105054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C19]*COS([.E16]*5/6)-[.D19]*SIN([.E16]*5/6)" office:value-type="float" office:value="-0.41054771169992" calcext:value-type="float">
            <text:p>-0.4105477117</text:p>
          </table:table-cell>
          <table:table-cell table:formula="of:=[.C19]*SIN([.E16]*5/6)+[.D19]*COS([.E16]*5/6)" office:value-type="float" office:value="1.83271050534937" calcext:value-type="float">
            <text:p>1.832710505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C19]*COS([.E16]*3/2)-[.D19]*SIN([.E16]*3/2)" office:value-type="float" office:value="-1.38189999921739" calcext:value-type="float">
            <text:p>-1.3818999992</text:p>
          </table:table-cell>
          <table:table-cell table:formula="of:=[.C19]*SIN([.E16]*3/2)+[.D19]*COS([.E16]*3/2)" office:value-type="float" office:value="-1.2719000008503" calcext:value-type="float">
            <text:p>-1.2719000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.3829" calcext:value-type="float">
            <text:p>0.3829</text:p>
          </table:table-cell>
          <table:table-cell office:value-type="float" office:value="0.4094" calcext:value-type="float">
            <text:p>0.4094</text:p>
          </table:table-cell>
          <table:table-cell office:value-type="float" office:value="30" calcext:value-type="float">
            <text:p>30</text:p>
          </table:table-cell>
          <table:table-cell table:formula="of:=[.C25]*COS([.E16]/6)-[.D25]*SIN([.E16]/6)" office:value-type="float" office:value="0.126901127071733" calcext:value-type="float">
            <text:p>0.1269011271</text:p>
          </table:table-cell>
          <table:table-cell table:formula="of:=[.C25]*SIN([.E16]/6)+[.D25]*COS([.E16]/6)" office:value-type="float" office:value="0.546000800318025" calcext:value-type="float">
            <text:p>0.546000800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8042" calcext:value-type="float">
            <text:p>1.8042</text:p>
          </table:table-cell>
          <table:table-cell office:value-type="float" office:value="0.4094" calcext:value-type="float">
            <text:p>0.4094</text:p>
          </table:table-cell>
          <table:table-cell/>
          <table:table-cell table:formula="of:=[.C26]*COS([.E16]/6)-[.D26]*SIN([.E16]/6)" office:value-type="float" office:value="1.35778303342197" calcext:value-type="float">
            <text:p>1.3577830334</text:p>
          </table:table-cell>
          <table:table-cell table:formula="of:=[.C26]*SIN([.E16]/6)+[.D26]*COS([.E16]/6)" office:value-type="float" office:value="1.25665080040218" calcext:value-type="float">
            <text:p>1.256650800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.8042" calcext:value-type="float">
            <text:p>1.8042</text:p>
          </table:table-cell>
          <table:table-cell office:value-type="float" office:value="-1.185" calcext:value-type="float">
            <text:p>-1.185</text:p>
          </table:table-cell>
          <table:table-cell/>
          <table:table-cell table:formula="of:=[.C27]*COS([.E16]/6)-[.D27]*SIN([.E16]/6)" office:value-type="float" office:value="2.15498303351637" calcext:value-type="float">
            <text:p>2.1549830335</text:p>
          </table:table-cell>
          <table:table-cell table:formula="of:=[.C27]*SIN([.E16]/6)+[.D27]*COS([.E16]/6)" office:value-type="float" office:value="-0.124140103337228" calcext:value-type="float">
            <text:p>-0.12414010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3829" calcext:value-type="float">
            <text:p>0.3829</text:p>
          </table:table-cell>
          <table:table-cell office:value-type="float" office:value="-1.185" calcext:value-type="float">
            <text:p>-1.185</text:p>
          </table:table-cell>
          <table:table-cell/>
          <table:table-cell table:formula="of:=[.C28]*COS([.E16]/6)-[.D28]*SIN([.E16]/6)" office:value-type="float" office:value="0.924101127166134" calcext:value-type="float">
            <text:p>0.9241011272</text:p>
          </table:table-cell>
          <table:table-cell table:formula="of:=[.C28]*SIN([.E16]/6)+[.D28]*COS([.E16]/6)" office:value-type="float" office:value="-0.834790103421381" calcext:value-type="float">
            <text:p>-0.834790103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0.3829" calcext:value-type="float">
            <text:p>0.3829</text:p>
          </table:table-cell>
          <table:table-cell office:value-type="float" office:value="0.4094" calcext:value-type="float">
            <text:p>0.4094</text:p>
          </table:table-cell>
          <table:table-cell/>
          <table:table-cell table:formula="of:=[.C29]*COS([.E16]/6)-[.D29]*SIN([.E16]/6)" office:value-type="float" office:value="0.126901127071733" calcext:value-type="float">
            <text:p>0.1269011271</text:p>
          </table:table-cell>
          <table:table-cell table:formula="of:=[.C29]*SIN([.E16]/6)+[.D29]*COS([.E16]/6)" office:value-type="float" office:value="0.546000800318025" calcext:value-type="float">
            <text:p>0.546000800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C25]*COS([.E16]*5/6)-[.D25]*SIN([.E16]*5/6)" office:value-type="float" office:value="-0.536301127053307" calcext:value-type="float">
            <text:p>-0.5363011271</text:p>
          </table:table-cell>
          <table:table-cell table:formula="of:=[.C25]*SIN([.E16]*5/6)+[.D25]*COS([.E16]*5/6)" office:value-type="float" office:value="-0.163100800492678" calcext:value-type="float">
            <text:p>-0.1631008005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6]*COS([.E16]*5/6)-[.D26]*SIN([.E16]*5/6)" office:value-type="float" office:value="-1.76718303369506" calcext:value-type="float">
            <text:p>-1.7671830337</text:p>
          </table:table-cell>
          <table:table-cell table:formula="of:=[.C26]*SIN([.E16]*5/6)+[.D26]*COS([.E16]*5/6)" office:value-type="float" office:value="0.547549199086559" calcext:value-type="float">
            <text:p>0.547549199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7]*COS([.E16]*5/6)-[.D27]*SIN([.E16]*5/6)" office:value-type="float" office:value="-0.969983034167066" calcext:value-type="float">
            <text:p>-0.9699830342</text:p>
          </table:table-cell>
          <table:table-cell table:formula="of:=[.C27]*SIN([.E16]*5/6)+[.D27]*COS([.E16]*5/6)" office:value-type="float" office:value="1.92834010315298" calcext:value-type="float">
            <text:p>1.928340103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8]*COS([.E16]*5/6)-[.D28]*SIN([.E16]*5/6)" office:value-type="float" office:value="0.260898872474684" calcext:value-type="float">
            <text:p>0.2608988725</text:p>
          </table:table-cell>
          <table:table-cell table:formula="of:=[.C28]*SIN([.E16]*5/6)+[.D28]*COS([.E16]*5/6)" office:value-type="float" office:value="1.21769010357375" calcext:value-type="float">
            <text:p>1.217690103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9]*COS([.E16]*5/6)-[.D29]*SIN([.E16]*5/6)" office:value-type="float" office:value="-0.536301127053307" calcext:value-type="float">
            <text:p>-0.5363011271</text:p>
          </table:table-cell>
          <table:table-cell table:formula="of:=[.C29]*SIN([.E16]*5/6)+[.D29]*COS([.E16]*5/6)" office:value-type="float" office:value="-0.163100800492678" calcext:value-type="float">
            <text:p>-0.1631008005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C25]*COS([.E16]*3/2)-[.D25]*SIN([.E16]*3/2)" office:value-type="float" office:value="0.409400000235602" calcext:value-type="float">
            <text:p>0.4094000002</text:p>
          </table:table-cell>
          <table:table-cell table:formula="of:=[.C25]*SIN([.E16]*3/2)+[.D25]*COS([.E16]*3/2)" office:value-type="float" office:value="-0.382899999748092" calcext:value-type="float">
            <text:p>-0.382899999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6]*COS([.E16]*3/2)-[.D26]*SIN([.E16]*3/2)" office:value-type="float" office:value="0.409400001110143" calcext:value-type="float">
            <text:p>0.4094000011</text:p>
          </table:table-cell>
          <table:table-cell table:formula="of:=[.C26]*SIN([.E16]*3/2)+[.D26]*COS([.E16]*3/2)" office:value-type="float" office:value="-1.80419999974809" calcext:value-type="float">
            <text:p>-1.804199999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7]*COS([.E16]*3/2)-[.D27]*SIN([.E16]*3/2)" office:value-type="float" office:value="-1.18499999888986" calcext:value-type="float">
            <text:p>-1.1849999989</text:p>
          </table:table-cell>
          <table:table-cell table:formula="of:=[.C27]*SIN([.E16]*3/2)+[.D27]*COS([.E16]*3/2)" office:value-type="float" office:value="-1.80420000072914" calcext:value-type="float">
            <text:p>-1.804200000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8]*COS([.E16]*3/2)-[.D28]*SIN([.E16]*3/2)" office:value-type="float" office:value="-1.1849999997644" calcext:value-type="float">
            <text:p>-1.1849999998</text:p>
          </table:table-cell>
          <table:table-cell table:formula="of:=[.C28]*SIN([.E16]*3/2)+[.D28]*COS([.E16]*3/2)" office:value-type="float" office:value="-0.382900000729143" calcext:value-type="float">
            <text:p>-0.382900000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C29]*COS([.E16]*3/2)-[.D29]*SIN([.E16]*3/2)" office:value-type="float" office:value="0.409400000235602" calcext:value-type="float">
            <text:p>0.4094000002</text:p>
          </table:table-cell>
          <table:table-cell table:formula="of:=[.C29]*SIN([.E16]*3/2)+[.D29]*COS([.E16]*3/2)" office:value-type="float" office:value="-0.382899999748092" calcext:value-type="float">
            <text:p>-0.38289999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F41]*COS([.E16]*2/3)-[.G41]*SIN([.E16]*2/3)" office:value-type="float" office:value="-2.59807621094311" calcext:value-type="float">
            <text:p>-2.5980762109</text:p>
          </table:table-cell>
          <table:table-cell table:formula="of:=[.F41]*SIN([.E16]*2/3)+[.G41]*COS([.E16]*2/3)" office:value-type="float" office:value="-1.5000000007105" calcext:value-type="float">
            <text:p>-1.5000000007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F41]*COS([.E16]*4/3)-[.G41]*SIN([.E16]*4/3)" office:value-type="float" office:value="2.59807621217373" calcext:value-type="float">
            <text:p>2.5980762122</text:p>
          </table:table-cell>
          <table:table-cell table:formula="of:=[.F41]*SIN([.E16]*4/3)+[.G41]*COS([.E16]*4/3)" office:value-type="float" office:value="-1.499999998579" calcext:value-type="float">
            <text:p>-1.4999999986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2" table:style-name="ta4">
        <office:forms form:automatic-focus="false" form:apply-design-mode="false"/>
        <table:shapes>
          <draw:frame draw:z-index="0" draw:name=" 0" draw:style-name="gr1" draw:text-style-name="P1" svg:width="18.091cm" svg:height="25.171cm" svg:x="1.001cm" svg:y="0.499cm">
            <draw:object draw:notify-on-update-of-ranges="Sheet2.B1:Sheet2.B1 Sheet2.B2:Sheet2.B20 Sheet2.A2:Sheet2.A20 Sheet2.D2:Sheet2.D15 Sheet2.C2:Sheet2.C15 Sheet2.G18:Sheet2.G23 Sheet2.F18:Sheet2.F23 Sheet2.G25:Sheet2.G29 Sheet2.F25:Sheet2.F29 Sheet2.G30:Sheet2.G34 Sheet2.F30:Sheet2.F34 Sheet2.G35:Sheet2.G39 Sheet2.F35:Sheet2.F39 Sheet2.G41:Sheet2.G43 Sheet2.F41:Sheet2.F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5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enter Hole</text:p>
          </table:table-cell>
          <table:table-cell table:number-columns-repeated="1021"/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-1.8042" calcext:value-type="float">
            <text:p>-1.8042</text:p>
          </table:table-cell>
          <table:table-cell office:value-type="string" calcext:value-type="string">
            <text:p>Outline</text:p>
          </table:table-cell>
          <table:table-cell table:number-columns-repeated="1021"/>
        </table:table-row>
        <table:table-row table:style-name="ro1">
          <table:table-cell office:value-type="float" office:value="-3.125" calcext:value-type="float">
            <text:p>-3.125</text:p>
          </table:table-cell>
          <table:table-cell office:value-type="float" office:value="-1.8042" calcext:value-type="float">
            <text:p>-1.8042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84" calcext:value-type="float">
            <text:p>3.608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Sensor Holes</text:p>
          </table:table-cell>
          <table:table-cell table:number-columns-repeated="5"/>
          <table:table-cell>
            <draw:frame table:end-cell-address="Sheet3.P34" table:end-x="1.01cm" table:end-y="0.265cm" draw:z-index="0" draw:name="Chart 1" draw:style-name="gr1" draw:text-style-name="P1" svg:width="12.364cm" svg:height="12.885cm" svg:x="0.783cm" svg:y="0.424cm">
              <draw:object draw:notify-on-update-of-ranges="Sheet3.B1:Sheet3.B25 Sheet3.A1:Sheet3.A2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9959" calcext:value-type="float">
            <text:p>0.9959</text:p>
          </table:table-cell>
          <table:table-cell table:number-columns-repeated="1022"/>
        </table:table-row>
        <table:table-row table:style-name="ro1">
          <table:table-cell office:value-type="float" office:value="0.9959" calcext:value-type="float">
            <text:p>0.9959</text:p>
          </table:table-cell>
          <table:table-cell office:value-type="float" office:value="0.575" calcext:value-type="float">
            <text:p>0.575</text:p>
          </table:table-cell>
          <table:table-cell table:number-columns-repeated="1022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.9959" calcext:value-type="float">
            <text:p>0.9959</text:p>
          </table:table-cell>
          <table:table-cell office:value-type="float" office:value="-0.575" calcext:value-type="float">
            <text:p>-0.575</text:p>
          </table:table-cell>
          <table:table-cell table:number-columns-repeated="1022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-0.9959" calcext:value-type="float">
            <text:p>-0.9959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5" calcext:value-type="float">
            <text:p>-1.15</text:p>
          </table:table-cell>
          <table:table-cell table:number-columns-repeated="1022"/>
        </table:table-row>
        <table:table-row table:style-name="ro1">
          <table:table-cell office:value-type="float" office:value="-0.575" calcext:value-type="float">
            <text:p>-0.575</text:p>
          </table:table-cell>
          <table:table-cell office:value-type="float" office:value="-0.9959" calcext:value-type="float">
            <text:p>-0.9959</text:p>
          </table:table-cell>
          <table:table-cell table:number-columns-repeated="1022"/>
        </table:table-row>
        <table:table-row table:style-name="ro1">
          <table:table-cell office:value-type="float" office:value="-0.9959" calcext:value-type="float">
            <text:p>-0.9959</text:p>
          </table:table-cell>
          <table:table-cell office:value-type="float" office:value="-0.575" calcext:value-type="float">
            <text:p>-0.575</text:p>
          </table:table-cell>
          <table:table-cell table:number-columns-repeated="1022"/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0.9959" calcext:value-type="float">
            <text:p>-0.9959</text:p>
          </table:table-cell>
          <table:table-cell office:value-type="float" office:value="0.575" calcext:value-type="float">
            <text:p>0.575</text:p>
          </table:table-cell>
          <table:table-cell table:number-columns-repeated="1022"/>
        </table:table-row>
        <table:table-row table:style-name="ro1">
          <table:table-cell office:value-type="float" office:value="-0.575" calcext:value-type="float">
            <text:p>-0.575</text:p>
          </table:table-cell>
          <table:table-cell office:value-type="float" office:value="0.9959" calcext:value-type="float">
            <text:p>0.9959</text:p>
          </table:table-cell>
          <table:table-cell table:number-columns-repeated="3"/>
          <table:table-cell office:value-type="float" office:value="3.141592654" calcext:value-type="float">
            <text:p>3.141592654</text:p>
          </table:table-cell>
          <table:table-cell table:number-columns-repeated="1018"/>
        </table:table-row>
        <table:table-row table:style-name="ro1">
          <table:table-cell table:formula="of:=[.G18]" office:value-type="float" office:value="0.798347710994051" calcext:value-type="float">
            <text:p>0.798347711</text:p>
          </table:table-cell>
          <table:table-cell table:formula="of:=[.H18]" office:value-type="float" office:value="1.16102120236909" calcext:value-type="float">
            <text:p>1.1610212024</text:p>
          </table:table-cell>
          <table:table-cell office:value-type="string" calcext:value-type="string">
            <text:p>Servo Mount Holes</text:p>
          </table:table-cell>
          <table:table-cell table:number-columns-repeated="1021"/>
        </table:table-row>
        <table:table-row table:style-name="ro1">
          <table:table-cell table:formula="of:=[.G19]" office:value-type="float" office:value="-1.40464771111133" calcext:value-type="float">
            <text:p>-1.4046477111</text:p>
          </table:table-cell>
          <table:table-cell table:formula="of:=[.H19]" office:value-type="float" office:value="0.110878797205331" calcext:value-type="float">
            <text:p>0.1108787972</text:p>
          </table:table-cell>
          <table:table-cell/>
          <table:table-cell office:value-type="float" office:value="1.2719" calcext:value-type="float">
            <text:p>1.2719</text:p>
          </table:table-cell>
          <table:table-cell office:value-type="float" office:value="0.6063" calcext:value-type="float">
            <text:p>0.6063</text:p>
          </table:table-cell>
          <table:table-cell office:value-type="float" office:value="30" calcext:value-type="float">
            <text:p>30</text:p>
          </table:table-cell>
          <table:table-cell table:formula="of:=[.D18]*COS([.F16]/6)-[.E18]*SIN([.F16]/6)" office:value-type="float" office:value="0.798347710994051" calcext:value-type="float">
            <text:p>0.798347711</text:p>
          </table:table-cell>
          <table:table-cell table:formula="of:=[.D18]*SIN([.F16]/6)+[.E18]*COS([.F16]/6)" office:value-type="float" office:value="1.16102120236909" calcext:value-type="float">
            <text:p>1.1610212024</text:p>
          </table:table-cell>
          <table:table-cell table:number-columns-repeated="1016"/>
        </table:table-row>
        <table:table-row table:style-name="ro1">
          <table:table-cell table:formula="of:=[.G20]" office:value-type="float" office:value="0.606300000782613" calcext:value-type="float">
            <text:p>0.6063000008</text:p>
          </table:table-cell>
          <table:table-cell table:formula="of:=[.H20]" office:value-type="float" office:value="-1.27189999962694" calcext:value-type="float">
            <text:p>-1.2718999996</text:p>
          </table:table-cell>
          <table:table-cell/>
          <table:table-cell office:value-type="float" office:value="1.2719" calcext:value-type="float">
            <text:p>1.2719</text:p>
          </table:table-cell>
          <table:table-cell office:value-type="float" office:value="-1.3819" calcext:value-type="float">
            <text:p>-1.3819</text:p>
          </table:table-cell>
          <table:table-cell office:value-type="float" office:value="150" calcext:value-type="float">
            <text:p>150</text:p>
          </table:table-cell>
          <table:table-cell table:formula="of:=[.D18]*COS([.F16]*5/6)-[.E18]*SIN([.F16]*5/6)" office:value-type="float" office:value="-1.40464771111133" calcext:value-type="float">
            <text:p>-1.4046477111</text:p>
          </table:table-cell>
          <table:table-cell table:formula="of:=[.D18]*SIN([.F16]*5/6)+[.E18]*COS([.F16]*5/6)" office:value-type="float" office:value="0.110878797205331" calcext:value-type="float">
            <text:p>0.1108787972</text:p>
          </table:table-cell>
          <table:table-cell table:number-columns-repeated="1016"/>
        </table:table-row>
        <table:table-row table:style-name="ro1">
          <table:table-cell table:formula="of:=[.G21]" office:value-type="float" office:value="1.79244771111177" calcext:value-type="float">
            <text:p>1.7924477111</text:p>
          </table:table-cell>
          <table:table-cell table:formula="of:=[.H21]" office:value-type="float" office:value="-0.56081050536717" calcext:value-type="float">
            <text:p>-0.5608105054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formula="of:=[.D18]*COS([.F16]*3/2)-[.E18]*SIN([.F16]*3/2)" office:value-type="float" office:value="0.606300000782613" calcext:value-type="float">
            <text:p>0.6063000008</text:p>
          </table:table-cell>
          <table:table-cell table:formula="of:=[.D18]*SIN([.F16]*3/2)+[.E18]*COS([.F16]*3/2)" office:value-type="float" office:value="-1.27189999962694" calcext:value-type="float">
            <text:p>-1.2718999996</text:p>
          </table:table-cell>
          <table:table-cell table:number-columns-repeated="1016"/>
        </table:table-row>
        <table:table-row table:style-name="ro1">
          <table:table-cell table:formula="of:=[.G22]" office:value-type="float" office:value="-0.41054771169992" calcext:value-type="float">
            <text:p>-0.4105477117</text:p>
          </table:table-cell>
          <table:table-cell table:formula="of:=[.H22]" office:value-type="float" office:value="1.83271050534937" calcext:value-type="float">
            <text:p>1.83271050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19]*COS([.F16]/6)-[.E19]*SIN([.F16]/6)" office:value-type="float" office:value="1.79244771111177" calcext:value-type="float">
            <text:p>1.7924477111</text:p>
          </table:table-cell>
          <table:table-cell table:formula="of:=[.D19]*SIN([.F16]/6)+[.E19]*COS([.F16]/6)" office:value-type="float" office:value="-0.56081050536717" calcext:value-type="float">
            <text:p>-0.5608105054</text:p>
          </table:table-cell>
          <table:table-cell table:number-columns-repeated="1016"/>
        </table:table-row>
        <table:table-row table:style-name="ro1">
          <table:table-cell table:formula="of:=[.G23]" office:value-type="float" office:value="-1.38189999921739" calcext:value-type="float">
            <text:p>-1.3818999992</text:p>
          </table:table-cell>
          <table:table-cell table:formula="of:=[.H23]" office:value-type="float" office:value="-1.2719000008503" calcext:value-type="float">
            <text:p>-1.271900000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D19]*COS([.F16]*5/6)-[.E19]*SIN([.F16]*5/6)" office:value-type="float" office:value="-0.41054771169992" calcext:value-type="float">
            <text:p>-0.4105477117</text:p>
          </table:table-cell>
          <table:table-cell table:formula="of:=[.D19]*SIN([.F16]*5/6)+[.E19]*COS([.F16]*5/6)" office:value-type="float" office:value="1.83271050534937" calcext:value-type="float">
            <text:p>1.8327105053</text:p>
          </table:table-cell>
          <table:table-cell table:number-columns-repeated="1016"/>
        </table:table-row>
        <table:table-row table:style-name="ro1"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3" calcext:value-type="float">
            <text:p>3</text:p>
          </table:table-cell>
          <table:table-cell office:value-type="string" calcext:value-type="string">
            <text:p>Support Holes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[.D19]*COS([.F16]*3/2)-[.E19]*SIN([.F16]*3/2)" office:value-type="float" office:value="-1.38189999921739" calcext:value-type="float">
            <text:p>-1.3818999992</text:p>
          </table:table-cell>
          <table:table-cell table:formula="of:=[.D19]*SIN([.F16]*3/2)+[.E19]*COS([.F16]*3/2)" office:value-type="float" office:value="-1.2719000008503" calcext:value-type="float">
            <text:p>-1.2719000009</text:p>
          </table:table-cell>
          <table:table-cell table:number-columns-repeated="1016"/>
        </table:table-row>
        <table:table-row table:style-name="ro1">
          <table:table-cell table:formula="of:=[.G26]" office:value-type="float" office:value="-2.59807621094311" calcext:value-type="float">
            <text:p>-2.5980762109</text:p>
          </table:table-cell>
          <table:table-cell table:formula="of:=[.H26]" office:value-type="float" office:value="-1.5000000007105" calcext:value-type="float">
            <text:p>-1.5000000007</text:p>
          </table:table-cell>
          <table:table-cell table:number-columns-repeated="1022"/>
        </table:table-row>
        <table:table-row table:style-name="ro1">
          <table:table-cell table:formula="of:=[.G27]" office:value-type="float" office:value="2.59807621217373" calcext:value-type="float">
            <text:p>2.5980762122</text:p>
          </table:table-cell>
          <table:table-cell table:formula="of:=[.H27]" office:value-type="float" office:value="-1.499999998579" calcext:value-type="float">
            <text:p>-1.499999998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G25]*COS([.F16]*2/3)-[.H25]*SIN([.F16]*2/3)" office:value-type="float" office:value="-2.59807621094311" calcext:value-type="float">
            <text:p>-2.5980762109</text:p>
          </table:table-cell>
          <table:table-cell table:formula="of:=[.G25]*SIN([.F16]*2/3)+[.H25]*COS([.F16]*2/3)" office:value-type="float" office:value="-1.5000000007105" calcext:value-type="float">
            <text:p>-1.5000000007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G25]*COS([.F16]*4/3)-[.H25]*SIN([.F16]*4/3)" office:value-type="float" office:value="2.59807621217373" calcext:value-type="float">
            <text:p>2.5980762122</text:p>
          </table:table-cell>
          <table:table-cell table:formula="of:=[.G25]*SIN([.F16]*4/3)+[.H25]*COS([.F16]*4/3)" office:value-type="float" office:value="-1.499999998579" calcext:value-type="float">
            <text:p>-1.4999999986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6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string" calcext:value-type="string">
            <text:p>IR Centers</text:p>
          </table:table-cell>
          <table:table-cell table:style-name="ce2" table:number-columns-repeated="7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0.9959" calcext:value-type="float">
            <text:p>0.995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4.8497" calcext:value-type="float">
            <text:p>4.8497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0.9959" calcext:value-type="float">
            <text:p>0.9959</text:p>
          </table:table-cell>
          <table:table-cell table:style-name="ce2" office:value-type="float" office:value="0.575" calcext:value-type="float">
            <text:p>0.57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-4.8497" calcext:value-type="float">
            <text:p>-4.8497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0.9959" calcext:value-type="float">
            <text:p>0.9959</text:p>
          </table:table-cell>
          <table:table-cell table:style-name="ce2" office:value-type="float" office:value="-0.575" calcext:value-type="float">
            <text:p>-0.57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0.575" calcext:value-type="float">
            <text:p>0.575</text:p>
          </table:table-cell>
          <table:table-cell table:style-name="ce2" office:value-type="float" office:value="-0.9959" calcext:value-type="float">
            <text:p>-0.995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-1.15" calcext:value-type="float">
            <text:p>-1.1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2.4249" calcext:value-type="float">
            <text:p>2.424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-0.575" calcext:value-type="float">
            <text:p>-0.575</text:p>
          </table:table-cell>
          <table:table-cell table:style-name="ce2" office:value-type="float" office:value="-0.9959" calcext:value-type="float">
            <text:p>-0.995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4.8947" calcext:value-type="float">
            <text:p>4.8947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-0.9959" calcext:value-type="float">
            <text:p>-0.9959</text:p>
          </table:table-cell>
          <table:table-cell table:style-name="ce2" office:value-type="float" office:value="-0.575" calcext:value-type="float">
            <text:p>-0.57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-1.15" calcext:value-type="float">
            <text:p>-1.1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-2.4249" calcext:value-type="float">
            <text:p>-2.424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-0.9959" calcext:value-type="float">
            <text:p>-0.9959</text:p>
          </table:table-cell>
          <table:table-cell table:style-name="ce2" office:value-type="float" office:value="0.575" calcext:value-type="float">
            <text:p>0.57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-4.8497" calcext:value-type="float">
            <text:p>-4.8497</text:p>
          </table:table-cell>
          <table:table-cell table:style-name="ce2" office:value-type="float" office:value="-2.8" calcext:value-type="float">
            <text:p>-2.8</text:p>
          </table:table-cell>
          <table:table-cell table:style-name="ce2" office:value-type="float" office:value="-0.575" calcext:value-type="float">
            <text:p>-0.575</text:p>
          </table:table-cell>
          <table:table-cell table:style-name="ce2" office:value-type="float" office:value="0.9959" calcext:value-type="float">
            <text:p>0.9959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15" calcext:value-type="float">
            <text:p>1.15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8"/>
          <table:table-cell table:number-columns-repeated="1012"/>
        </table:table-row>
        <table:table-row table:style-name="ro1">
          <table:table-cell table:style-name="ce2" office:value-type="float" office:value="2.4249" calcext:value-type="float">
            <text:p>2.4249</text:p>
          </table:table-cell>
          <table:table-cell table:style-name="ce2" office:value-type="float" office:value="1.4" calcext:value-type="float">
            <text:p>1.4</text:p>
          </table:table-cell>
          <table:table-cell table:style-name="ce2" table:number-columns-repeated="2"/>
          <table:table-cell table:style-name="ce2" office:value-type="float" office:value="3.141592654" calcext:value-type="float">
            <text:p>3.141592654</text:p>
          </table:table-cell>
          <table:table-cell table:style-name="ce2" office:value-type="string" calcext:value-type="string">
            <text:p>PI</text:p>
          </table:table-cell>
          <table:table-cell table:style-name="ce2" table:number-columns-repeated="6"/>
          <table:table-cell table:number-columns-repeated="101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.2677" calcext:value-type="float">
            <text:p>2.2677</text:p>
          </table:table-cell>
          <table:table-cell table:style-name="ce2" office:value-type="float" office:value="0.6063" calcext:value-type="float">
            <text:p>0.6063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C18]*COS([.E16]/6)-[.D18]*SIN([.E16]/6)" office:value-type="float" office:value="1.66073580804855" calcext:value-type="float">
            <text:p>1.660735808</text:p>
          </table:table-cell>
          <table:table-cell table:style-name="ce2" table:formula="of:=[.C18]*SIN([.E16]/6)+[.D18]*COS([.E16]/6)" office:value-type="float" office:value="1.65892120242805" calcext:value-type="float">
            <text:p>1.6589212024</text:p>
          </table:table-cell>
          <table:table-cell table:style-name="ce2" office:value-type="string" calcext:value-type="string">
            <text:p>Mount Holes</text:p>
          </table:table-cell>
          <table:table-cell table:style-name="ce2"/>
          <table:table-cell table:style-name="ce2" office:value-type="float" office:value="1.1499" calcext:value-type="float">
            <text:p>1.1499</text:p>
          </table:table-cell>
          <table:table-cell table:style-name="ce2" office:value-type="float" office:value="3.6084" calcext:value-type="float">
            <text:p>3.6084</text:p>
          </table:table-cell>
          <table:table-cell table:style-name="ce2" office:value-type="string" calcext:value-type="string">
            <text:p>Trim</text:p>
          </table:table-cell>
          <table:table-cell table:number-columns-repeated="1012"/>
        </table:table-row>
        <table:table-row table:style-name="ro1">
          <table:table-cell table:style-name="ce2" office:value-type="float" office:value="-2.4249" calcext:value-type="float">
            <text:p>-2.424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2677" calcext:value-type="float">
            <text:p>2.2677</text:p>
          </table:table-cell>
          <table:table-cell table:style-name="ce2" office:value-type="float" office:value="-1.3819" calcext:value-type="float">
            <text:p>-1.3819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[.C18]*COS([.E16]*5/6)-[.D18]*SIN([.E16]*5/6)" office:value-type="float" office:value="-2.26703580837008" calcext:value-type="float">
            <text:p>-2.2670358084</text:p>
          </table:table-cell>
          <table:table-cell table:style-name="ce2" table:formula="of:=[.C18]*SIN([.E16]*5/6)+[.D18]*COS([.E16]*5/6)" office:value-type="float" office:value="0.608778796910534" calcext:value-type="float">
            <text:p>0.6087787969</text:p>
          </table:table-cell>
          <table:table-cell table:style-name="ce2" table:number-columns-repeated="2"/>
          <table:table-cell table:style-name="ce2" office:value-type="float" office:value="-1.1499" calcext:value-type="float">
            <text:p>-1.1499</text:p>
          </table:table-cell>
          <table:table-cell table:style-name="ce2" office:value-type="float" office:value="3.6084" calcext:value-type="float">
            <text:p>3.6084</text:p>
          </table:table-cell>
          <table:table-cell table:style-name="ce2"/>
          <table:table-cell table:number-columns-repeated="1012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270" calcext:value-type="float">
            <text:p>270</text:p>
          </table:table-cell>
          <table:table-cell table:style-name="ce2" table:formula="of:=[.C18]*COS([.E16]*3/2)-[.D18]*SIN([.E16]*3/2)" office:value-type="float" office:value="0.606300001395339" calcext:value-type="float">
            <text:p>0.6063000014</text:p>
          </table:table-cell>
          <table:table-cell table:style-name="ce2" table:formula="of:=[.C18]*SIN([.E16]*3/2)+[.D18]*COS([.E16]*3/2)" office:value-type="float" office:value="-2.26769999962694" calcext:value-type="float">
            <text:p>-2.2676999996</text:p>
          </table:table-cell>
          <table:table-cell table:style-name="ce2" table:number-columns-repeated="2"/>
          <table:table-cell table:style-name="ce2" table:formula="of:=[.J18]*COS([.E16]*2/3)-[.K18]*SIN([.E16]*2/3)" office:value-type="float" office:value="-3.69991606679471" calcext:value-type="float">
            <text:p>-3.6999160668</text:p>
          </table:table-cell>
          <table:table-cell table:style-name="ce2" table:formula="of:=[.J18]*SIN([.E16]*2/3)+[.K18]*COS([.E16]*2/3)" office:value-type="float" office:value="-0.808357389200095" calcext:value-type="float">
            <text:p>-0.8083573892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formula="of:=[.C19]*COS([.E16]/6)-[.D19]*SIN([.E16]/6)" office:value-type="float" office:value="2.65483580816627" calcext:value-type="float">
            <text:p>2.6548358082</text:p>
          </table:table-cell>
          <table:table-cell table:style-name="ce2" table:formula="of:=[.C19]*SIN([.E16]/6)+[.D19]*COS([.E16]/6)" office:value-type="float" office:value="-0.0629105053082102" calcext:value-type="float">
            <text:p>-0.0629105053</text:p>
          </table:table-cell>
          <table:table-cell table:style-name="ce2" table:number-columns-repeated="2"/>
          <table:table-cell table:style-name="ce2" table:formula="of:=[.J19]*COS([.E16]*2/3)-[.K19]*SIN([.E16]*2/3)" office:value-type="float" office:value="-2.55001606625004" calcext:value-type="float">
            <text:p>-2.5500160663</text:p>
          </table:table-cell>
          <table:table-cell table:style-name="ce2" table:formula="of:=[.J19]*SIN([.E16]*2/3)+[.K19]*COS([.E16]*2/3)" office:value-type="float" office:value="-2.80004261250908" calcext:value-type="float">
            <text:p>-2.8000426125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50" calcext:value-type="float">
            <text:p>150</text:p>
          </table:table-cell>
          <table:table-cell table:style-name="ce2" table:formula="of:=[.C19]*COS([.E16]*5/6)-[.D19]*SIN([.E16]*5/6)" office:value-type="float" office:value="-1.27293580895867" calcext:value-type="float">
            <text:p>-1.272935809</text:p>
          </table:table-cell>
          <table:table-cell table:style-name="ce2" table:formula="of:=[.C19]*SIN([.E16]*5/6)+[.D19]*COS([.E16]*5/6)" office:value-type="float" office:value="2.33061050505458" calcext:value-type="float">
            <text:p>2.3306105051</text:p>
          </table:table-cell>
          <table:table-cell table:style-name="ce2" table:number-columns-repeated="2"/>
          <table:table-cell table:style-name="ce2" table:formula="of:=[.J18]*COS([.E16]*4/3)-[.K18]*SIN([.E16]*4/3)" office:value-type="float" office:value="2.55001606854723" calcext:value-type="float">
            <text:p>2.5500160685</text:p>
          </table:table-cell>
          <table:table-cell table:style-name="ce2" table:formula="of:=[.J18]*SIN([.E16]*4/3)+[.K18]*COS([.E16]*4/3)" office:value-type="float" office:value="-2.80004261041701" calcext:value-type="float">
            <text:p>-2.8000426104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70" calcext:value-type="float">
            <text:p>270</text:p>
          </table:table-cell>
          <table:table-cell table:style-name="ce2" table:formula="of:=[.C19]*COS([.E16]*3/2)-[.D19]*SIN([.E16]*3/2)" office:value-type="float" office:value="-1.38189999860466" calcext:value-type="float">
            <text:p>-1.3818999986</text:p>
          </table:table-cell>
          <table:table-cell table:style-name="ce2" table:formula="of:=[.C19]*SIN([.E16]*3/2)+[.D19]*COS([.E16]*3/2)" office:value-type="float" office:value="-2.2677000008503" calcext:value-type="float">
            <text:p>-2.2677000009</text:p>
          </table:table-cell>
          <table:table-cell table:style-name="ce2" table:number-columns-repeated="2"/>
          <table:table-cell table:style-name="ce2" table:formula="of:=[.J19]*COS([.E16]*4/3)-[.K19]*SIN([.E16]*4/3)" office:value-type="float" office:value="3.69991606745789" calcext:value-type="float">
            <text:p>3.6999160675</text:p>
          </table:table-cell>
          <table:table-cell table:style-name="ce2" table:formula="of:=[.J19]*SIN([.E16]*4/3)+[.K19]*COS([.E16]*4/3)" office:value-type="float" office:value="-0.808357386164633" calcext:value-type="float">
            <text:p>-0.8083573862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float" office:value="1.3787" calcext:value-type="float">
            <text:p>1.3787</text:p>
          </table:table-cell>
          <table:table-cell table:style-name="ce2" office:value-type="float" office:value="0.4094" calcext:value-type="float">
            <text:p>0.4094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[.C25]*COS([.E16]/6)-[.D25]*SIN([.E16]/6)" office:value-type="float" office:value="0.989289224126236" calcext:value-type="float">
            <text:p>0.9892892241</text:p>
          </table:table-cell>
          <table:table-cell table:style-name="ce2" table:formula="of:=[.C25]*SIN([.E16]/6)+[.D25]*COS([.E16]/6)" office:value-type="float" office:value="1.04390080037698" calcext:value-type="float">
            <text:p>1.0439008004</text:p>
          </table:table-cell>
          <table:table-cell table:style-name="ce2" office:value-type="string" calcext:value-type="string">
            <text:p>Servo Outlines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0.4094" calcext:value-type="float">
            <text:p>0.4094</text:p>
          </table:table-cell>
          <table:table-cell table:style-name="ce2"/>
          <table:table-cell table:style-name="ce2" table:formula="of:=[.C26]*COS([.E16]/6)-[.D26]*SIN([.E16]/6)" office:value-type="float" office:value="2.22017113047647" calcext:value-type="float">
            <text:p>2.2201711305</text:p>
          </table:table-cell>
          <table:table-cell table:style-name="ce2" table:formula="of:=[.C26]*SIN([.E16]/6)+[.D26]*COS([.E16]/6)" office:value-type="float" office:value="1.75455080046114" calcext:value-type="float">
            <text:p>1.75455080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1.185" calcext:value-type="float">
            <text:p>-1.185</text:p>
          </table:table-cell>
          <table:table-cell table:style-name="ce2"/>
          <table:table-cell table:style-name="ce2" table:formula="of:=[.C27]*COS([.E16]/6)-[.D27]*SIN([.E16]/6)" office:value-type="float" office:value="3.01737113057087" calcext:value-type="float">
            <text:p>3.0173711306</text:p>
          </table:table-cell>
          <table:table-cell table:style-name="ce2" table:formula="of:=[.C27]*SIN([.E16]/6)+[.D27]*COS([.E16]/6)" office:value-type="float" office:value="0.373759896721731" calcext:value-type="float">
            <text:p>0.373759896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float" office:value="1.3787" calcext:value-type="float">
            <text:p>1.3787</text:p>
          </table:table-cell>
          <table:table-cell table:style-name="ce2" office:value-type="float" office:value="-1.185" calcext:value-type="float">
            <text:p>-1.185</text:p>
          </table:table-cell>
          <table:table-cell table:style-name="ce2"/>
          <table:table-cell table:style-name="ce2" table:formula="of:=[.C28]*COS([.E16]/6)-[.D28]*SIN([.E16]/6)" office:value-type="float" office:value="1.78648922422064" calcext:value-type="float">
            <text:p>1.7864892242</text:p>
          </table:table-cell>
          <table:table-cell table:style-name="ce2" table:formula="of:=[.C28]*SIN([.E16]/6)+[.D28]*COS([.E16]/6)" office:value-type="float" office:value="-0.336890103362421" calcext:value-type="float">
            <text:p>-0.336890103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float" office:value="1.3787" calcext:value-type="float">
            <text:p>1.3787</text:p>
          </table:table-cell>
          <table:table-cell table:style-name="ce2" office:value-type="float" office:value="0.4094" calcext:value-type="float">
            <text:p>0.4094</text:p>
          </table:table-cell>
          <table:table-cell table:style-name="ce2"/>
          <table:table-cell table:style-name="ce2" table:formula="of:=[.C29]*COS([.E16]/6)-[.D29]*SIN([.E16]/6)" office:value-type="float" office:value="0.989289224126236" calcext:value-type="float">
            <text:p>0.9892892241</text:p>
          </table:table-cell>
          <table:table-cell table:style-name="ce2" table:formula="of:=[.C29]*SIN([.E16]/6)+[.D29]*COS([.E16]/6)" office:value-type="float" office:value="1.04390080037698" calcext:value-type="float">
            <text:p>1.043900800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50" calcext:value-type="float">
            <text:p>150</text:p>
          </table:table-cell>
          <table:table-cell table:style-name="ce2" table:formula="of:=[.C25]*COS([.E16]*5/6)-[.D25]*SIN([.E16]*5/6)" office:value-type="float" office:value="-1.39868922431205" calcext:value-type="float">
            <text:p>-1.3986892243</text:p>
          </table:table-cell>
          <table:table-cell table:style-name="ce2" table:formula="of:=[.C25]*SIN([.E16]*5/6)+[.D25]*COS([.E16]*5/6)" office:value-type="float" office:value="0.334799199212524" calcext:value-type="float">
            <text:p>0.334799199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6]*COS([.E16]*5/6)-[.D26]*SIN([.E16]*5/6)" office:value-type="float" office:value="-2.6295711309538" calcext:value-type="float">
            <text:p>-2.629571131</text:p>
          </table:table-cell>
          <table:table-cell table:style-name="ce2" table:formula="of:=[.C26]*SIN([.E16]*5/6)+[.D26]*COS([.E16]*5/6)" office:value-type="float" office:value="1.04544919879176" calcext:value-type="float">
            <text:p>1.045449198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7]*COS([.E16]*5/6)-[.D27]*SIN([.E16]*5/6)" office:value-type="float" office:value="-1.83237113142581" calcext:value-type="float">
            <text:p>-1.8323711314</text:p>
          </table:table-cell>
          <table:table-cell table:style-name="ce2" table:formula="of:=[.C27]*SIN([.E16]*5/6)+[.D27]*COS([.E16]*5/6)" office:value-type="float" office:value="2.42624010285818" calcext:value-type="float">
            <text:p>2.4262401029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8]*COS([.E16]*5/6)-[.D28]*SIN([.E16]*5/6)" office:value-type="float" office:value="-0.601489224784061" calcext:value-type="float">
            <text:p>-0.6014892248</text:p>
          </table:table-cell>
          <table:table-cell table:style-name="ce2" table:formula="of:=[.C28]*SIN([.E16]*5/6)+[.D28]*COS([.E16]*5/6)" office:value-type="float" office:value="1.71559010327895" calcext:value-type="float">
            <text:p>1.7155901033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9]*COS([.E16]*5/6)-[.D29]*SIN([.E16]*5/6)" office:value-type="float" office:value="-1.39868922431205" calcext:value-type="float">
            <text:p>-1.3986892243</text:p>
          </table:table-cell>
          <table:table-cell table:style-name="ce2" table:formula="of:=[.C29]*SIN([.E16]*5/6)+[.D29]*COS([.E16]*5/6)" office:value-type="float" office:value="0.334799199212524" calcext:value-type="float">
            <text:p>0.334799199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70" calcext:value-type="float">
            <text:p>270</text:p>
          </table:table-cell>
          <table:table-cell table:style-name="ce2" table:formula="of:=[.C25]*COS([.E16]*3/2)-[.D25]*SIN([.E16]*3/2)" office:value-type="float" office:value="0.409400000848328" calcext:value-type="float">
            <text:p>0.4094000008</text:p>
          </table:table-cell>
          <table:table-cell table:style-name="ce2" table:formula="of:=[.C25]*SIN([.E16]*3/2)+[.D25]*COS([.E16]*3/2)" office:value-type="float" office:value="-1.37869999974809" calcext:value-type="float">
            <text:p>-1.378699999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6]*COS([.E16]*3/2)-[.D26]*SIN([.E16]*3/2)" office:value-type="float" office:value="0.409400001722869" calcext:value-type="float">
            <text:p>0.4094000017</text:p>
          </table:table-cell>
          <table:table-cell table:style-name="ce2" table:formula="of:=[.C26]*SIN([.E16]*3/2)+[.D26]*COS([.E16]*3/2)" office:value-type="float" office:value="-2.79999999974809" calcext:value-type="float">
            <text:p>-2.799999999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7]*COS([.E16]*3/2)-[.D27]*SIN([.E16]*3/2)" office:value-type="float" office:value="-1.18499999827713" calcext:value-type="float">
            <text:p>-1.1849999983</text:p>
          </table:table-cell>
          <table:table-cell table:style-name="ce2" table:formula="of:=[.C27]*SIN([.E16]*3/2)+[.D27]*COS([.E16]*3/2)" office:value-type="float" office:value="-2.80000000072914" calcext:value-type="float">
            <text:p>-2.800000000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8]*COS([.E16]*3/2)-[.D28]*SIN([.E16]*3/2)" office:value-type="float" office:value="-1.18499999915167" calcext:value-type="float">
            <text:p>-1.1849999992</text:p>
          </table:table-cell>
          <table:table-cell table:style-name="ce2" table:formula="of:=[.C28]*SIN([.E16]*3/2)+[.D28]*COS([.E16]*3/2)" office:value-type="float" office:value="-1.37870000072914" calcext:value-type="float">
            <text:p>-1.378700000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C29]*COS([.E16]*3/2)-[.D29]*SIN([.E16]*3/2)" office:value-type="float" office:value="0.409400000848328" calcext:value-type="float">
            <text:p>0.4094000008</text:p>
          </table:table-cell>
          <table:table-cell table:style-name="ce2" table:formula="of:=[.C29]*SIN([.E16]*3/2)+[.D29]*COS([.E16]*3/2)" office:value-type="float" office:value="-1.37869999974809" calcext:value-type="float">
            <text:p>-1.378699999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Support Holes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formula="of:=[.F41]*COS([.E16]*2/3)-[.G41]*SIN([.E16]*2/3)" office:value-type="float" office:value="-2.59807621094311" calcext:value-type="float">
            <text:p>-2.5980762109</text:p>
          </table:table-cell>
          <table:table-cell table:style-name="ce2" table:formula="of:=[.F41]*SIN([.E16]*2/3)+[.G41]*COS([.E16]*2/3)" office:value-type="float" office:value="-1.5000000007105" calcext:value-type="float">
            <text:p>-1.500000000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40" calcext:value-type="float">
            <text:p>240</text:p>
          </table:table-cell>
          <table:table-cell table:style-name="ce2" table:formula="of:=[.F41]*COS([.E16]*4/3)-[.G41]*SIN([.E16]*4/3)" office:value-type="float" office:value="2.59807621217373" calcext:value-type="float">
            <text:p>2.5980762122</text:p>
          </table:table-cell>
          <table:table-cell table:style-name="ce2" table:formula="of:=[.F41]*SIN([.E16]*4/3)+[.G41]*COS([.E16]*4/3)" office:value-type="float" office:value="-1.499999998579" calcext:value-type="float">
            <text:p>-1.4999999986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IR Holes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415" calcext:value-type="float">
            <text:p>0.041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-0.0415" calcext:value-type="float">
            <text:p>-0.041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-0.0415" calcext:value-type="float">
            <text:p>-0.041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30" calcext:value-type="float">
            <text:p>30</text:p>
          </table:table-cell>
          <table:table-cell table:style-name="ce2" table:formula="of:=[.F45]*COS([.E16]/6)-[.G45]*SIN([.E16]/6)" office:value-type="float" office:value="0.931877944122823" calcext:value-type="float">
            <text:p>0.9318779441</text:p>
          </table:table-cell>
          <table:table-cell table:style-name="ce2" table:formula="of:=[.F45]*SIN([.E16]/6)+[.G45]*COS([.E16]/6)" office:value-type="float" office:value="0.585940054320765" calcext:value-type="float">
            <text:p>0.5859400543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/6)-[.G46]*SIN([.E16]/6)" office:value-type="float" office:value="1.01848048449785" calcext:value-type="float">
            <text:p>1.0184804845</text:p>
          </table:table-cell>
          <table:table-cell table:style-name="ce2" table:formula="of:=[.F46]*SIN([.E16]/6)+[.G46]*COS([.E16]/6)" office:value-type="float" office:value="0.635940054326686" calcext:value-type="float">
            <text:p>0.6359400543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/6)-[.G47]*SIN([.E16]/6)" office:value-type="float" office:value="0.973377944127737" calcext:value-type="float">
            <text:p>0.9733779441</text:p>
          </table:table-cell>
          <table:table-cell table:style-name="ce2" table:formula="of:=[.F47]*SIN([.E16]/6)+[.G47]*COS([.E16]/6)" office:value-type="float" office:value="0.514059945809494" calcext:value-type="float">
            <text:p>0.514059945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/6)-[.G48]*SIN([.E16]/6)" office:value-type="float" office:value="1.05998048450276" calcext:value-type="float">
            <text:p>1.0599804845</text:p>
          </table:table-cell>
          <table:table-cell table:style-name="ce2" table:formula="of:=[.F48]*SIN([.E16]/6)+[.G48]*COS([.E16]/6)" office:value-type="float" office:value="0.564059945815414" calcext:value-type="float">
            <text:p>0.564059945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60" calcext:value-type="float">
            <text:p>60</text:p>
          </table:table-cell>
          <table:table-cell table:style-name="ce2" table:formula="of:=[.F45]*COS([.E16]/3)-[.G45]*SIN([.E16]/3)" office:value-type="float" office:value="0.51405994560985" calcext:value-type="float">
            <text:p>0.5140599456</text:p>
          </table:table-cell>
          <table:table-cell table:style-name="ce2" table:formula="of:=[.F45]*SIN([.E16]/3)+[.G45]*COS([.E16]/3)" office:value-type="float" office:value="0.973377944233173" calcext:value-type="float">
            <text:p>0.973377944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/3)-[.G46]*SIN([.E16]/3)" office:value-type="float" office:value="0.564059945598009" calcext:value-type="float">
            <text:p>0.5640599456</text:p>
          </table:table-cell>
          <table:table-cell table:style-name="ce2" table:formula="of:=[.F46]*SIN([.E16]/3)+[.G46]*COS([.E16]/3)" office:value-type="float" office:value="1.05998048461845" calcext:value-type="float">
            <text:p>1.0599804846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/3)-[.G47]*SIN([.E16]/3)" office:value-type="float" office:value="0.585940054129633" calcext:value-type="float">
            <text:p>0.5859400541</text:p>
          </table:table-cell>
          <table:table-cell table:style-name="ce2" table:formula="of:=[.F47]*SIN([.E16]/3)+[.G47]*COS([.E16]/3)" office:value-type="float" office:value="0.931877944243001" calcext:value-type="float">
            <text:p>0.931877944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/3)-[.G48]*SIN([.E16]/3)" office:value-type="float" office:value="0.635940054117792" calcext:value-type="float">
            <text:p>0.6359400541</text:p>
          </table:table-cell>
          <table:table-cell table:style-name="ce2" table:formula="of:=[.F48]*SIN([.E16]/3)+[.G48]*COS([.E16]/3)" office:value-type="float" office:value="1.01848048462828" calcext:value-type="float">
            <text:p>1.0184804846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90" calcext:value-type="float">
            <text:p>90</text:p>
          </table:table-cell>
          <table:table-cell table:style-name="ce2" table:formula="of:=[.F45]*COS([.E16]/2)-[.G45]*SIN([.E16]/2)" office:value-type="float" office:value="-0.0415000002256138" calcext:value-type="float">
            <text:p>-0.0415000002</text:p>
          </table:table-cell>
          <table:table-cell table:style-name="ce2" table:formula="of:=[.F45]*SIN([.E16]/2)+[.G45]*COS([.E16]/2)" office:value-type="float" office:value="1.09999999999149" calcext:value-type="float">
            <text:p>1.1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/2)-[.G46]*SIN([.E16]/2)" office:value-type="float" office:value="-0.0415000002461241" calcext:value-type="float">
            <text:p>-0.0415000002</text:p>
          </table:table-cell>
          <table:table-cell table:style-name="ce2" table:formula="of:=[.F46]*SIN([.E16]/2)+[.G46]*COS([.E16]/2)" office:value-type="float" office:value="1.19999999999149" calcext:value-type="float">
            <text:p>1.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/2)-[.G47]*SIN([.E16]/2)" office:value-type="float" office:value="0.0414999997743862" calcext:value-type="float">
            <text:p>0.0414999998</text:p>
          </table:table-cell>
          <table:table-cell table:style-name="ce2" table:formula="of:=[.F47]*SIN([.E16]/2)+[.G47]*COS([.E16]/2)" office:value-type="float" office:value="1.10000000000851" calcext:value-type="float">
            <text:p>1.1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/2)-[.G48]*SIN([.E16]/2)" office:value-type="float" office:value="0.0414999997538759" calcext:value-type="float">
            <text:p>0.0414999998</text:p>
          </table:table-cell>
          <table:table-cell table:style-name="ce2" table:formula="of:=[.F48]*SIN([.E16]/2)+[.G48]*COS([.E16]/2)" office:value-type="float" office:value="1.20000000000851" calcext:value-type="float">
            <text:p>1.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20" calcext:value-type="float">
            <text:p>120</text:p>
          </table:table-cell>
          <table:table-cell table:style-name="ce2" table:formula="of:=[.F45]*COS([.E16]*2/3)-[.G45]*SIN([.E16]*2/3)" office:value-type="float" office:value="-0.585940054511896" calcext:value-type="float">
            <text:p>-0.5859400545</text:p>
          </table:table-cell>
          <table:table-cell table:style-name="ce2" table:formula="of:=[.F45]*SIN([.E16]*2/3)+[.G45]*COS([.E16]*2/3)" office:value-type="float" office:value="0.931877944002645" calcext:value-type="float">
            <text:p>0.93187794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2/3)-[.G46]*SIN([.E16]*2/3)" office:value-type="float" office:value="-0.635940054535579" calcext:value-type="float">
            <text:p>-0.6359400545</text:p>
          </table:table-cell>
          <table:table-cell table:style-name="ce2" table:formula="of:=[.F46]*SIN([.E16]*2/3)+[.G46]*COS([.E16]*2/3)" office:value-type="float" office:value="1.01848048436742" calcext:value-type="float">
            <text:p>1.018480484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2/3)-[.G47]*SIN([.E16]*2/3)" office:value-type="float" office:value="-0.514059946009137" calcext:value-type="float">
            <text:p>-0.514059946</text:p>
          </table:table-cell>
          <table:table-cell table:style-name="ce2" table:formula="of:=[.F47]*SIN([.E16]*2/3)+[.G47]*COS([.E16]*2/3)" office:value-type="float" office:value="0.973377944022302" calcext:value-type="float">
            <text:p>0.97337794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2/3)-[.G48]*SIN([.E16]*2/3)" office:value-type="float" office:value="-0.56405994603282" calcext:value-type="float">
            <text:p>-0.564059946</text:p>
          </table:table-cell>
          <table:table-cell table:style-name="ce2" table:formula="of:=[.F48]*SIN([.E16]*2/3)+[.G48]*COS([.E16]*2/3)" office:value-type="float" office:value="1.05998048438707" calcext:value-type="float">
            <text:p>1.059980484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50" calcext:value-type="float">
            <text:p>150</text:p>
          </table:table-cell>
          <table:table-cell table:style-name="ce2" table:formula="of:=[.F45]*COS([.E16]*5/6)-[.G45]*SIN([.E16]*5/6)" office:value-type="float" office:value="-0.973377944338608" calcext:value-type="float">
            <text:p>-0.9733779443</text:p>
          </table:table-cell>
          <table:table-cell table:style-name="ce2" table:formula="of:=[.F45]*SIN([.E16]*5/6)+[.G45]*COS([.E16]*5/6)" office:value-type="float" office:value="0.514059945410207" calcext:value-type="float">
            <text:p>0.514059945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5/6)-[.G46]*SIN([.E16]*5/6)" office:value-type="float" office:value="-1.05998048473414" calcext:value-type="float">
            <text:p>-1.0599804847</text:p>
          </table:table-cell>
          <table:table-cell table:style-name="ce2" table:formula="of:=[.F46]*SIN([.E16]*5/6)+[.G46]*COS([.E16]*5/6)" office:value-type="float" office:value="0.564059945380603" calcext:value-type="float">
            <text:p>0.564059945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5/6)-[.G47]*SIN([.E16]*5/6)" office:value-type="float" office:value="-0.93187794436318" calcext:value-type="float">
            <text:p>-0.9318779444</text:p>
          </table:table-cell>
          <table:table-cell table:style-name="ce2" table:formula="of:=[.F47]*SIN([.E16]*5/6)+[.G47]*COS([.E16]*5/6)" office:value-type="float" office:value="0.585940053938502" calcext:value-type="float">
            <text:p>0.5859400539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5/6)-[.G48]*SIN([.E16]*5/6)" office:value-type="float" office:value="-1.01848048475872" calcext:value-type="float">
            <text:p>-1.0184804848</text:p>
          </table:table-cell>
          <table:table-cell table:style-name="ce2" table:formula="of:=[.F48]*SIN([.E16]*5/6)+[.G48]*COS([.E16]*5/6)" office:value-type="float" office:value="0.635940053908898" calcext:value-type="float">
            <text:p>0.6359400539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180" calcext:value-type="float">
            <text:p>180</text:p>
          </table:table-cell>
          <table:table-cell table:style-name="ce2" table:formula="of:=[.F45]*COS([.E16])-[.G45]*SIN([.E16])" office:value-type="float" office:value="-1.09999999998298" calcext:value-type="float">
            <text:p>-1.1</text:p>
          </table:table-cell>
          <table:table-cell table:style-name="ce2" table:formula="of:=[.F45]*SIN([.E16])+[.G45]*COS([.E16])" office:value-type="float" office:value="-0.0415000004512275" calcext:value-type="float">
            <text:p>-0.04150000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)-[.G46]*SIN([.E16])" office:value-type="float" office:value="-1.19999999998298" calcext:value-type="float">
            <text:p>-1.2</text:p>
          </table:table-cell>
          <table:table-cell table:style-name="ce2" table:formula="of:=[.F46]*SIN([.E16])+[.G46]*COS([.E16])" office:value-type="float" office:value="-0.0415000004922482" calcext:value-type="float">
            <text:p>-0.04150000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)-[.G47]*SIN([.E16])" office:value-type="float" office:value="-1.10000000001702" calcext:value-type="float">
            <text:p>-1.1</text:p>
          </table:table-cell>
          <table:table-cell table:style-name="ce2" table:formula="of:=[.F47]*SIN([.E16])+[.G47]*COS([.E16])" office:value-type="float" office:value="0.0414999995487725" calcext:value-type="float">
            <text:p>0.041499999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)-[.G48]*SIN([.E16])" office:value-type="float" office:value="-1.20000000001702" calcext:value-type="float">
            <text:p>-1.2</text:p>
          </table:table-cell>
          <table:table-cell table:style-name="ce2" table:formula="of:=[.F48]*SIN([.E16])+[.G48]*COS([.E16])" office:value-type="float" office:value="0.0414999995077518" calcext:value-type="float">
            <text:p>0.041499999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10" calcext:value-type="float">
            <text:p>210</text:p>
          </table:table-cell>
          <table:table-cell table:style-name="ce2" table:formula="of:=[.F45]*COS([.E16]*7/6)-[.G45]*SIN([.E16]*7/6)" office:value-type="float" office:value="-0.931877943882467" calcext:value-type="float">
            <text:p>-0.9318779439</text:p>
          </table:table-cell>
          <table:table-cell table:style-name="ce2" table:formula="of:=[.F45]*SIN([.E16]*7/6)+[.G45]*COS([.E16]*7/6)" office:value-type="float" office:value="-0.585940054703027" calcext:value-type="float">
            <text:p>-0.585940054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7/6)-[.G46]*SIN([.E16]*7/6)" office:value-type="float" office:value="-1.01848048423698" calcext:value-type="float">
            <text:p>-1.0184804842</text:p>
          </table:table-cell>
          <table:table-cell table:style-name="ce2" table:formula="of:=[.F46]*SIN([.E16]*7/6)+[.G46]*COS([.E16]*7/6)" office:value-type="float" office:value="-0.635940054744473" calcext:value-type="float">
            <text:p>-0.6359400547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7/6)-[.G47]*SIN([.E16]*7/6)" office:value-type="float" office:value="-0.973377943916866" calcext:value-type="float">
            <text:p>-0.9733779439</text:p>
          </table:table-cell>
          <table:table-cell table:style-name="ce2" table:formula="of:=[.F47]*SIN([.E16]*7/6)+[.G47]*COS([.E16]*7/6)" office:value-type="float" office:value="-0.51405994620878" calcext:value-type="float">
            <text:p>-0.514059946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7/6)-[.G48]*SIN([.E16]*7/6)" office:value-type="float" office:value="-1.05998048427138" calcext:value-type="float">
            <text:p>-1.0599804843</text:p>
          </table:table-cell>
          <table:table-cell table:style-name="ce2" table:formula="of:=[.F48]*SIN([.E16]*7/6)+[.G48]*COS([.E16]*7/6)" office:value-type="float" office:value="-0.564059946250226" calcext:value-type="float">
            <text:p>-0.5640599463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40" calcext:value-type="float">
            <text:p>240</text:p>
          </table:table-cell>
          <table:table-cell table:style-name="ce2" table:formula="of:=[.F45]*COS([.E16]*4/3)-[.G45]*SIN([.E16]*4/3)" office:value-type="float" office:value="-0.514059945210564" calcext:value-type="float">
            <text:p>-0.5140599452</text:p>
          </table:table-cell>
          <table:table-cell table:style-name="ce2" table:formula="of:=[.F45]*SIN([.E16]*4/3)+[.G45]*COS([.E16]*4/3)" office:value-type="float" office:value="-0.973377944444044" calcext:value-type="float">
            <text:p>-0.9733779444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4/3)-[.G46]*SIN([.E16]*4/3)" office:value-type="float" office:value="-0.564059945163197" calcext:value-type="float">
            <text:p>-0.5640599452</text:p>
          </table:table-cell>
          <table:table-cell table:style-name="ce2" table:formula="of:=[.F46]*SIN([.E16]*4/3)+[.G46]*COS([.E16]*4/3)" office:value-type="float" office:value="-1.05998048484983" calcext:value-type="float">
            <text:p>-1.059980484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4/3)-[.G47]*SIN([.E16]*4/3)" office:value-type="float" office:value="-0.585940053747371" calcext:value-type="float">
            <text:p>-0.5859400537</text:p>
          </table:table-cell>
          <table:table-cell table:style-name="ce2" table:formula="of:=[.F47]*SIN([.E16]*4/3)+[.G47]*COS([.E16]*4/3)" office:value-type="float" office:value="-0.931877944483358" calcext:value-type="float">
            <text:p>-0.931877944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4/3)-[.G48]*SIN([.E16]*4/3)" office:value-type="float" office:value="-0.635940053700004" calcext:value-type="float">
            <text:p>-0.6359400537</text:p>
          </table:table-cell>
          <table:table-cell table:style-name="ce2" table:formula="of:=[.F48]*SIN([.E16]*4/3)+[.G48]*COS([.E16]*4/3)" office:value-type="float" office:value="-1.01848048488915" calcext:value-type="float">
            <text:p>-1.0184804849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270" calcext:value-type="float">
            <text:p>270</text:p>
          </table:table-cell>
          <table:table-cell table:style-name="ce2" table:formula="of:=[.F45]*COS([.E16]*3/2)-[.G45]*SIN([.E16]*3/2)" office:value-type="float" office:value="0.0415000006768413" calcext:value-type="float">
            <text:p>0.0415000007</text:p>
          </table:table-cell>
          <table:table-cell table:style-name="ce2" table:formula="of:=[.F45]*SIN([.E16]*3/2)+[.G45]*COS([.E16]*3/2)" office:value-type="float" office:value="-1.09999999997446" calcext:value-type="float">
            <text:p>-1.1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3/2)-[.G46]*SIN([.E16]*3/2)" office:value-type="float" office:value="0.0415000007383723" calcext:value-type="float">
            <text:p>0.0415000007</text:p>
          </table:table-cell>
          <table:table-cell table:style-name="ce2" table:formula="of:=[.F46]*SIN([.E16]*3/2)+[.G46]*COS([.E16]*3/2)" office:value-type="float" office:value="-1.19999999997446" calcext:value-type="float">
            <text:p>-1.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3/2)-[.G47]*SIN([.E16]*3/2)" office:value-type="float" office:value="-0.0414999993231587" calcext:value-type="float">
            <text:p>-0.0414999993</text:p>
          </table:table-cell>
          <table:table-cell table:style-name="ce2" table:formula="of:=[.F47]*SIN([.E16]*3/2)+[.G47]*COS([.E16]*3/2)" office:value-type="float" office:value="-1.10000000002554" calcext:value-type="float">
            <text:p>-1.1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3/2)-[.G48]*SIN([.E16]*3/2)" office:value-type="float" office:value="-0.0414999992616277" calcext:value-type="float">
            <text:p>-0.0414999993</text:p>
          </table:table-cell>
          <table:table-cell table:style-name="ce2" table:formula="of:=[.F48]*SIN([.E16]*3/2)+[.G48]*COS([.E16]*3/2)" office:value-type="float" office:value="-1.20000000002554" calcext:value-type="float">
            <text:p>-1.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300" calcext:value-type="float">
            <text:p>300</text:p>
          </table:table-cell>
          <table:table-cell table:style-name="ce2" table:formula="of:=[.F45]*COS([.E16]*5/3)-[.G45]*SIN([.E16]*5/3)" office:value-type="float" office:value="0.585940054894159" calcext:value-type="float">
            <text:p>0.5859400549</text:p>
          </table:table-cell>
          <table:table-cell table:style-name="ce2" table:formula="of:=[.F45]*SIN([.E16]*5/3)+[.G45]*COS([.E16]*5/3)" office:value-type="float" office:value="-0.931877943762288" calcext:value-type="float">
            <text:p>-0.931877943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5/3)-[.G46]*SIN([.E16]*5/3)" office:value-type="float" office:value="0.635940054953367" calcext:value-type="float">
            <text:p>0.635940055</text:p>
          </table:table-cell>
          <table:table-cell table:style-name="ce2" table:formula="of:=[.F46]*SIN([.E16]*5/3)+[.G46]*COS([.E16]*5/3)" office:value-type="float" office:value="-1.01848048410655" calcext:value-type="float">
            <text:p>-1.0184804841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5/3)-[.G47]*SIN([.E16]*5/3)" office:value-type="float" office:value="0.514059946408423" calcext:value-type="float">
            <text:p>0.5140599464</text:p>
          </table:table-cell>
          <table:table-cell table:style-name="ce2" table:formula="of:=[.F47]*SIN([.E16]*5/3)+[.G47]*COS([.E16]*5/3)" office:value-type="float" office:value="-0.973377943811431" calcext:value-type="float">
            <text:p>-0.9733779438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5/3)-[.G48]*SIN([.E16]*5/3)" office:value-type="float" office:value="0.564059946467631" calcext:value-type="float">
            <text:p>0.5640599465</text:p>
          </table:table-cell>
          <table:table-cell table:style-name="ce2" table:formula="of:=[.F48]*SIN([.E16]*5/3)+[.G48]*COS([.E16]*5/3)" office:value-type="float" office:value="-1.05998048415569" calcext:value-type="float">
            <text:p>-1.0599804842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float" office:value="330" calcext:value-type="float">
            <text:p>330</text:p>
          </table:table-cell>
          <table:table-cell table:style-name="ce2" table:formula="of:=[.F45]*COS([.E16]*11/6)-[.G45]*SIN([.E16]*11/6)" office:value-type="float" office:value="0.973377944549479" calcext:value-type="float">
            <text:p>0.9733779445</text:p>
          </table:table-cell>
          <table:table-cell table:style-name="ce2" table:formula="of:=[.F45]*SIN([.E16]*11/6)+[.G45]*COS([.E16]*11/6)" office:value-type="float" office:value="-0.514059945010921" calcext:value-type="float">
            <text:p>-0.51405994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6]*COS([.E16]*11/6)-[.G46]*SIN([.E16]*11/6)" office:value-type="float" office:value="1.05998048496553" calcext:value-type="float">
            <text:p>1.059980485</text:p>
          </table:table-cell>
          <table:table-cell table:style-name="ce2" table:formula="of:=[.F46]*SIN([.E16]*11/6)+[.G46]*COS([.E16]*11/6)" office:value-type="float" office:value="-0.564059944945792" calcext:value-type="float">
            <text:p>-0.5640599449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7]*COS([.E16]*11/6)-[.G47]*SIN([.E16]*11/6)" office:value-type="float" office:value="0.931877944603536" calcext:value-type="float">
            <text:p>0.9318779446</text:p>
          </table:table-cell>
          <table:table-cell table:style-name="ce2" table:formula="of:=[.F47]*SIN([.E16]*11/6)+[.G47]*COS([.E16]*11/6)" office:value-type="float" office:value="-0.585940053556239" calcext:value-type="float">
            <text:p>-0.5859400536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table:formula="of:=[.F48]*COS([.E16]*11/6)-[.G48]*SIN([.E16]*11/6)" office:value-type="float" office:value="1.01848048501958" calcext:value-type="float">
            <text:p>1.018480485</text:p>
          </table:table-cell>
          <table:table-cell table:style-name="ce2" table:formula="of:=[.F48]*SIN([.E16]*11/6)+[.G48]*COS([.E16]*11/6)" office:value-type="float" office:value="-0.63594005349111" calcext:value-type="float">
            <text:p>-0.635940053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Center</text:p>
          </table:table-cell>
          <table:table-cell table:style-name="ce2" office:value-type="float" office:value="-0.0415" calcext:value-type="float">
            <text:p>-0.041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-0.0415" calcext:value-type="float">
            <text:p>-0.0415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5"/>
          <table:table-cell table:style-name="ce2" office:value-type="float" office:value="0.0415" calcext:value-type="float">
            <text:p>0.0415</text:p>
          </table:table-cell>
          <table:table-cell table:style-name="ce2" office:value-type="float" office:value="-0.05" calcext:value-type="float">
            <text:p>-0.05</text:p>
          </table:table-cell>
          <table:table-cell table:style-name="ce2" table:number-columns-repeated="5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 4" table:style-name="ta7">
        <office:forms form:automatic-focus="false" form:apply-design-mode="false"/>
        <table:shapes>
          <draw:frame draw:z-index="0" draw:name=" 0" draw:style-name="gr1" draw:text-style-name="P1" svg:width="21.131cm" svg:height="15.011cm" svg:x="1.001cm" svg:y="0.499cm">
            <draw:object draw:notify-on-update-of-ranges="Sheet4.B2:Sheet4.B20 Sheet4.A2:Sheet4.A20 Sheet4.D2:Sheet4.D15 Sheet4.C2:Sheet4.C15 Sheet4.G18:Sheet4.G23 Sheet4.F18:Sheet4.F23 Sheet4.G25:Sheet4.G29 Sheet4.F25:Sheet4.F29 Sheet4.G30:Sheet4.G34 Sheet4.F30:Sheet4.F34 Sheet4.G35:Sheet4.G39 Sheet4.F35:Sheet4.F39 Sheet4.G41:Sheet4.G43 Sheet4.F41:Sheet4.F43 Sheet4.G45:Sheet4.G96 Sheet4.F45:Sheet4.F96 Sheet4.K18:Sheet4.K23 Sheet4.J18:Sheet4.J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Sheet5" table:style-name="ta8">
        <office:forms form:automatic-focus="false" form:apply-design-mode="false"/>
        <table:table-column table:style-name="co3" table:number-columns-repeated="2" table:default-cell-style-name="ce3"/>
        <table:table-column table:style-name="co4" table:number-columns-repeated="255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.1499" calcext:value-type="float">
            <text:p>1.149900</text:p>
          </table:table-cell>
          <table:table-cell office:value-type="float" office:value="3.6084" calcext:value-type="float">
            <text:p>3.608400</text:p>
          </table:table-cell>
          <table:table-cell office:value-type="string" calcext:value-type="string">
            <text:p>Outline</text:p>
          </table:table-cell>
          <table:table-cell/>
          <table:table-cell table:formula="of:=[.A2]&amp;&quot;,&quot;&amp;[.B2]" office:value-type="string" office:string-value="1.1499,3.6084" calcext:value-type="string">
            <text:p>1.1499,3.6084</text:p>
          </table:table-cell>
          <table:table-cell table:number-columns-repeated="1019"/>
        </table:table-row>
        <table:table-row table:style-name="ro1">
          <table:table-cell office:value-type="float" office:value="-1.1499" calcext:value-type="float">
            <text:p>-1.149900</text:p>
          </table:table-cell>
          <table:table-cell office:value-type="float" office:value="3.6084" calcext:value-type="float">
            <text:p>3.608400</text:p>
          </table:table-cell>
          <table:table-cell table:number-columns-repeated="2"/>
          <table:table-cell table:formula="of:=[.A3]&amp;&quot;,&quot;&amp;[.B3]" office:value-type="string" office:string-value="-1.1499,3.6084" calcext:value-type="string">
            <text:p>-1.1499,3.6084</text:p>
          </table:table-cell>
          <table:table-cell table:number-columns-repeated="1019"/>
        </table:table-row>
        <table:table-row table:style-name="ro1">
          <table:table-cell office:value-type="float" office:value="-3.699916" calcext:value-type="float">
            <text:p>-3.699916</text:p>
          </table:table-cell>
          <table:table-cell office:value-type="float" office:value="-0.808357" calcext:value-type="float">
            <text:p>-0.808357</text:p>
          </table:table-cell>
          <table:table-cell table:number-columns-repeated="2"/>
          <table:table-cell table:formula="of:=[.A4]&amp;&quot;,&quot;&amp;[.B4]" office:value-type="string" office:string-value="-3.699916,-0.808357" calcext:value-type="string">
            <text:p>-3.699916,-0.808357</text:p>
          </table:table-cell>
          <table:table-cell table:number-columns-repeated="6"/>
          <table:table-cell>
            <draw:frame table:end-cell-address="Sheet5.R32" table:end-x="0.644cm" table:end-y="0.398cm" draw:z-index="0" draw:name="Chart 3" draw:style-name="gr1" draw:text-style-name="P1" svg:width="13.002cm" svg:height="12.886cm" svg:x="1.062cm" svg:y="0.106cm">
              <draw:object draw:notify-on-update-of-ranges="Sheet5.B2:Sheet5.B68 Sheet5.A2:Sheet5.A6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-2.550016" calcext:value-type="float">
            <text:p>-2.550016</text:p>
          </table:table-cell>
          <table:table-cell office:value-type="float" office:value="-2.800043" calcext:value-type="float">
            <text:p>-2.800043</text:p>
          </table:table-cell>
          <table:table-cell table:number-columns-repeated="2"/>
          <table:table-cell table:formula="of:=[.A5]&amp;&quot;,&quot;&amp;[.B5]" office:value-type="string" office:string-value="-2.550016,-2.800043" calcext:value-type="string">
            <text:p>-2.550016,-2.800043</text:p>
          </table:table-cell>
          <table:table-cell table:number-columns-repeated="1019"/>
        </table:table-row>
        <table:table-row table:style-name="ro1">
          <table:table-cell office:value-type="float" office:value="2.550016" calcext:value-type="float">
            <text:p>2.550016</text:p>
          </table:table-cell>
          <table:table-cell office:value-type="float" office:value="-2.800043" calcext:value-type="float">
            <text:p>-2.800043</text:p>
          </table:table-cell>
          <table:table-cell table:number-columns-repeated="2"/>
          <table:table-cell table:formula="of:=[.A6]&amp;&quot;,&quot;&amp;[.B6]" office:value-type="string" office:string-value="2.550016,-2.800043" calcext:value-type="string">
            <text:p>2.550016,-2.800043</text:p>
          </table:table-cell>
          <table:table-cell table:number-columns-repeated="1019"/>
        </table:table-row>
        <table:table-row table:style-name="ro1">
          <table:table-cell office:value-type="float" office:value="3.699916" calcext:value-type="float">
            <text:p>3.699916</text:p>
          </table:table-cell>
          <table:table-cell office:value-type="float" office:value="-0.808357" calcext:value-type="float">
            <text:p>-0.808357</text:p>
          </table:table-cell>
          <table:table-cell table:number-columns-repeated="2"/>
          <table:table-cell table:formula="of:=[.A7]&amp;&quot;,&quot;&amp;[.B7]" office:value-type="string" office:string-value="3.699916,-0.808357" calcext:value-type="string">
            <text:p>3.699916,-0.808357</text:p>
          </table:table-cell>
          <table:table-cell table:number-columns-repeated="1019"/>
        </table:table-row>
        <table:table-row table:style-name="ro1">
          <table:table-cell office:value-type="float" office:value="1.660736" calcext:value-type="float">
            <text:p>1.660736</text:p>
          </table:table-cell>
          <table:table-cell office:value-type="float" office:value="1.658921" calcext:value-type="float">
            <text:p>1.658921</text:p>
          </table:table-cell>
          <table:table-cell office:value-type="string" calcext:value-type="string">
            <text:p>Servo Mounts</text:p>
          </table:table-cell>
          <table:table-cell/>
          <table:table-cell table:formula="of:=[.A8]&amp;&quot;,&quot;&amp;[.B8]" office:value-type="string" office:string-value="1.660736,1.658921" calcext:value-type="string">
            <text:p>1.660736,1.658921</text:p>
          </table:table-cell>
          <table:table-cell table:number-columns-repeated="1019"/>
        </table:table-row>
        <table:table-row table:style-name="ro1">
          <table:table-cell office:value-type="float" office:value="-2.267036" calcext:value-type="float">
            <text:p>-2.267036</text:p>
          </table:table-cell>
          <table:table-cell office:value-type="float" office:value="0.608779" calcext:value-type="float">
            <text:p>0.608779</text:p>
          </table:table-cell>
          <table:table-cell table:number-columns-repeated="2"/>
          <table:table-cell table:formula="of:=[.A9]&amp;&quot;,&quot;&amp;[.B9]" office:value-type="string" office:string-value="-2.267036,0.608779" calcext:value-type="string">
            <text:p>-2.267036,0.608779</text:p>
          </table:table-cell>
          <table:table-cell table:number-columns-repeated="1019"/>
        </table:table-row>
        <table:table-row table:style-name="ro1">
          <table:table-cell office:value-type="float" office:value="0.6063" calcext:value-type="float">
            <text:p>0.606300</text:p>
          </table:table-cell>
          <table:table-cell office:value-type="float" office:value="-2.2677" calcext:value-type="float">
            <text:p>-2.267700</text:p>
          </table:table-cell>
          <table:table-cell table:number-columns-repeated="2"/>
          <table:table-cell table:formula="of:=[.A10]&amp;&quot;,&quot;&amp;[.B10]" office:value-type="string" office:string-value="0.6063,-2.2677" calcext:value-type="string">
            <text:p>0.6063,-2.2677</text:p>
          </table:table-cell>
          <table:table-cell table:number-columns-repeated="1019"/>
        </table:table-row>
        <table:table-row table:style-name="ro1">
          <table:table-cell office:value-type="float" office:value="2.654836" calcext:value-type="float">
            <text:p>2.654836</text:p>
          </table:table-cell>
          <table:table-cell office:value-type="float" office:value="-0.062911" calcext:value-type="float">
            <text:p>-0.062911</text:p>
          </table:table-cell>
          <table:table-cell table:number-columns-repeated="2"/>
          <table:table-cell table:formula="of:=[.A11]&amp;&quot;,&quot;&amp;[.B11]" office:value-type="string" office:string-value="2.654836,-0.062911" calcext:value-type="string">
            <text:p>2.654836,-0.062911</text:p>
          </table:table-cell>
          <table:table-cell table:number-columns-repeated="1019"/>
        </table:table-row>
        <table:table-row table:style-name="ro1">
          <table:table-cell office:value-type="float" office:value="-1.272936" calcext:value-type="float">
            <text:p>-1.272936</text:p>
          </table:table-cell>
          <table:table-cell office:value-type="float" office:value="2.330611" calcext:value-type="float">
            <text:p>2.330611</text:p>
          </table:table-cell>
          <table:table-cell table:number-columns-repeated="2"/>
          <table:table-cell table:formula="of:=[.A12]&amp;&quot;,&quot;&amp;[.B12]" office:value-type="string" office:string-value="-1.272936,2.330611" calcext:value-type="string">
            <text:p>-1.272936,2.330611</text:p>
          </table:table-cell>
          <table:table-cell table:number-columns-repeated="1019"/>
        </table:table-row>
        <table:table-row table:style-name="ro1">
          <table:table-cell office:value-type="float" office:value="-1.3819" calcext:value-type="float">
            <text:p>-1.381900</text:p>
          </table:table-cell>
          <table:table-cell office:value-type="float" office:value="-2.2677" calcext:value-type="float">
            <text:p>-2.267700</text:p>
          </table:table-cell>
          <table:table-cell table:number-columns-repeated="2"/>
          <table:table-cell table:formula="of:=[.A13]&amp;&quot;,&quot;&amp;[.B13]" office:value-type="string" office:string-value="-1.3819,-2.2677" calcext:value-type="string">
            <text:p>-1.3819,-2.2677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00000</text:p>
          </table:table-cell>
          <table:table-cell office:value-type="float" office:value="0.0415" calcext:value-type="float">
            <text:p>0.041500</text:p>
          </table:table-cell>
          <table:table-cell office:value-type="string" calcext:value-type="string">
            <text:p>IR Holes</text:p>
          </table:table-cell>
          <table:table-cell/>
          <table:table-cell table:formula="of:=[.A14]&amp;&quot;,&quot;&amp;[.B14]" office:value-type="string" office:string-value="1.1,0.0415" calcext:value-type="string">
            <text:p>1.1,0.0415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00000</text:p>
          </table:table-cell>
          <table:table-cell office:value-type="float" office:value="0.0415" calcext:value-type="float">
            <text:p>0.041500</text:p>
          </table:table-cell>
          <table:table-cell table:number-columns-repeated="2"/>
          <table:table-cell table:formula="of:=[.A15]&amp;&quot;,&quot;&amp;[.B15]" office:value-type="string" office:string-value="1.2,0.0415" calcext:value-type="string">
            <text:p>1.2,0.0415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00000</text:p>
          </table:table-cell>
          <table:table-cell office:value-type="float" office:value="-0.0415" calcext:value-type="float">
            <text:p>-0.041500</text:p>
          </table:table-cell>
          <table:table-cell table:number-columns-repeated="2"/>
          <table:table-cell table:formula="of:=[.A16]&amp;&quot;,&quot;&amp;[.B16]" office:value-type="string" office:string-value="1.1,-0.0415" calcext:value-type="string">
            <text:p>1.1,-0.0415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00000</text:p>
          </table:table-cell>
          <table:table-cell office:value-type="float" office:value="-0.0415" calcext:value-type="float">
            <text:p>-0.041500</text:p>
          </table:table-cell>
          <table:table-cell table:number-columns-repeated="2"/>
          <table:table-cell table:formula="of:=[.A17]&amp;&quot;,&quot;&amp;[.B17]" office:value-type="string" office:string-value="1.2,-0.0415" calcext:value-type="string">
            <text:p>1.2,-0.0415</text:p>
          </table:table-cell>
          <table:table-cell table:number-columns-repeated="1019"/>
        </table:table-row>
        <table:table-row table:style-name="ro1">
          <table:table-cell office:value-type="float" office:value="0.931878" calcext:value-type="float">
            <text:p>0.931878</text:p>
          </table:table-cell>
          <table:table-cell office:value-type="float" office:value="0.58594" calcext:value-type="float">
            <text:p>0.58594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18]&amp;&quot;,&quot;&amp;[.B18]" office:value-type="string" office:string-value="0.931878,0.58594" calcext:value-type="string">
            <text:p>0.931878,0.58594</text:p>
          </table:table-cell>
          <table:table-cell table:number-columns-repeated="1019"/>
        </table:table-row>
        <table:table-row table:style-name="ro1">
          <table:table-cell office:value-type="float" office:value="1.01848" calcext:value-type="float">
            <text:p>1.018480</text:p>
          </table:table-cell>
          <table:table-cell office:value-type="float" office:value="0.63594" calcext:value-type="float">
            <text:p>0.635940</text:p>
          </table:table-cell>
          <table:table-cell table:number-columns-repeated="2"/>
          <table:table-cell table:formula="of:=[.A19]&amp;&quot;,&quot;&amp;[.B19]" office:value-type="string" office:string-value="1.01848,0.63594" calcext:value-type="string">
            <text:p>1.01848,0.63594</text:p>
          </table:table-cell>
          <table:table-cell table:number-columns-repeated="1019"/>
        </table:table-row>
        <table:table-row table:style-name="ro1">
          <table:table-cell office:value-type="float" office:value="0.973378" calcext:value-type="float">
            <text:p>0.973378</text:p>
          </table:table-cell>
          <table:table-cell office:value-type="float" office:value="0.51406" calcext:value-type="float">
            <text:p>0.514060</text:p>
          </table:table-cell>
          <table:table-cell table:number-columns-repeated="2"/>
          <table:table-cell table:formula="of:=[.A20]&amp;&quot;,&quot;&amp;[.B20]" office:value-type="string" office:string-value="0.973378,0.51406" calcext:value-type="string">
            <text:p>0.973378,0.51406</text:p>
          </table:table-cell>
          <table:table-cell table:number-columns-repeated="1019"/>
        </table:table-row>
        <table:table-row table:style-name="ro1">
          <table:table-cell office:value-type="float" office:value="1.05998" calcext:value-type="float">
            <text:p>1.059980</text:p>
          </table:table-cell>
          <table:table-cell office:value-type="float" office:value="0.56406" calcext:value-type="float">
            <text:p>0.564060</text:p>
          </table:table-cell>
          <table:table-cell table:number-columns-repeated="2"/>
          <table:table-cell table:formula="of:=[.A21]&amp;&quot;,&quot;&amp;[.B21]" office:value-type="string" office:string-value="1.05998,0.56406" calcext:value-type="string">
            <text:p>1.05998,0.56406</text:p>
          </table:table-cell>
          <table:table-cell table:number-columns-repeated="1019"/>
        </table:table-row>
        <table:table-row table:style-name="ro1">
          <table:table-cell office:value-type="float" office:value="0.51406" calcext:value-type="float">
            <text:p>0.514060</text:p>
          </table:table-cell>
          <table:table-cell office:value-type="float" office:value="0.973378" calcext:value-type="float">
            <text:p>0.97337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22]&amp;&quot;,&quot;&amp;[.B22]" office:value-type="string" office:string-value="0.51406,0.973378" calcext:value-type="string">
            <text:p>0.51406,0.973378</text:p>
          </table:table-cell>
          <table:table-cell table:number-columns-repeated="1019"/>
        </table:table-row>
        <table:table-row table:style-name="ro1">
          <table:table-cell office:value-type="float" office:value="0.56406" calcext:value-type="float">
            <text:p>0.564060</text:p>
          </table:table-cell>
          <table:table-cell office:value-type="float" office:value="1.05998" calcext:value-type="float">
            <text:p>1.059980</text:p>
          </table:table-cell>
          <table:table-cell table:number-columns-repeated="2"/>
          <table:table-cell table:formula="of:=[.A23]&amp;&quot;,&quot;&amp;[.B23]" office:value-type="string" office:string-value="0.56406,1.05998" calcext:value-type="string">
            <text:p>0.56406,1.05998</text:p>
          </table:table-cell>
          <table:table-cell table:number-columns-repeated="1019"/>
        </table:table-row>
        <table:table-row table:style-name="ro1">
          <table:table-cell office:value-type="float" office:value="0.58594" calcext:value-type="float">
            <text:p>0.585940</text:p>
          </table:table-cell>
          <table:table-cell office:value-type="float" office:value="0.931878" calcext:value-type="float">
            <text:p>0.931878</text:p>
          </table:table-cell>
          <table:table-cell table:number-columns-repeated="2"/>
          <table:table-cell table:formula="of:=[.A24]&amp;&quot;,&quot;&amp;[.B24]" office:value-type="string" office:string-value="0.58594,0.931878" calcext:value-type="string">
            <text:p>0.58594,0.931878</text:p>
          </table:table-cell>
          <table:table-cell table:number-columns-repeated="1019"/>
        </table:table-row>
        <table:table-row table:style-name="ro1">
          <table:table-cell office:value-type="float" office:value="0.63594" calcext:value-type="float">
            <text:p>0.635940</text:p>
          </table:table-cell>
          <table:table-cell office:value-type="float" office:value="1.01848" calcext:value-type="float">
            <text:p>1.018480</text:p>
          </table:table-cell>
          <table:table-cell table:number-columns-repeated="2"/>
          <table:table-cell table:formula="of:=[.A25]&amp;&quot;,&quot;&amp;[.B25]" office:value-type="string" office:string-value="0.63594,1.01848" calcext:value-type="string">
            <text:p>0.63594,1.01848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1.1" calcext:value-type="float">
            <text:p>1.10000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26]&amp;&quot;,&quot;&amp;[.B26]" office:value-type="string" office:string-value="-0.0415,1.1" calcext:value-type="string">
            <text:p>-0.0415,1.1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1.2" calcext:value-type="float">
            <text:p>1.200000</text:p>
          </table:table-cell>
          <table:table-cell table:number-columns-repeated="2"/>
          <table:table-cell table:formula="of:=[.A27]&amp;&quot;,&quot;&amp;[.B27]" office:value-type="string" office:string-value="-0.0415,1.2" calcext:value-type="string">
            <text:p>-0.0415,1.2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1.1" calcext:value-type="float">
            <text:p>1.100000</text:p>
          </table:table-cell>
          <table:table-cell table:number-columns-repeated="2"/>
          <table:table-cell table:formula="of:=[.A28]&amp;&quot;,&quot;&amp;[.B28]" office:value-type="string" office:string-value="0.0415,1.1" calcext:value-type="string">
            <text:p>0.0415,1.1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1.2" calcext:value-type="float">
            <text:p>1.200000</text:p>
          </table:table-cell>
          <table:table-cell table:number-columns-repeated="2"/>
          <table:table-cell table:formula="of:=[.A29]&amp;&quot;,&quot;&amp;[.B29]" office:value-type="string" office:string-value="0.0415,1.2" calcext:value-type="string">
            <text:p>0.0415,1.2</text:p>
          </table:table-cell>
          <table:table-cell table:number-columns-repeated="1019"/>
        </table:table-row>
        <table:table-row table:style-name="ro1">
          <table:table-cell office:value-type="float" office:value="-0.58594" calcext:value-type="float">
            <text:p>-0.585940</text:p>
          </table:table-cell>
          <table:table-cell office:value-type="float" office:value="0.931878" calcext:value-type="float">
            <text:p>0.93187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30]&amp;&quot;,&quot;&amp;[.B30]" office:value-type="string" office:string-value="-0.58594,0.931878" calcext:value-type="string">
            <text:p>-0.58594,0.931878</text:p>
          </table:table-cell>
          <table:table-cell table:number-columns-repeated="1019"/>
        </table:table-row>
        <table:table-row table:style-name="ro1">
          <table:table-cell office:value-type="float" office:value="-0.63594" calcext:value-type="float">
            <text:p>-0.635940</text:p>
          </table:table-cell>
          <table:table-cell office:value-type="float" office:value="1.01848" calcext:value-type="float">
            <text:p>1.018480</text:p>
          </table:table-cell>
          <table:table-cell table:number-columns-repeated="2"/>
          <table:table-cell table:formula="of:=[.A31]&amp;&quot;,&quot;&amp;[.B31]" office:value-type="string" office:string-value="-0.63594,1.01848" calcext:value-type="string">
            <text:p>-0.63594,1.01848</text:p>
          </table:table-cell>
          <table:table-cell table:number-columns-repeated="1019"/>
        </table:table-row>
        <table:table-row table:style-name="ro1">
          <table:table-cell office:value-type="float" office:value="-0.51406" calcext:value-type="float">
            <text:p>-0.514060</text:p>
          </table:table-cell>
          <table:table-cell office:value-type="float" office:value="0.973378" calcext:value-type="float">
            <text:p>0.973378</text:p>
          </table:table-cell>
          <table:table-cell table:number-columns-repeated="2"/>
          <table:table-cell table:formula="of:=[.A32]&amp;&quot;,&quot;&amp;[.B32]" office:value-type="string" office:string-value="-0.51406,0.973378" calcext:value-type="string">
            <text:p>-0.51406,0.973378</text:p>
          </table:table-cell>
          <table:table-cell table:number-columns-repeated="1019"/>
        </table:table-row>
        <table:table-row table:style-name="ro1">
          <table:table-cell office:value-type="float" office:value="-0.56406" calcext:value-type="float">
            <text:p>-0.564060</text:p>
          </table:table-cell>
          <table:table-cell office:value-type="float" office:value="1.05998" calcext:value-type="float">
            <text:p>1.059980</text:p>
          </table:table-cell>
          <table:table-cell table:number-columns-repeated="2"/>
          <table:table-cell table:formula="of:=[.A33]&amp;&quot;,&quot;&amp;[.B33]" office:value-type="string" office:string-value="-0.56406,1.05998" calcext:value-type="string">
            <text:p>-0.56406,1.05998</text:p>
          </table:table-cell>
          <table:table-cell table:number-columns-repeated="1019"/>
        </table:table-row>
        <table:table-row table:style-name="ro1">
          <table:table-cell office:value-type="float" office:value="-0.973378" calcext:value-type="float">
            <text:p>-0.973378</text:p>
          </table:table-cell>
          <table:table-cell office:value-type="float" office:value="0.51406" calcext:value-type="float">
            <text:p>0.51406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A34]&amp;&quot;,&quot;&amp;[.B34]" office:value-type="string" office:string-value="-0.973378,0.51406" calcext:value-type="string">
            <text:p>-0.973378,0.51406</text:p>
          </table:table-cell>
          <table:table-cell table:number-columns-repeated="1019"/>
        </table:table-row>
        <table:table-row table:style-name="ro1">
          <table:table-cell office:value-type="float" office:value="-1.05998" calcext:value-type="float">
            <text:p>-1.059980</text:p>
          </table:table-cell>
          <table:table-cell office:value-type="float" office:value="0.56406" calcext:value-type="float">
            <text:p>0.564060</text:p>
          </table:table-cell>
          <table:table-cell table:number-columns-repeated="2"/>
          <table:table-cell table:formula="of:=[.A35]&amp;&quot;,&quot;&amp;[.B35]" office:value-type="string" office:string-value="-1.05998,0.56406" calcext:value-type="string">
            <text:p>-1.05998,0.56406</text:p>
          </table:table-cell>
          <table:table-cell table:number-columns-repeated="1019"/>
        </table:table-row>
        <table:table-row table:style-name="ro1">
          <table:table-cell office:value-type="float" office:value="-0.931878" calcext:value-type="float">
            <text:p>-0.931878</text:p>
          </table:table-cell>
          <table:table-cell office:value-type="float" office:value="0.58594" calcext:value-type="float">
            <text:p>0.585940</text:p>
          </table:table-cell>
          <table:table-cell table:number-columns-repeated="2"/>
          <table:table-cell table:formula="of:=[.A36]&amp;&quot;,&quot;&amp;[.B36]" office:value-type="string" office:string-value="-0.931878,0.58594" calcext:value-type="string">
            <text:p>-0.931878,0.58594</text:p>
          </table:table-cell>
          <table:table-cell table:number-columns-repeated="1019"/>
        </table:table-row>
        <table:table-row table:style-name="ro1">
          <table:table-cell office:value-type="float" office:value="-1.01848" calcext:value-type="float">
            <text:p>-1.018480</text:p>
          </table:table-cell>
          <table:table-cell office:value-type="float" office:value="0.63594" calcext:value-type="float">
            <text:p>0.635940</text:p>
          </table:table-cell>
          <table:table-cell table:number-columns-repeated="2"/>
          <table:table-cell table:formula="of:=[.A37]&amp;&quot;,&quot;&amp;[.B37]" office:value-type="string" office:string-value="-1.01848,0.63594" calcext:value-type="string">
            <text:p>-1.01848,0.63594</text:p>
          </table:table-cell>
          <table:table-cell table:number-columns-repeated="1019"/>
        </table:table-row>
        <table:table-row table:style-name="ro1">
          <table:table-cell office:value-type="float" office:value="-1.1" calcext:value-type="float">
            <text:p>-1.100000</text:p>
          </table:table-cell>
          <table:table-cell office:value-type="float" office:value="-0.0415" calcext:value-type="float">
            <text:p>-0.04150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38]&amp;&quot;,&quot;&amp;[.B38]" office:value-type="string" office:string-value="-1.1,-0.0415" calcext:value-type="string">
            <text:p>-1.1,-0.0415</text:p>
          </table:table-cell>
          <table:table-cell table:number-columns-repeated="1019"/>
        </table:table-row>
        <table:table-row table:style-name="ro1">
          <table:table-cell office:value-type="float" office:value="-1.2" calcext:value-type="float">
            <text:p>-1.200000</text:p>
          </table:table-cell>
          <table:table-cell office:value-type="float" office:value="-0.0415" calcext:value-type="float">
            <text:p>-0.041500</text:p>
          </table:table-cell>
          <table:table-cell table:number-columns-repeated="2"/>
          <table:table-cell table:formula="of:=[.A39]&amp;&quot;,&quot;&amp;[.B39]" office:value-type="string" office:string-value="-1.2,-0.0415" calcext:value-type="string">
            <text:p>-1.2,-0.0415</text:p>
          </table:table-cell>
          <table:table-cell table:number-columns-repeated="1019"/>
        </table:table-row>
        <table:table-row table:style-name="ro1">
          <table:table-cell office:value-type="float" office:value="-1.1" calcext:value-type="float">
            <text:p>-1.100000</text:p>
          </table:table-cell>
          <table:table-cell office:value-type="float" office:value="0.0415" calcext:value-type="float">
            <text:p>0.041500</text:p>
          </table:table-cell>
          <table:table-cell table:number-columns-repeated="2"/>
          <table:table-cell table:formula="of:=[.A40]&amp;&quot;,&quot;&amp;[.B40]" office:value-type="string" office:string-value="-1.1,0.0415" calcext:value-type="string">
            <text:p>-1.1,0.0415</text:p>
          </table:table-cell>
          <table:table-cell table:number-columns-repeated="1019"/>
        </table:table-row>
        <table:table-row table:style-name="ro1">
          <table:table-cell office:value-type="float" office:value="-1.2" calcext:value-type="float">
            <text:p>-1.200000</text:p>
          </table:table-cell>
          <table:table-cell office:value-type="float" office:value="0.0415" calcext:value-type="float">
            <text:p>0.041500</text:p>
          </table:table-cell>
          <table:table-cell table:number-columns-repeated="2"/>
          <table:table-cell table:formula="of:=[.A41]&amp;&quot;,&quot;&amp;[.B41]" office:value-type="string" office:string-value="-1.2,0.0415" calcext:value-type="string">
            <text:p>-1.2,0.0415</text:p>
          </table:table-cell>
          <table:table-cell table:number-columns-repeated="1019"/>
        </table:table-row>
        <table:table-row table:style-name="ro1">
          <table:table-cell office:value-type="float" office:value="-0.931878" calcext:value-type="float">
            <text:p>-0.931878</text:p>
          </table:table-cell>
          <table:table-cell office:value-type="float" office:value="-0.58594" calcext:value-type="float">
            <text:p>-0.58594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A42]&amp;&quot;,&quot;&amp;[.B42]" office:value-type="string" office:string-value="-0.931878,-0.58594" calcext:value-type="string">
            <text:p>-0.931878,-0.58594</text:p>
          </table:table-cell>
          <table:table-cell table:number-columns-repeated="1019"/>
        </table:table-row>
        <table:table-row table:style-name="ro1">
          <table:table-cell office:value-type="float" office:value="-1.01848" calcext:value-type="float">
            <text:p>-1.018480</text:p>
          </table:table-cell>
          <table:table-cell office:value-type="float" office:value="-0.63594" calcext:value-type="float">
            <text:p>-0.635940</text:p>
          </table:table-cell>
          <table:table-cell table:number-columns-repeated="2"/>
          <table:table-cell table:formula="of:=[.A43]&amp;&quot;,&quot;&amp;[.B43]" office:value-type="string" office:string-value="-1.01848,-0.63594" calcext:value-type="string">
            <text:p>-1.01848,-0.63594</text:p>
          </table:table-cell>
          <table:table-cell table:number-columns-repeated="1019"/>
        </table:table-row>
        <table:table-row table:style-name="ro1">
          <table:table-cell office:value-type="float" office:value="-0.973378" calcext:value-type="float">
            <text:p>-0.973378</text:p>
          </table:table-cell>
          <table:table-cell office:value-type="float" office:value="-0.51406" calcext:value-type="float">
            <text:p>-0.514060</text:p>
          </table:table-cell>
          <table:table-cell table:number-columns-repeated="2"/>
          <table:table-cell table:formula="of:=[.A44]&amp;&quot;,&quot;&amp;[.B44]" office:value-type="string" office:string-value="-0.973378,-0.51406" calcext:value-type="string">
            <text:p>-0.973378,-0.51406</text:p>
          </table:table-cell>
          <table:table-cell table:number-columns-repeated="1019"/>
        </table:table-row>
        <table:table-row table:style-name="ro1">
          <table:table-cell office:value-type="float" office:value="-1.05998" calcext:value-type="float">
            <text:p>-1.059980</text:p>
          </table:table-cell>
          <table:table-cell office:value-type="float" office:value="-0.56406" calcext:value-type="float">
            <text:p>-0.564060</text:p>
          </table:table-cell>
          <table:table-cell table:number-columns-repeated="2"/>
          <table:table-cell table:formula="of:=[.A45]&amp;&quot;,&quot;&amp;[.B45]" office:value-type="string" office:string-value="-1.05998,-0.56406" calcext:value-type="string">
            <text:p>-1.05998,-0.56406</text:p>
          </table:table-cell>
          <table:table-cell table:number-columns-repeated="1019"/>
        </table:table-row>
        <table:table-row table:style-name="ro1">
          <table:table-cell office:value-type="float" office:value="-0.51406" calcext:value-type="float">
            <text:p>-0.514060</text:p>
          </table:table-cell>
          <table:table-cell office:value-type="float" office:value="-0.973378" calcext:value-type="float">
            <text:p>-0.973378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46]&amp;&quot;,&quot;&amp;[.B46]" office:value-type="string" office:string-value="-0.51406,-0.973378" calcext:value-type="string">
            <text:p>-0.51406,-0.973378</text:p>
          </table:table-cell>
          <table:table-cell table:number-columns-repeated="1019"/>
        </table:table-row>
        <table:table-row table:style-name="ro1">
          <table:table-cell office:value-type="float" office:value="-0.56406" calcext:value-type="float">
            <text:p>-0.564060</text:p>
          </table:table-cell>
          <table:table-cell office:value-type="float" office:value="-1.05998" calcext:value-type="float">
            <text:p>-1.059980</text:p>
          </table:table-cell>
          <table:table-cell table:number-columns-repeated="2"/>
          <table:table-cell table:formula="of:=[.A47]&amp;&quot;,&quot;&amp;[.B47]" office:value-type="string" office:string-value="-0.56406,-1.05998" calcext:value-type="string">
            <text:p>-0.56406,-1.05998</text:p>
          </table:table-cell>
          <table:table-cell table:number-columns-repeated="1019"/>
        </table:table-row>
        <table:table-row table:style-name="ro1">
          <table:table-cell office:value-type="float" office:value="-0.58594" calcext:value-type="float">
            <text:p>-0.585940</text:p>
          </table:table-cell>
          <table:table-cell office:value-type="float" office:value="-0.931878" calcext:value-type="float">
            <text:p>-0.931878</text:p>
          </table:table-cell>
          <table:table-cell table:number-columns-repeated="2"/>
          <table:table-cell table:formula="of:=[.A48]&amp;&quot;,&quot;&amp;[.B48]" office:value-type="string" office:string-value="-0.58594,-0.931878" calcext:value-type="string">
            <text:p>-0.58594,-0.931878</text:p>
          </table:table-cell>
          <table:table-cell table:number-columns-repeated="1019"/>
        </table:table-row>
        <table:table-row table:style-name="ro1">
          <table:table-cell office:value-type="float" office:value="-0.63594" calcext:value-type="float">
            <text:p>-0.635940</text:p>
          </table:table-cell>
          <table:table-cell office:value-type="float" office:value="-1.01848" calcext:value-type="float">
            <text:p>-1.018480</text:p>
          </table:table-cell>
          <table:table-cell table:number-columns-repeated="2"/>
          <table:table-cell table:formula="of:=[.A49]&amp;&quot;,&quot;&amp;[.B49]" office:value-type="string" office:string-value="-0.63594,-1.01848" calcext:value-type="string">
            <text:p>-0.63594,-1.01848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-1.1" calcext:value-type="float">
            <text:p>-1.10000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A50]&amp;&quot;,&quot;&amp;[.B50]" office:value-type="string" office:string-value="0.0415,-1.1" calcext:value-type="string">
            <text:p>0.0415,-1.1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-1.2" calcext:value-type="float">
            <text:p>-1.200000</text:p>
          </table:table-cell>
          <table:table-cell table:number-columns-repeated="2"/>
          <table:table-cell table:formula="of:=[.A51]&amp;&quot;,&quot;&amp;[.B51]" office:value-type="string" office:string-value="0.0415,-1.2" calcext:value-type="string">
            <text:p>0.0415,-1.2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-1.1" calcext:value-type="float">
            <text:p>-1.100000</text:p>
          </table:table-cell>
          <table:table-cell table:number-columns-repeated="2"/>
          <table:table-cell table:formula="of:=[.A52]&amp;&quot;,&quot;&amp;[.B52]" office:value-type="string" office:string-value="-0.0415,-1.1" calcext:value-type="string">
            <text:p>-0.0415,-1.1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-1.2" calcext:value-type="float">
            <text:p>-1.200000</text:p>
          </table:table-cell>
          <table:table-cell table:number-columns-repeated="2"/>
          <table:table-cell table:formula="of:=[.A53]&amp;&quot;,&quot;&amp;[.B53]" office:value-type="string" office:string-value="-0.0415,-1.2" calcext:value-type="string">
            <text:p>-0.0415,-1.2</text:p>
          </table:table-cell>
          <table:table-cell table:number-columns-repeated="1019"/>
        </table:table-row>
        <table:table-row table:style-name="ro1">
          <table:table-cell office:value-type="float" office:value="0.58594" calcext:value-type="float">
            <text:p>0.585940</text:p>
          </table:table-cell>
          <table:table-cell office:value-type="float" office:value="-0.931878" calcext:value-type="float">
            <text:p>-0.93187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A54]&amp;&quot;,&quot;&amp;[.B54]" office:value-type="string" office:string-value="0.58594,-0.931878" calcext:value-type="string">
            <text:p>0.58594,-0.931878</text:p>
          </table:table-cell>
          <table:table-cell table:number-columns-repeated="1019"/>
        </table:table-row>
        <table:table-row table:style-name="ro1">
          <table:table-cell office:value-type="float" office:value="0.63594" calcext:value-type="float">
            <text:p>0.635940</text:p>
          </table:table-cell>
          <table:table-cell office:value-type="float" office:value="-1.01848" calcext:value-type="float">
            <text:p>-1.018480</text:p>
          </table:table-cell>
          <table:table-cell table:number-columns-repeated="2"/>
          <table:table-cell table:formula="of:=[.A55]&amp;&quot;,&quot;&amp;[.B55]" office:value-type="string" office:string-value="0.63594,-1.01848" calcext:value-type="string">
            <text:p>0.63594,-1.01848</text:p>
          </table:table-cell>
          <table:table-cell table:number-columns-repeated="1019"/>
        </table:table-row>
        <table:table-row table:style-name="ro1">
          <table:table-cell office:value-type="float" office:value="0.51406" calcext:value-type="float">
            <text:p>0.514060</text:p>
          </table:table-cell>
          <table:table-cell office:value-type="float" office:value="-0.973378" calcext:value-type="float">
            <text:p>-0.973378</text:p>
          </table:table-cell>
          <table:table-cell table:number-columns-repeated="2"/>
          <table:table-cell table:formula="of:=[.A56]&amp;&quot;,&quot;&amp;[.B56]" office:value-type="string" office:string-value="0.51406,-0.973378" calcext:value-type="string">
            <text:p>0.51406,-0.973378</text:p>
          </table:table-cell>
          <table:table-cell table:number-columns-repeated="1019"/>
        </table:table-row>
        <table:table-row table:style-name="ro1">
          <table:table-cell office:value-type="float" office:value="0.56406" calcext:value-type="float">
            <text:p>0.564060</text:p>
          </table:table-cell>
          <table:table-cell office:value-type="float" office:value="-1.05998" calcext:value-type="float">
            <text:p>-1.059980</text:p>
          </table:table-cell>
          <table:table-cell table:number-columns-repeated="2"/>
          <table:table-cell table:formula="of:=[.A57]&amp;&quot;,&quot;&amp;[.B57]" office:value-type="string" office:string-value="0.56406,-1.05998" calcext:value-type="string">
            <text:p>0.56406,-1.05998</text:p>
          </table:table-cell>
          <table:table-cell table:number-columns-repeated="1019"/>
        </table:table-row>
        <table:table-row table:style-name="ro1">
          <table:table-cell office:value-type="float" office:value="0.973378" calcext:value-type="float">
            <text:p>0.973378</text:p>
          </table:table-cell>
          <table:table-cell office:value-type="float" office:value="-0.51406" calcext:value-type="float">
            <text:p>-0.51406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A58]&amp;&quot;,&quot;&amp;[.B58]" office:value-type="string" office:string-value="0.973378,-0.51406" calcext:value-type="string">
            <text:p>0.973378,-0.51406</text:p>
          </table:table-cell>
          <table:table-cell table:number-columns-repeated="1019"/>
        </table:table-row>
        <table:table-row table:style-name="ro1">
          <table:table-cell office:value-type="float" office:value="1.05998" calcext:value-type="float">
            <text:p>1.059980</text:p>
          </table:table-cell>
          <table:table-cell office:value-type="float" office:value="-0.56406" calcext:value-type="float">
            <text:p>-0.564060</text:p>
          </table:table-cell>
          <table:table-cell table:number-columns-repeated="2"/>
          <table:table-cell table:formula="of:=[.A59]&amp;&quot;,&quot;&amp;[.B59]" office:value-type="string" office:string-value="1.05998,-0.56406" calcext:value-type="string">
            <text:p>1.05998,-0.56406</text:p>
          </table:table-cell>
          <table:table-cell table:number-columns-repeated="1019"/>
        </table:table-row>
        <table:table-row table:style-name="ro1">
          <table:table-cell office:value-type="float" office:value="0.931878" calcext:value-type="float">
            <text:p>0.931878</text:p>
          </table:table-cell>
          <table:table-cell office:value-type="float" office:value="-0.58594" calcext:value-type="float">
            <text:p>-0.585940</text:p>
          </table:table-cell>
          <table:table-cell table:number-columns-repeated="2"/>
          <table:table-cell table:formula="of:=[.A60]&amp;&quot;,&quot;&amp;[.B60]" office:value-type="string" office:string-value="0.931878,-0.58594" calcext:value-type="string">
            <text:p>0.931878,-0.58594</text:p>
          </table:table-cell>
          <table:table-cell table:number-columns-repeated="1019"/>
        </table:table-row>
        <table:table-row table:style-name="ro1">
          <table:table-cell office:value-type="float" office:value="1.01848" calcext:value-type="float">
            <text:p>1.018480</text:p>
          </table:table-cell>
          <table:table-cell office:value-type="float" office:value="-0.63594" calcext:value-type="float">
            <text:p>-0.635940</text:p>
          </table:table-cell>
          <table:table-cell table:number-columns-repeated="2"/>
          <table:table-cell table:formula="of:=[.A61]&amp;&quot;,&quot;&amp;[.B61]" office:value-type="string" office:string-value="1.01848,-0.63594" calcext:value-type="string">
            <text:p>1.01848,-0.63594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0.05" calcext:value-type="float">
            <text:p>0.050000</text:p>
          </table:table-cell>
          <table:table-cell office:value-type="string" calcext:value-type="string">
            <text:p>Center</text:p>
          </table:table-cell>
          <table:table-cell/>
          <table:table-cell table:formula="of:=[.A62]&amp;&quot;,&quot;&amp;[.B62]" office:value-type="string" office:string-value="-0.0415,0.05" calcext:value-type="string">
            <text:p>-0.0415,0.05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0.05" calcext:value-type="float">
            <text:p>0.050000</text:p>
          </table:table-cell>
          <table:table-cell table:number-columns-repeated="2"/>
          <table:table-cell table:formula="of:=[.A63]&amp;&quot;,&quot;&amp;[.B63]" office:value-type="string" office:string-value="0.0415,0.05" calcext:value-type="string">
            <text:p>0.0415,0.05</text:p>
          </table:table-cell>
          <table:table-cell table:number-columns-repeated="1019"/>
        </table:table-row>
        <table:table-row table:style-name="ro1">
          <table:table-cell office:value-type="float" office:value="-0.0415" calcext:value-type="float">
            <text:p>-0.041500</text:p>
          </table:table-cell>
          <table:table-cell office:value-type="float" office:value="-0.05" calcext:value-type="float">
            <text:p>-0.050000</text:p>
          </table:table-cell>
          <table:table-cell table:number-columns-repeated="2"/>
          <table:table-cell table:formula="of:=[.A64]&amp;&quot;,&quot;&amp;[.B64]" office:value-type="string" office:string-value="-0.0415,-0.05" calcext:value-type="string">
            <text:p>-0.0415,-0.05</text:p>
          </table:table-cell>
          <table:table-cell table:number-columns-repeated="1019"/>
        </table:table-row>
        <table:table-row table:style-name="ro1">
          <table:table-cell office:value-type="float" office:value="0.0415" calcext:value-type="float">
            <text:p>0.041500</text:p>
          </table:table-cell>
          <table:table-cell office:value-type="float" office:value="-0.05" calcext:value-type="float">
            <text:p>-0.050000</text:p>
          </table:table-cell>
          <table:table-cell table:number-columns-repeated="2"/>
          <table:table-cell table:formula="of:=[.A65]&amp;&quot;,&quot;&amp;[.B65]" office:value-type="string" office:string-value="0.0415,-0.05" calcext:value-type="string">
            <text:p>0.0415,-0.05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.000000</text:p>
          </table:table-cell>
          <table:table-cell office:value-type="float" office:value="3" calcext:value-type="float">
            <text:p>3.000000</text:p>
          </table:table-cell>
          <table:table-cell office:value-type="string" calcext:value-type="string">
            <text:p>Support Holes</text:p>
          </table:table-cell>
          <table:table-cell/>
          <table:table-cell table:formula="of:=[.A66]&amp;&quot;,&quot;&amp;[.B66]" office:value-type="string" office:string-value="0,3" calcext:value-type="string">
            <text:p>0,3</text:p>
          </table:table-cell>
          <table:table-cell table:number-columns-repeated="1019"/>
        </table:table-row>
        <table:table-row table:style-name="ro1">
          <table:table-cell office:value-type="float" office:value="-2.598076" calcext:value-type="float">
            <text:p>-2.598076</text:p>
          </table:table-cell>
          <table:table-cell office:value-type="float" office:value="-1.5" calcext:value-type="float">
            <text:p>-1.500000</text:p>
          </table:table-cell>
          <table:table-cell table:number-columns-repeated="2"/>
          <table:table-cell table:formula="of:=[.A67]&amp;&quot;,&quot;&amp;[.B67]" office:value-type="string" office:string-value="-2.598076,-1.5" calcext:value-type="string">
            <text:p>-2.598076,-1.5</text:p>
          </table:table-cell>
          <table:table-cell table:number-columns-repeated="1019"/>
        </table:table-row>
        <table:table-row table:style-name="ro1">
          <table:table-cell office:value-type="float" office:value="2.598076" calcext:value-type="float">
            <text:p>2.598076</text:p>
          </table:table-cell>
          <table:table-cell office:value-type="float" office:value="-1.5" calcext:value-type="float">
            <text:p>-1.500000</text:p>
          </table:table-cell>
          <table:table-cell table:number-columns-repeated="2"/>
          <table:table-cell table:formula="of:=[.A68]&amp;&quot;,&quot;&amp;[.B68]" office:value-type="string" office:string-value="2.598076,-1.5" calcext:value-type="string">
            <text:p>2.598076,-1.5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number:text>-$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style:text-properties fo:color="#ff0000"/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$</number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4" number:min-integer-digits="1"/>
    </number:number-style>
    <number:number-style style:name="N133">
      <number:number number:decimal-places="5" number:min-integer-digits="1"/>
    </number:number-style>
    <number:number-style style:name="N134">
      <number:number number:decimal-places="6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/>
    </number:number-style>
    <number:number-style style:name="N137">
      <number:number number:decimal-places="7" number:min-integer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style:num-format="1" style:print-orientation="portrait" fo:margin-top="0.635cm" fo:margin-bottom="0.635cm" fo:margin-left="0.25cm" fo:margin-right="0.25cm" style:first-page-number="continue" style:scale-to="100%" style:writing-mode="lr-tb"/>
      <style:header-style>
        <style:header-footer-properties fo:min-height="0.75cm" fo:margin-left="1.649cm" fo:margin-right="1.649cm" fo:margin-bottom="0cm"/>
      </style:header-style>
      <style:footer-style>
        <style:header-footer-properties fo:min-height="0.75cm" fo:margin-left="1.649cm" fo:margin-right="1.649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-X="1" style:scale-to-Y="2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hart2" style:display-name="PageStyle_Char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Chart_20_4" style:display-name="PageStyle_Chart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ed Customer</meta:initial-creator>
    <meta:creation-date>2011-04-23T06:52:15</meta:creation-date>
    <dc:date>2015-08-01T20:40:02.227506283</dc:date>
    <meta:print-date>2015-07-19T15:11:40.402000000</meta:print-date>
    <meta:editing-duration>PT1M4S</meta:editing-duration>
    <meta:editing-cycles>1</meta:editing-cycles>
    <meta:generator>LibreOffice/4.3.7.2$Linux_X86_64 LibreOffice_project/430$Build-2</meta:generator>
    <meta:document-statistic meta:table-count="8" meta:cell-count="81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fill="solid" draw:fill-color="#ffffff"/>
      <style:text-properties fo:color="#000000" fo:font-family="Arial" fo:font-size="8.44999980926514pt" style:font-size-asian="8.44999980926514pt" style:font-size-complex="8.44999980926514pt"/>
    </style:style>
    <style:style style:name="ch4" style:family="chart">
      <style:chart-properties chart:interpolation="cubic-spline"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visible="false" chart:axis-position="0" chart:tick-mark-position="at-axis"/>
      <style:graphic-properties draw:stroke="none" svg:stroke-color="#313739"/>
      <style:text-properties fo:color="#313739" fo:font-family="Arial" fo:font-size="10pt" style:font-size-asian="10pt" style:font-size-complex="10pt"/>
    </style:style>
    <style:style style:name="ch6" style:family="chart">
      <style:graphic-properties svg:stroke-color="#ffffff"/>
    </style:style>
    <style:style style:name="ch7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ffffff" draw:fill-color="#ffff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ffffff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1.132cm" svg:height="15.012cm" xlink:href=".." xlink:type="simple" chart:class="chart:scatter" chart:style-name="ch1">
        <chart:subtitle svg:x="0cm" svg:y="0cm" chart:style-name="ch2">
          <text:p/>
        </chart:subtitle>
        <chart:legend svg:x="18.798cm" svg:y="5.852cm" style:legend-expansion="custom" chartooo:width="2.328cm" chartooo:height="3.668cm" style:legend-expansion-aspect-ratio="0.634678298800436" chart:style-name="ch3"/>
        <chart:plot-area chart:style-name="ch4" table:cell-range-address="Sheet1.A1:Sheet1.B15 Sheet1.D2:Sheet1.D15 Sheet1.F2:Sheet1.F3 Sheet1.F6:Sheet1.F7 Sheet1.F10:Sheet1.F11 Sheet1.F14:Sheet1.F15 Sheet1.F18:Sheet1.F19 Sheet1.F22:Sheet1.F23" chart:data-source-has-labels="column" svg:x="0.25cm" svg:y="0.489cm" svg:width="13.444cm" svg:height="13.815cm">
          <chartooo:coordinate-region svg:x="0.25cm" svg:y="0.489cm" svg:width="13.444cm" svg:height="13.8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A1:Sheet1.B1" chart:class="chart:scatter">
            <chart:domain table:cell-range-address="Sheet1.A2:Sheet1.A15"/>
            <chart:data-point chart:repeated="14"/>
          </chart:series>
          <chart:series chart:style-name="ch8" chart:values-cell-range-address="Sheet1.D2:Sheet1.D15" chart:class="chart:scatter">
            <chart:domain table:cell-range-address="Sheet1.C2:Sheet1.C15"/>
            <chart:data-point chart:repeated="14"/>
          </chart:series>
          <chart:series chart:style-name="ch9" chart:values-cell-range-address="Sheet1.F2:Sheet1.F3" chart:class="chart:scatter">
            <chart:domain table:cell-range-address="Sheet1.E2:Sheet1.E3"/>
            <chart:data-point chart:repeated="2"/>
          </chart:series>
          <chart:series chart:style-name="ch9" chart:values-cell-range-address="Sheet1.F6:Sheet1.F7" chart:class="chart:scatter">
            <chart:domain table:cell-range-address="Sheet1.E6:Sheet1.E7"/>
            <chart:data-point chart:repeated="2"/>
          </chart:series>
          <chart:series chart:style-name="ch9" chart:values-cell-range-address="Sheet1.F10:Sheet1.F11" chart:class="chart:scatter">
            <chart:domain table:cell-range-address="Sheet1.E10:Sheet1.E11"/>
            <chart:data-point chart:repeated="2"/>
          </chart:series>
          <chart:series chart:style-name="ch9" chart:values-cell-range-address="Sheet1.F14:Sheet1.F15" chart:class="chart:scatter">
            <chart:domain table:cell-range-address="Sheet1.E14:Sheet1.E15"/>
            <chart:data-point chart:repeated="2"/>
          </chart:series>
          <chart:series chart:style-name="ch9" chart:values-cell-range-address="Sheet1.F18:Sheet1.F19" chart:class="chart:scatter">
            <chart:domain table:cell-range-address="Sheet1.E18:Sheet1.E19"/>
            <chart:data-point chart:repeated="2"/>
          </chart:series>
          <chart:series chart:style-name="ch9" chart:values-cell-range-address="Sheet1.F22:Sheet1.F23" chart:class="chart:scatter">
            <chart:domain table:cell-range-address="Sheet1.E22:Sheet1.E23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Column A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0.575">
                <text:p>0.575</text:p>
              </table:table-cell>
              <table:table-cell office:value-type="float" office:value="0.9959">
                <text:p>0.9959</text:p>
              </table:table-cell>
              <table:table-cell office:value-type="float" office:value="1.15">
                <text:p>1.15</text:p>
              </table:table-cell>
              <table:table-cell office:value-type="float" office:value="0.9959">
                <text:p>0.9959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-0.575">
                <text:p>-0.575</text:p>
              </table:table-cell>
              <table:table-cell office:value-type="float" office:value="-0.9959">
                <text:p>-0.9959</text:p>
              </table:table-cell>
              <table:table-cell office:value-type="float" office:value="-1.15">
                <text:p>-1.15</text:p>
              </table:table-cell>
              <table:table-cell office:value-type="float" office:value="-0.9959">
                <text:p>-0.9959</text:p>
              </table:table-cell>
              <table:table-cell office:value-type="float" office:value="-0.575">
                <text:p>-0.575</text:p>
              </table:table-cell>
              <table:table-cell office:value-type="float" office:value="0">
                <text:p>0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x y</text:p>
                <text:list>
                  <text:list-item>
                    <text:p>x</text:p>
                  </text:list-item>
                  <text:list-item>
                    <text:p>y</text:p>
                  </text:list-item>
                </text:list>
                <draw:g>
                  <svg:desc>Sheet1.A1:Sheet1.B1</svg:desc>
                </draw:g>
              </table:table-cell>
              <table:table-cell office:value-type="float" office:value="1.15">
                <text:p>1.15</text:p>
                <draw:g>
                  <svg:desc>Sheet1.B2:Sheet1.B15</svg:desc>
                </draw:g>
              </table:table-cell>
              <table:table-cell office:value-type="float" office:value="0.9959">
                <text:p>0.9959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-0.575">
                <text:p>-0.575</text:p>
              </table:table-cell>
              <table:table-cell office:value-type="float" office:value="-0.9959">
                <text:p>-0.9959</text:p>
              </table:table-cell>
              <table:table-cell office:value-type="float" office:value="-1.15">
                <text:p>-1.15</text:p>
              </table:table-cell>
              <table:table-cell office:value-type="float" office:value="-0.9959">
                <text:p>-0.9959</text:p>
              </table:table-cell>
              <table:table-cell office:value-type="float" office:value="-0.575">
                <text:p>-0.575</text:p>
              </table:table-cell>
              <table:table-cell office:value-type="float" office:value="0">
                <text:p>0</text:p>
              </table:table-cell>
              <table:table-cell office:value-type="float" office:value="0.575">
                <text:p>0.575</text:p>
              </table:table-cell>
              <table:table-cell office:value-type="float" office:value="0.9959">
                <text:p>0.9959</text:p>
              </table:table-cell>
              <table:table-cell office:value-type="float" office:value="1.15">
                <text:p>1.1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C2:Sheet1.C15</svg:desc>
                </draw:g>
              </table:table-cell>
              <table:table-cell office:value-type="float" office:value="0.291295">
                <text:p>0.291295</text:p>
              </table:table-cell>
              <table:table-cell office:value-type="float" office:value="0.50452294">
                <text:p>0.50452294</text:p>
              </table:table-cell>
              <table:table-cell office:value-type="float" office:value="0.58259">
                <text:p>0.58259</text:p>
              </table:table-cell>
              <table:table-cell office:value-type="float" office:value="0.50452294">
                <text:p>0.50452294</text:p>
              </table:table-cell>
              <table:table-cell office:value-type="float" office:value="0.291295">
                <text:p>0.291295</text:p>
              </table:table-cell>
              <table:table-cell office:value-type="float" office:value="0">
                <text:p>0</text:p>
              </table:table-cell>
              <table:table-cell office:value-type="float" office:value="-0.291295">
                <text:p>-0.291295</text:p>
              </table:table-cell>
              <table:table-cell office:value-type="float" office:value="-0.50452294">
                <text:p>-0.50452294</text:p>
              </table:table-cell>
              <table:table-cell office:value-type="float" office:value="-0.58259">
                <text:p>-0.58259</text:p>
              </table:table-cell>
              <table:table-cell office:value-type="float" office:value="-0.50452294">
                <text:p>-0.50452294</text:p>
              </table:table-cell>
              <table:table-cell office:value-type="float" office:value="-0.291295">
                <text:p>-0.291295</text:p>
              </table:table-cell>
              <table:table-cell office:value-type="float" office:value="0">
                <text:p>0</text:p>
              </table:table-cell>
              <table:table-cell office:value-type="float" office:value="0.291295">
                <text:p>0.291295</text:p>
              </table:table-cell>
            </table:table-row>
            <table:table-row>
              <table:table-cell office:value-type="string">
                <text:p>Column D</text:p>
                <draw:g>
                  <svg:desc/>
                </draw:g>
              </table:table-cell>
              <table:table-cell office:value-type="float" office:value="0.58259">
                <text:p>0.58259</text:p>
                <draw:g>
                  <svg:desc>Sheet1.D2:Sheet1.D15</svg:desc>
                </draw:g>
              </table:table-cell>
              <table:table-cell office:value-type="float" office:value="0.50452294">
                <text:p>0.50452294</text:p>
              </table:table-cell>
              <table:table-cell office:value-type="float" office:value="0.291295">
                <text:p>0.291295</text:p>
              </table:table-cell>
              <table:table-cell office:value-type="float" office:value="0">
                <text:p>0</text:p>
              </table:table-cell>
              <table:table-cell office:value-type="float" office:value="-0.291295">
                <text:p>-0.291295</text:p>
              </table:table-cell>
              <table:table-cell office:value-type="float" office:value="-0.50452294">
                <text:p>-0.50452294</text:p>
              </table:table-cell>
              <table:table-cell office:value-type="float" office:value="-0.58259">
                <text:p>-0.58259</text:p>
              </table:table-cell>
              <table:table-cell office:value-type="float" office:value="-0.50452294">
                <text:p>-0.50452294</text:p>
              </table:table-cell>
              <table:table-cell office:value-type="float" office:value="-0.291295">
                <text:p>-0.291295</text:p>
              </table:table-cell>
              <table:table-cell office:value-type="float" office:value="0">
                <text:p>0</text:p>
              </table:table-cell>
              <table:table-cell office:value-type="float" office:value="0.291295">
                <text:p>0.291295</text:p>
              </table:table-cell>
              <table:table-cell office:value-type="float" office:value="0.50452294">
                <text:p>0.50452294</text:p>
              </table:table-cell>
              <table:table-cell office:value-type="float" office:value="0.58259">
                <text:p>0.58259</text:p>
              </table:table-cell>
              <table:table-cell office:value-type="float" office:value="0.50452294">
                <text:p>0.50452294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E2:Sheet1.E3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.58259">
                <text:p>0.58259</text:p>
                <draw:g>
                  <svg:desc>Sheet1.F2:Sheet1.F3</svg:desc>
                </draw:g>
              </table:table-cell>
              <table:table-cell office:value-type="float" office:value="-0.58259">
                <text:p>-0.58259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291295">
                <text:p>0.291295</text:p>
                <draw:g>
                  <svg:desc>Sheet1.E6:Sheet1.E7</svg:desc>
                </draw:g>
              </table:table-cell>
              <table:table-cell office:value-type="float" office:value="-0.291295">
                <text:p>-0.291295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.50452294">
                <text:p>0.50452294</text:p>
                <draw:g>
                  <svg:desc>Sheet1.F6:Sheet1.F7</svg:desc>
                </draw:g>
              </table:table-cell>
              <table:table-cell office:value-type="float" office:value="-0.50452294">
                <text:p>-0.50452294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50452294">
                <text:p>0.50452294</text:p>
                <draw:g>
                  <svg:desc>Sheet1.E10:Sheet1.E11</svg:desc>
                </draw:g>
              </table:table-cell>
              <table:table-cell office:value-type="float" office:value="-0.50452294">
                <text:p>-0.50452294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.291295">
                <text:p>0.291295</text:p>
                <draw:g>
                  <svg:desc>Sheet1.F10:Sheet1.F11</svg:desc>
                </draw:g>
              </table:table-cell>
              <table:table-cell office:value-type="float" office:value="-0.291295">
                <text:p>-0.291295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58259">
                <text:p>0.58259</text:p>
                <draw:g>
                  <svg:desc>Sheet1.E14:Sheet1.E15</svg:desc>
                </draw:g>
              </table:table-cell>
              <table:table-cell office:value-type="float" office:value="-0.58259">
                <text:p>-0.58259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F14:Sheet1.F15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50452294">
                <text:p>0.50452294</text:p>
                <draw:g>
                  <svg:desc>Sheet1.E18:Sheet1.E19</svg:desc>
                </draw:g>
              </table:table-cell>
              <table:table-cell office:value-type="float" office:value="-0.50452294">
                <text:p>-0.50452294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-0.291295">
                <text:p>-0.291295</text:p>
                <draw:g>
                  <svg:desc>Sheet1.F18:Sheet1.F19</svg:desc>
                </draw:g>
              </table:table-cell>
              <table:table-cell office:value-type="float" office:value="0.291295">
                <text:p>0.291295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291295">
                <text:p>0.291295</text:p>
                <draw:g>
                  <svg:desc>Sheet1.E22:Sheet1.E23</svg:desc>
                </draw:g>
              </table:table-cell>
              <table:table-cell office:value-type="float" office:value="-0.291295">
                <text:p>-0.291295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-0.50452294">
                <text:p>-0.50452294</text:p>
                <draw:g>
                  <svg:desc>Sheet1.F22:Sheet1.F23</svg:desc>
                </draw:g>
              </table:table-cell>
              <table:table-cell office:value-type="float" office:value="0.50452294">
                <text:p>0.50452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-3.2" chart:maximum="3.2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46cm" chart:symbol-height="0.246cm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808080" draw:fill-color="#808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666699" draw:fill-color="#6666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33cccc" draw:fill-color="#33cc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46cm" chart:symbol-height="0.246cm" chart:link-data-style-to-source="true"/>
      <style:graphic-properties svg:stroke-width="0.035cm" svg:stroke-color="#ff9900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46cm" chart:symbol-height="0.246cm" chart:link-data-style-to-source="true"/>
      <style:graphic-properties draw:stroke="none" svg:stroke-color="#ffffff" draw:fill-color="#ffffff"/>
      <style:text-properties fo:font-size="10pt" style:font-size-asian="10pt" style:font-size-complex="10pt"/>
    </style:style>
    <style:style style:name="ch14" style:family="chart">
      <style:graphic-properties svg:stroke-color="#313739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8.092cm" svg:height="25.172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Sheet2.A2:Sheet2.B20 Sheet2.B1:Sheet2.B1 Sheet2.D2:Sheet2.D15 Sheet2.G18:Sheet2.G23 Sheet2.G25:Sheet2.G39 Sheet2.G41:Sheet2.G43" chart:data-source-has-labels="row" svg:x="1.671cm" svg:y="1.212cm" svg:width="14.627cm" svg:height="21.505cm">
          <chartooo:coordinate-region svg:x="1.949cm" svg:y="1.385cm" svg:width="14.349cm" svg:height="21.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0" chart:label-cell-address="Sheet2.B1:Sheet2.B1" chart:class="chart:scatter">
            <chart:domain table:cell-range-address="Sheet2.A2:Sheet2.A20"/>
            <chart:data-point chart:repeated="19"/>
          </chart:series>
          <chart:series chart:style-name="ch8" chart:values-cell-range-address="Sheet2.D2:Sheet2.D15" loext:label-string="&quot;Sensors&quot;" chart:class="chart:scatter">
            <chart:domain table:cell-range-address="Sheet2.C2:Sheet2.C15"/>
            <chart:data-point chart:repeated="14"/>
          </chart:series>
          <chart:series chart:style-name="ch9" chart:values-cell-range-address="Sheet2.G18:Sheet2.G23" loext:label-string="&quot;Mount Holes&quot;" chart:class="chart:scatter">
            <chart:domain table:cell-range-address="Sheet2.F18:Sheet2.F23"/>
            <chart:data-point chart:repeated="6"/>
          </chart:series>
          <chart:series chart:style-name="ch10" chart:values-cell-range-address="Sheet2.G25:Sheet2.G29" loext:label-string="&quot;Servo 1&quot;" chart:class="chart:scatter">
            <chart:domain table:cell-range-address="Sheet2.F25:Sheet2.F29"/>
            <chart:data-point chart:repeated="5"/>
          </chart:series>
          <chart:series chart:style-name="ch11" chart:values-cell-range-address="Sheet2.G30:Sheet2.G34" loext:label-string="&quot;Servo 2&quot;" chart:class="chart:scatter">
            <chart:domain table:cell-range-address="Sheet2.F30:Sheet2.F34"/>
            <chart:data-point chart:repeated="5"/>
          </chart:series>
          <chart:series chart:style-name="ch12" chart:values-cell-range-address="Sheet2.G35:Sheet2.G39" loext:label-string="&quot;Servo 3&quot;" chart:class="chart:scatter">
            <chart:domain table:cell-range-address="Sheet2.F35:Sheet2.F39"/>
            <chart:data-point chart:repeated="5"/>
          </chart:series>
          <chart:series chart:style-name="ch13" chart:values-cell-range-address="Sheet2.G41:Sheet2.G43" loext:label-string="&quot;Support Holes&quot;" chart:class="chart:scatter">
            <chart:domain table:cell-range-address="Sheet2.F41:Sheet2.F43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2.B1:Sheet2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ensors</text:p>
              </table:table-cell>
              <table:table-cell office:value-type="string">
                <text:p>Column F</text:p>
              </table:table-cell>
              <table:table-cell office:value-type="string">
                <text:p>Mount Holes</text:p>
              </table:table-cell>
              <table:table-cell office:value-type="string">
                <text:p>Column F</text:p>
              </table:table-cell>
              <table:table-cell office:value-type="string">
                <text:p>Servo 1</text:p>
              </table:table-cell>
              <table:table-cell office:value-type="string">
                <text:p>Column F</text:p>
              </table:table-cell>
              <table:table-cell office:value-type="string">
                <text:p>Servo 2</text:p>
              </table:table-cell>
              <table:table-cell office:value-type="string">
                <text:p>Column F</text:p>
              </table:table-cell>
              <table:table-cell office:value-type="string">
                <text:p>Servo 3</text:p>
              </table:table-cell>
              <table:table-cell office:value-type="string">
                <text:p>Column F</text:p>
              </table:table-cell>
              <table:table-cell office:value-type="string">
                <text:p>Support Ho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20</svg:desc>
                </draw:g>
              </table:table-cell>
              <table:table-cell office:value-type="float" office:value="0">
                <text:p>0</text:p>
                <draw:g>
                  <svg:desc>Sheet2.B2:Sheet2.B20</svg:desc>
                </draw:g>
              </table:table-cell>
              <table:table-cell office:value-type="float" office:value="0">
                <text:p>0</text:p>
                <draw:g>
                  <svg:desc>Sheet2.C2:Sheet2.C15</svg:desc>
                </draw:g>
              </table:table-cell>
              <table:table-cell office:value-type="float" office:value="1.15">
                <text:p>1.15</text:p>
                <draw:g>
                  <svg:desc>Sheet2.D2:Sheet2.D15</svg:desc>
                </draw:g>
              </table:table-cell>
              <table:table-cell office:value-type="float" office:value="0.798347710994051">
                <text:p>0.798347710994051</text:p>
                <draw:g>
                  <svg:desc>Sheet2.F18:Sheet2.F23</svg:desc>
                </draw:g>
              </table:table-cell>
              <table:table-cell office:value-type="float" office:value="1.16102120236909">
                <text:p>1.16102120236909</text:p>
                <draw:g>
                  <svg:desc>Sheet2.G18:Sheet2.G23</svg:desc>
                </draw:g>
              </table:table-cell>
              <table:table-cell office:value-type="float" office:value="0.126901127071733">
                <text:p>0.126901127071733</text:p>
                <draw:g>
                  <svg:desc>Sheet2.F25:Sheet2.F29</svg:desc>
                </draw:g>
              </table:table-cell>
              <table:table-cell office:value-type="float" office:value="0.546000800318025">
                <text:p>0.546000800318025</text:p>
                <draw:g>
                  <svg:desc>Sheet2.G25:Sheet2.G29</svg:desc>
                </draw:g>
              </table:table-cell>
              <table:table-cell office:value-type="float" office:value="-0.536301127053307">
                <text:p>-0.536301127053307</text:p>
                <draw:g>
                  <svg:desc>Sheet2.F30:Sheet2.F34</svg:desc>
                </draw:g>
              </table:table-cell>
              <table:table-cell office:value-type="float" office:value="-0.163100800492678">
                <text:p>-0.163100800492678</text:p>
                <draw:g>
                  <svg:desc>Sheet2.G30:Sheet2.G34</svg:desc>
                </draw:g>
              </table:table-cell>
              <table:table-cell office:value-type="float" office:value="0.409400000235602">
                <text:p>0.409400000235602</text:p>
                <draw:g>
                  <svg:desc>Sheet2.F35:Sheet2.F39</svg:desc>
                </draw:g>
              </table:table-cell>
              <table:table-cell office:value-type="float" office:value="-0.382899999748092">
                <text:p>-0.382899999748092</text:p>
                <draw:g>
                  <svg:desc>Sheet2.G35:Sheet2.G39</svg:desc>
                </draw:g>
              </table:table-cell>
              <table:table-cell office:value-type="float" office:value="0">
                <text:p>0</text:p>
                <draw:g>
                  <svg:desc>Sheet2.F41:Sheet2.F43</svg:desc>
                </draw:g>
              </table:table-cell>
              <table:table-cell office:value-type="float" office:value="3">
                <text:p>3</text:p>
                <draw:g>
                  <svg:desc>Sheet2.G41:Sheet2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.8042">
                <text:p>-1.8042</text:p>
              </table:table-cell>
              <table:table-cell office:value-type="float" office:value="0.575">
                <text:p>0.575</text:p>
              </table:table-cell>
              <table:table-cell office:value-type="float" office:value="0.9959">
                <text:p>0.9959</text:p>
              </table:table-cell>
              <table:table-cell office:value-type="float" office:value="-1.40464771111133">
                <text:p>-1.40464771111133</text:p>
              </table:table-cell>
              <table:table-cell office:value-type="float" office:value="0.110878797205331">
                <text:p>0.110878797205331</text:p>
              </table:table-cell>
              <table:table-cell office:value-type="float" office:value="1.35778303342197">
                <text:p>1.35778303342197</text:p>
              </table:table-cell>
              <table:table-cell office:value-type="float" office:value="1.25665080040218">
                <text:p>1.25665080040218</text:p>
              </table:table-cell>
              <table:table-cell office:value-type="float" office:value="-1.76718303369506">
                <text:p>-1.76718303369506</text:p>
              </table:table-cell>
              <table:table-cell office:value-type="float" office:value="0.547549199086559">
                <text:p>0.547549199086559</text:p>
              </table:table-cell>
              <table:table-cell office:value-type="float" office:value="0.409400001110143">
                <text:p>0.409400001110143</text:p>
              </table:table-cell>
              <table:table-cell office:value-type="float" office:value="-1.80419999974809">
                <text:p>-1.80419999974809</text:p>
              </table:table-cell>
              <table:table-cell office:value-type="float" office:value="-2.59807621094311">
                <text:p>-2.59807621094311</text:p>
              </table:table-cell>
              <table:table-cell office:value-type="float" office:value="-1.5000000007105">
                <text:p>-1.5000000007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25">
                <text:p>3.125</text:p>
              </table:table-cell>
              <table:table-cell office:value-type="float" office:value="-1.8042">
                <text:p>-1.8042</text:p>
              </table:table-cell>
              <table:table-cell office:value-type="float" office:value="0.9959">
                <text:p>0.9959</text:p>
              </table:table-cell>
              <table:table-cell office:value-type="float" office:value="0.575">
                <text:p>0.575</text:p>
              </table:table-cell>
              <table:table-cell office:value-type="float" office:value="0.606300000782613">
                <text:p>0.606300000782613</text:p>
              </table:table-cell>
              <table:table-cell office:value-type="float" office:value="-1.27189999962694">
                <text:p>-1.27189999962694</text:p>
              </table:table-cell>
              <table:table-cell office:value-type="float" office:value="2.15498303351637">
                <text:p>2.15498303351637</text:p>
              </table:table-cell>
              <table:table-cell office:value-type="float" office:value="-0.124140103337228">
                <text:p>-0.124140103337228</text:p>
              </table:table-cell>
              <table:table-cell office:value-type="float" office:value="-0.969983034167066">
                <text:p>-0.969983034167066</text:p>
              </table:table-cell>
              <table:table-cell office:value-type="float" office:value="1.92834010315298">
                <text:p>1.92834010315298</text:p>
              </table:table-cell>
              <table:table-cell office:value-type="float" office:value="-1.18499999888986">
                <text:p>-1.18499999888986</text:p>
              </table:table-cell>
              <table:table-cell office:value-type="float" office:value="-1.80420000072914">
                <text:p>-1.80420000072914</text:p>
              </table:table-cell>
              <table:table-cell office:value-type="float" office:value="2.59807621217373">
                <text:p>2.59807621217373</text:p>
              </table:table-cell>
              <table:table-cell office:value-type="float" office:value="-1.499999998579">
                <text:p>-1.499999998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1.79244771111177">
                <text:p>1.79244771111177</text:p>
              </table:table-cell>
              <table:table-cell office:value-type="float" office:value="-0.56081050536717">
                <text:p>-0.56081050536717</text:p>
              </table:table-cell>
              <table:table-cell office:value-type="float" office:value="0.924101127166134">
                <text:p>0.924101127166134</text:p>
              </table:table-cell>
              <table:table-cell office:value-type="float" office:value="-0.834790103421381">
                <text:p>-0.834790103421381</text:p>
              </table:table-cell>
              <table:table-cell office:value-type="float" office:value="0.260898872474684">
                <text:p>0.260898872474684</text:p>
              </table:table-cell>
              <table:table-cell office:value-type="float" office:value="1.21769010357375">
                <text:p>1.21769010357375</text:p>
              </table:table-cell>
              <table:table-cell office:value-type="float" office:value="-1.1849999997644">
                <text:p>-1.1849999997644</text:p>
              </table:table-cell>
              <table:table-cell office:value-type="float" office:value="-0.382900000729143">
                <text:p>-0.382900000729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125">
                <text:p>-3.125</text:p>
              </table:table-cell>
              <table:table-cell office:value-type="float" office:value="-1.8042">
                <text:p>-1.8042</text:p>
              </table:table-cell>
              <table:table-cell office:value-type="float" office:value="0.9959">
                <text:p>0.9959</text:p>
              </table:table-cell>
              <table:table-cell office:value-type="float" office:value="-0.575">
                <text:p>-0.575</text:p>
              </table:table-cell>
              <table:table-cell office:value-type="float" office:value="-0.41054771169992">
                <text:p>-0.41054771169992</text:p>
              </table:table-cell>
              <table:table-cell office:value-type="float" office:value="1.83271050534937">
                <text:p>1.83271050534937</text:p>
              </table:table-cell>
              <table:table-cell office:value-type="float" office:value="0.126901127071733">
                <text:p>0.126901127071733</text:p>
              </table:table-cell>
              <table:table-cell office:value-type="float" office:value="0.546000800318025">
                <text:p>0.546000800318025</text:p>
              </table:table-cell>
              <table:table-cell office:value-type="float" office:value="-0.536301127053307">
                <text:p>-0.536301127053307</text:p>
              </table:table-cell>
              <table:table-cell office:value-type="float" office:value="-0.163100800492678">
                <text:p>-0.163100800492678</text:p>
              </table:table-cell>
              <table:table-cell office:value-type="float" office:value="0.409400000235602">
                <text:p>0.409400000235602</text:p>
              </table:table-cell>
              <table:table-cell office:value-type="float" office:value="-0.382899999748092">
                <text:p>-0.382899999748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1.8042">
                <text:p>-1.8042</text:p>
              </table:table-cell>
              <table:table-cell office:value-type="float" office:value="0.575">
                <text:p>0.575</text:p>
              </table:table-cell>
              <table:table-cell office:value-type="float" office:value="-0.9959">
                <text:p>-0.9959</text:p>
              </table:table-cell>
              <table:table-cell office:value-type="float" office:value="-1.38189999921739">
                <text:p>-1.38189999921739</text:p>
              </table:table-cell>
              <table:table-cell office:value-type="float" office:value="-1.2719000008503">
                <text:p>-1.271900000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625">
                <text:p>1.5625</text:p>
              </table:table-cell>
              <table:table-cell office:value-type="float" office:value="0.9021">
                <text:p>0.9021</text:p>
              </table:table-cell>
              <table:table-cell office:value-type="float" office:value="-0.575">
                <text:p>-0.575</text:p>
              </table:table-cell>
              <table:table-cell office:value-type="float" office:value="-0.9959">
                <text:p>-0.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5">
                <text:p>3.125</text:p>
              </table:table-cell>
              <table:table-cell office:value-type="float" office:value="-1.8042">
                <text:p>-1.8042</text:p>
              </table:table-cell>
              <table:table-cell office:value-type="float" office:value="-0.9959">
                <text:p>-0.9959</text:p>
              </table:table-cell>
              <table:table-cell office:value-type="float" office:value="-0.575">
                <text:p>-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5625">
                <text:p>-1.5625</text:p>
              </table:table-cell>
              <table:table-cell office:value-type="float" office:value="0.9021">
                <text:p>0.9021</text:p>
              </table:table-cell>
              <table:table-cell office:value-type="float" office:value="-0.9959">
                <text:p>-0.9959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125">
                <text:p>-3.125</text:p>
              </table:table-cell>
              <table:table-cell office:value-type="float" office:value="-1.8042">
                <text:p>-1.8042</text:p>
              </table:table-cell>
              <table:table-cell office:value-type="float" office:value="-0.575">
                <text:p>-0.575</text:p>
              </table:table-cell>
              <table:table-cell office:value-type="float" office:value="0.9959">
                <text:p>0.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.6084">
                <text:p>3.6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625">
                <text:p>1.5625</text:p>
              </table:table-cell>
              <table:table-cell office:value-type="float" office:value="0.9021">
                <text:p>0.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.6084">
                <text:p>3.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625">
                <text:p>-1.5625</text:p>
              </table:table-cell>
              <table:table-cell office:value-type="float" office:value="0.9021">
                <text:p>0.9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style:font-size-asian="12pt" style:font-size-complex="12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313739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7" style:family="chart">
      <style:graphic-properties svg:stroke-color="#808080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/>
      <style:graphic-properties draw:stroke="none" svg:stroke-color="#666699" draw:fill-color="#666699"/>
      <style:text-properties fo:font-size="10pt" style:font-size-asian="10pt" style:font-size-complex="10pt"/>
    </style:style>
    <style:style style:name="ch9" style:family="chart">
      <style:graphic-properties svg:stroke-color="#313739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365cm" svg:height="12.886cm" xlink:href=".." xlink:type="simple" chart:class="chart:scatter" chart:style-name="ch1">
        <chart:title svg:x="5.266cm" svg:y="0.327cm" chart:style-name="ch2">
          <text:p>Template</text:p>
        </chart:title>
        <chart:subtitle svg:x="0cm" svg:y="0cm" chart:style-name="ch3">
          <text:p/>
        </chart:subtitle>
        <chart:legend svg:x="10.086cm" svg:y="7.316cm" style:legend-expansion="custom" chartooo:width="1.905cm" chartooo:height="0.599cm" style:legend-expansion-aspect-ratio="3.18030050083472" chart:style-name="ch4"/>
        <chart:plot-area chart:style-name="ch5" table:cell-range-address="Sheet3.A1:Sheet3.B25" chart:data-source-has-labels="row" svg:x="0.461cm" svg:y="1.03cm" svg:width="9.591cm" svg:height="11.834cm">
          <chartooo:coordinate-region svg:x="0.607cm" svg:y="1.204cm" svg:width="9.351cm" svg:height="11.48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3.B1:Sheet3.B25" loext:label-string="&quot;Template&quot;" chart:class="chart:scatter">
            <chart:domain table:cell-range-address="Sheet3.A1:Sheet3.A25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l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25</svg:desc>
                </draw:g>
              </table:table-cell>
              <table:table-cell office:value-type="float" office:value="0">
                <text:p>0</text:p>
                <draw:g>
                  <svg:desc>Sheet3.B1:Sheet3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25">
                <text:p>3.125</text:p>
              </table:table-cell>
              <table:table-cell office:value-type="float" office:value="-1.8042">
                <text:p>-1.80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125">
                <text:p>-3.125</text:p>
              </table:table-cell>
              <table:table-cell office:value-type="float" office:value="-1.8042">
                <text:p>-1.8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6084">
                <text:p>3.6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5">
                <text:p>0.57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9">
                <text:p>0.9959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9">
                <text:p>0.9959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5">
                <text:p>0.575</text:p>
              </table:table-cell>
              <table:table-cell office:value-type="float" office:value="-0.9959">
                <text:p>-0.9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75">
                <text:p>-0.575</text:p>
              </table:table-cell>
              <table:table-cell office:value-type="float" office:value="-0.9959">
                <text:p>-0.9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959">
                <text:p>-0.9959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5">
                <text:p>-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959">
                <text:p>-0.9959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75">
                <text:p>-0.575</text:p>
              </table:table-cell>
              <table:table-cell office:value-type="float" office:value="0.9959">
                <text:p>0.9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8347710994051">
                <text:p>0.798347710994051</text:p>
              </table:table-cell>
              <table:table-cell office:value-type="float" office:value="1.16102120236909">
                <text:p>1.16102120236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40464771111133">
                <text:p>-1.40464771111133</text:p>
              </table:table-cell>
              <table:table-cell office:value-type="float" office:value="0.110878797205331">
                <text:p>0.1108787972053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6300000782613">
                <text:p>0.606300000782613</text:p>
              </table:table-cell>
              <table:table-cell office:value-type="float" office:value="-1.27189999962694">
                <text:p>-1.27189999962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9244771111177">
                <text:p>1.79244771111177</text:p>
              </table:table-cell>
              <table:table-cell office:value-type="float" office:value="-0.56081050536717">
                <text:p>-0.560810505367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1054771169992">
                <text:p>-0.41054771169992</text:p>
              </table:table-cell>
              <table:table-cell office:value-type="float" office:value="1.83271050534937">
                <text:p>1.83271050534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8189999921739">
                <text:p>-1.38189999921739</text:p>
              </table:table-cell>
              <table:table-cell office:value-type="float" office:value="-1.2719000008503">
                <text:p>-1.2719000008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9807621094311">
                <text:p>-2.59807621094311</text:p>
              </table:table-cell>
              <table:table-cell office:value-type="float" office:value="-1.5000000007105">
                <text:p>-1.5000000007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9807621217373">
                <text:p>2.59807621217373</text:p>
              </table:table-cell>
              <table:table-cell office:value-type="float" office:value="-1.499999998579">
                <text:p>-1.499999998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313739" draw:fill="none" draw:fill-color="#000000"/>
      <style:text-properties fo:color="#000000" fo:font-family="Calibri" fo:font-size="9.19999980926514pt" style:font-size-asian="9.19999980926514pt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46cm" chart:symbol-height="0.24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46cm" chart:symbol-height="0.246cm" chart:link-data-style-to-source="true"/>
      <style:graphic-properties draw:stroke="none" svg:stroke-color="#808080" draw:fill-color="#80808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6cm" chart:symbol-height="0.246cm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6cm" chart:symbol-height="0.246cm" chart:link-data-style-to-source="true"/>
      <style:graphic-properties svg:stroke-width="0.07cm" svg:stroke-color="#33cccc" draw:fill-color="#33cc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6cm" chart:symbol-height="0.246cm" chart:link-data-style-to-source="true"/>
      <style:graphic-properties svg:stroke-width="0.07cm" svg:stroke-color="#ff9900" draw:fill-color="#ff99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6cm" chart:symbol-height="0.246cm" chart:link-data-style-to-source="true"/>
      <style:graphic-properties draw:stroke="none" svg:stroke-color="#9999ff" draw:fill-color="#9999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46cm" chart:symbol-height="0.246cm" chart:link-data-style-to-source="true"/>
      <style:graphic-properties draw:stroke="none" svg:stroke-color="#969696" draw:fill-color="#969696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246cm" chart:symbol-height="0.246cm" chart:link-data-style-to-source="true"/>
      <style:graphic-properties svg:stroke-width="0.07cm" svg:stroke-color="#ffcc99" draw:fill-color="#ffcc99"/>
      <style:text-properties fo:font-size="10pt" style:font-size-asian="10pt" style:font-size-complex="10pt"/>
    </style:style>
    <style:style style:name="ch16" style:family="chart">
      <style:graphic-properties svg:stroke-color="#313739"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1.132cm" svg:height="15.012cm" xlink:href=".." xlink:type="simple" chart:class="chart:scatter" chart:style-name="ch1">
        <chart:subtitle svg:x="0cm" svg:y="0cm" chart:style-name="ch2">
          <text:p/>
        </chart:subtitle>
        <chart:legend svg:x="17.999cm" svg:y="4.839cm" style:legend-expansion="custom" chartooo:width="3.069cm" chartooo:height="5.679cm" style:legend-expansion-aspect-ratio="0.540412044374009" chart:style-name="ch3"/>
        <chart:plot-area chart:style-name="ch4" table:cell-range-address="Sheet4.A2:Sheet4.B20 Sheet4.D2:Sheet4.D15 Sheet4.G18:Sheet4.G23 Sheet4.G25:Sheet4.G39 Sheet4.G41:Sheet4.G43 Sheet4.G45:Sheet4.G96 Sheet4.K18:Sheet4.K23" chart:data-source-has-labels="row" svg:x="0.57cm" svg:y="0.326cm" svg:width="17.565cm" svg:height="14.599cm">
          <chartooo:coordinate-region svg:x="0.716cm" svg:y="0.5cm" svg:width="17.325cm" svg:height="14.25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20" chart:class="chart:scatter">
            <chart:domain table:cell-range-address="Sheet4.A2:Sheet4.A20"/>
            <chart:data-point chart:repeated="19"/>
          </chart:series>
          <chart:series chart:style-name="ch8" chart:values-cell-range-address="Sheet4.D2:Sheet4.D15" loext:label-string="&quot;Sensors&quot;" chart:class="chart:scatter">
            <chart:domain table:cell-range-address="Sheet4.C2:Sheet4.C15"/>
            <chart:data-point chart:repeated="14"/>
          </chart:series>
          <chart:series chart:style-name="ch9" chart:values-cell-range-address="Sheet4.G18:Sheet4.G23" loext:label-string="&quot;Mount Holes&quot;" chart:class="chart:scatter">
            <chart:domain table:cell-range-address="Sheet4.F18:Sheet4.F23"/>
            <chart:data-point chart:repeated="6"/>
          </chart:series>
          <chart:series chart:style-name="ch10" chart:values-cell-range-address="Sheet4.G25:Sheet4.G29" loext:label-string="&quot;Servo 1&quot;" chart:class="chart:scatter">
            <chart:domain table:cell-range-address="Sheet4.F25:Sheet4.F29"/>
            <chart:data-point chart:repeated="5"/>
          </chart:series>
          <chart:series chart:style-name="ch11" chart:values-cell-range-address="Sheet4.G30:Sheet4.G34" loext:label-string="&quot;Servo 2&quot;" chart:class="chart:scatter">
            <chart:domain table:cell-range-address="Sheet4.F30:Sheet4.F34"/>
            <chart:data-point chart:repeated="5"/>
          </chart:series>
          <chart:series chart:style-name="ch12" chart:values-cell-range-address="Sheet4.G35:Sheet4.G39" loext:label-string="&quot;Servo 3&quot;" chart:class="chart:scatter">
            <chart:domain table:cell-range-address="Sheet4.F35:Sheet4.F39"/>
            <chart:data-point chart:repeated="5"/>
          </chart:series>
          <chart:series chart:style-name="ch13" chart:values-cell-range-address="Sheet4.G41:Sheet4.G43" loext:label-string="&quot;Support Holes&quot;" chart:class="chart:scatter">
            <chart:domain table:cell-range-address="Sheet4.F41:Sheet4.F43"/>
            <chart:data-point chart:repeated="3"/>
          </chart:series>
          <chart:series chart:style-name="ch14" chart:values-cell-range-address="Sheet4.G45:Sheet4.G96" loext:label-string="&quot;IR Holes&quot;" chart:class="chart:scatter">
            <chart:domain table:cell-range-address="Sheet4.F45:Sheet4.F96"/>
            <chart:data-point chart:repeated="52"/>
          </chart:series>
          <chart:series chart:style-name="ch15" chart:values-cell-range-address="Sheet4.K18:Sheet4.K23" loext:label-string="&quot;Trim&quot;" chart:class="chart:scatter">
            <chart:domain table:cell-range-address="Sheet4.J18:Sheet4.J23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Sensors</text:p>
              </table:table-cell>
              <table:table-cell office:value-type="string">
                <text:p>Column F</text:p>
              </table:table-cell>
              <table:table-cell office:value-type="string">
                <text:p>Mount Holes</text:p>
              </table:table-cell>
              <table:table-cell office:value-type="string">
                <text:p>Column F</text:p>
              </table:table-cell>
              <table:table-cell office:value-type="string">
                <text:p>Servo 1</text:p>
              </table:table-cell>
              <table:table-cell office:value-type="string">
                <text:p>Column F</text:p>
              </table:table-cell>
              <table:table-cell office:value-type="string">
                <text:p>Servo 2</text:p>
              </table:table-cell>
              <table:table-cell office:value-type="string">
                <text:p>Column F</text:p>
              </table:table-cell>
              <table:table-cell office:value-type="string">
                <text:p>Servo 3</text:p>
              </table:table-cell>
              <table:table-cell office:value-type="string">
                <text:p>Column F</text:p>
              </table:table-cell>
              <table:table-cell office:value-type="string">
                <text:p>Support Holes</text:p>
              </table:table-cell>
              <table:table-cell office:value-type="string">
                <text:p>Column F</text:p>
              </table:table-cell>
              <table:table-cell office:value-type="string">
                <text:p>IR Holes</text:p>
              </table:table-cell>
              <table:table-cell office:value-type="string">
                <text:p>Column J</text:p>
              </table:table-cell>
              <table:table-cell office:value-type="string">
                <text:p>Tri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20</svg:desc>
                </draw:g>
              </table:table-cell>
              <table:table-cell office:value-type="float" office:value="0">
                <text:p>0</text:p>
                <draw:g>
                  <svg:desc>Sheet4.B2:Sheet4.B20</svg:desc>
                </draw:g>
              </table:table-cell>
              <table:table-cell office:value-type="float" office:value="0">
                <text:p>0</text:p>
                <draw:g>
                  <svg:desc>Sheet4.C2:Sheet4.C15</svg:desc>
                </draw:g>
              </table:table-cell>
              <table:table-cell office:value-type="float" office:value="1.15">
                <text:p>1.15</text:p>
                <draw:g>
                  <svg:desc>Sheet4.D2:Sheet4.D15</svg:desc>
                </draw:g>
              </table:table-cell>
              <table:table-cell office:value-type="float" office:value="1.66073580804855">
                <text:p>1.66073580804855</text:p>
                <draw:g>
                  <svg:desc>Sheet4.F18:Sheet4.F23</svg:desc>
                </draw:g>
              </table:table-cell>
              <table:table-cell office:value-type="float" office:value="1.65892120242805">
                <text:p>1.65892120242805</text:p>
                <draw:g>
                  <svg:desc>Sheet4.G18:Sheet4.G23</svg:desc>
                </draw:g>
              </table:table-cell>
              <table:table-cell office:value-type="float" office:value="0.989289224126236">
                <text:p>0.989289224126236</text:p>
                <draw:g>
                  <svg:desc>Sheet4.F25:Sheet4.F29</svg:desc>
                </draw:g>
              </table:table-cell>
              <table:table-cell office:value-type="float" office:value="1.04390080037698">
                <text:p>1.04390080037698</text:p>
                <draw:g>
                  <svg:desc>Sheet4.G25:Sheet4.G29</svg:desc>
                </draw:g>
              </table:table-cell>
              <table:table-cell office:value-type="float" office:value="-1.39868922431205">
                <text:p>-1.39868922431205</text:p>
                <draw:g>
                  <svg:desc>Sheet4.F30:Sheet4.F34</svg:desc>
                </draw:g>
              </table:table-cell>
              <table:table-cell office:value-type="float" office:value="0.334799199212524">
                <text:p>0.334799199212524</text:p>
                <draw:g>
                  <svg:desc>Sheet4.G30:Sheet4.G34</svg:desc>
                </draw:g>
              </table:table-cell>
              <table:table-cell office:value-type="float" office:value="0.409400000848328">
                <text:p>0.409400000848328</text:p>
                <draw:g>
                  <svg:desc>Sheet4.F35:Sheet4.F39</svg:desc>
                </draw:g>
              </table:table-cell>
              <table:table-cell office:value-type="float" office:value="-1.37869999974809">
                <text:p>-1.37869999974809</text:p>
                <draw:g>
                  <svg:desc>Sheet4.G35:Sheet4.G39</svg:desc>
                </draw:g>
              </table:table-cell>
              <table:table-cell office:value-type="float" office:value="0">
                <text:p>0</text:p>
                <draw:g>
                  <svg:desc>Sheet4.F41:Sheet4.F43</svg:desc>
                </draw:g>
              </table:table-cell>
              <table:table-cell office:value-type="float" office:value="3">
                <text:p>3</text:p>
                <draw:g>
                  <svg:desc>Sheet4.G41:Sheet4.G43</svg:desc>
                </draw:g>
              </table:table-cell>
              <table:table-cell office:value-type="float" office:value="1.1">
                <text:p>1.1</text:p>
                <draw:g>
                  <svg:desc>Sheet4.F45:Sheet4.F96</svg:desc>
                </draw:g>
              </table:table-cell>
              <table:table-cell office:value-type="float" office:value="0.0415">
                <text:p>0.0415</text:p>
                <draw:g>
                  <svg:desc>Sheet4.G45:Sheet4.G96</svg:desc>
                </draw:g>
              </table:table-cell>
              <table:table-cell office:value-type="float" office:value="1.1499">
                <text:p>1.1499</text:p>
                <draw:g>
                  <svg:desc>Sheet4.J18:Sheet4.J23</svg:desc>
                </draw:g>
              </table:table-cell>
              <table:table-cell office:value-type="float" office:value="3.6084">
                <text:p>3.6084</text:p>
                <draw:g>
                  <svg:desc>Sheet4.K18:Sheet4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.575">
                <text:p>0.575</text:p>
              </table:table-cell>
              <table:table-cell office:value-type="float" office:value="0.9959">
                <text:p>0.9959</text:p>
              </table:table-cell>
              <table:table-cell office:value-type="float" office:value="-2.26703580837008">
                <text:p>-2.26703580837008</text:p>
              </table:table-cell>
              <table:table-cell office:value-type="float" office:value="0.608778796910534">
                <text:p>0.608778796910534</text:p>
              </table:table-cell>
              <table:table-cell office:value-type="float" office:value="2.22017113047647">
                <text:p>2.22017113047647</text:p>
              </table:table-cell>
              <table:table-cell office:value-type="float" office:value="1.75455080046114">
                <text:p>1.75455080046114</text:p>
              </table:table-cell>
              <table:table-cell office:value-type="float" office:value="-2.6295711309538">
                <text:p>-2.6295711309538</text:p>
              </table:table-cell>
              <table:table-cell office:value-type="float" office:value="1.04544919879176">
                <text:p>1.04544919879176</text:p>
              </table:table-cell>
              <table:table-cell office:value-type="float" office:value="0.409400001722869">
                <text:p>0.409400001722869</text:p>
              </table:table-cell>
              <table:table-cell office:value-type="float" office:value="-2.79999999974809">
                <text:p>-2.79999999974809</text:p>
              </table:table-cell>
              <table:table-cell office:value-type="float" office:value="-2.59807621094311">
                <text:p>-2.59807621094311</text:p>
              </table:table-cell>
              <table:table-cell office:value-type="float" office:value="-1.5000000007105">
                <text:p>-1.5000000007105</text:p>
              </table:table-cell>
              <table:table-cell office:value-type="float" office:value="1.2">
                <text:p>1.2</text:p>
              </table:table-cell>
              <table:table-cell office:value-type="float" office:value="0.0415">
                <text:p>0.0415</text:p>
              </table:table-cell>
              <table:table-cell office:value-type="float" office:value="-1.1499">
                <text:p>-1.1499</text:p>
              </table:table-cell>
              <table:table-cell office:value-type="float" office:value="3.6084">
                <text:p>3.6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497">
                <text:p>4.8497</text:p>
              </table:table-cell>
              <table:table-cell office:value-type="float" office:value="-2.8">
                <text:p>-2.8</text:p>
              </table:table-cell>
              <table:table-cell office:value-type="float" office:value="0.9959">
                <text:p>0.9959</text:p>
              </table:table-cell>
              <table:table-cell office:value-type="float" office:value="0.575">
                <text:p>0.575</text:p>
              </table:table-cell>
              <table:table-cell office:value-type="float" office:value="0.606300001395339">
                <text:p>0.606300001395339</text:p>
              </table:table-cell>
              <table:table-cell office:value-type="float" office:value="-2.26769999962694">
                <text:p>-2.26769999962694</text:p>
              </table:table-cell>
              <table:table-cell office:value-type="float" office:value="3.01737113057087">
                <text:p>3.01737113057087</text:p>
              </table:table-cell>
              <table:table-cell office:value-type="float" office:value="0.373759896721731">
                <text:p>0.373759896721731</text:p>
              </table:table-cell>
              <table:table-cell office:value-type="float" office:value="-1.83237113142581">
                <text:p>-1.83237113142581</text:p>
              </table:table-cell>
              <table:table-cell office:value-type="float" office:value="2.42624010285818">
                <text:p>2.42624010285818</text:p>
              </table:table-cell>
              <table:table-cell office:value-type="float" office:value="-1.18499999827713">
                <text:p>-1.18499999827713</text:p>
              </table:table-cell>
              <table:table-cell office:value-type="float" office:value="-2.80000000072914">
                <text:p>-2.80000000072914</text:p>
              </table:table-cell>
              <table:table-cell office:value-type="float" office:value="2.59807621217373">
                <text:p>2.59807621217373</text:p>
              </table:table-cell>
              <table:table-cell office:value-type="float" office:value="-1.499999998579">
                <text:p>-1.499999998579</text:p>
              </table:table-cell>
              <table:table-cell office:value-type="float" office:value="1.1">
                <text:p>1.1</text:p>
              </table:table-cell>
              <table:table-cell office:value-type="float" office:value="-0.0415">
                <text:p>-0.0415</text:p>
              </table:table-cell>
              <table:table-cell office:value-type="float" office:value="-3.69991606679471">
                <text:p>-3.69991606679471</text:p>
              </table:table-cell>
              <table:table-cell office:value-type="float" office:value="-0.808357389200095">
                <text:p>-0.808357389200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.65483580816627">
                <text:p>2.65483580816627</text:p>
              </table:table-cell>
              <table:table-cell office:value-type="float" office:value="-0.0629105053082102">
                <text:p>-0.0629105053082102</text:p>
              </table:table-cell>
              <table:table-cell office:value-type="float" office:value="1.78648922422064">
                <text:p>1.78648922422064</text:p>
              </table:table-cell>
              <table:table-cell office:value-type="float" office:value="-0.336890103362421">
                <text:p>-0.336890103362421</text:p>
              </table:table-cell>
              <table:table-cell office:value-type="float" office:value="-0.601489224784061">
                <text:p>-0.601489224784061</text:p>
              </table:table-cell>
              <table:table-cell office:value-type="float" office:value="1.71559010327895">
                <text:p>1.71559010327895</text:p>
              </table:table-cell>
              <table:table-cell office:value-type="float" office:value="-1.18499999915167">
                <text:p>-1.18499999915167</text:p>
              </table:table-cell>
              <table:table-cell office:value-type="float" office:value="-1.37870000072914">
                <text:p>-1.37870000072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0.0415">
                <text:p>-0.0415</text:p>
              </table:table-cell>
              <table:table-cell office:value-type="float" office:value="-2.55001606625004">
                <text:p>-2.55001606625004</text:p>
              </table:table-cell>
              <table:table-cell office:value-type="float" office:value="-2.80004261250908">
                <text:p>-2.80004261250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8497">
                <text:p>-4.8497</text:p>
              </table:table-cell>
              <table:table-cell office:value-type="float" office:value="-2.8">
                <text:p>-2.8</text:p>
              </table:table-cell>
              <table:table-cell office:value-type="float" office:value="0.9959">
                <text:p>0.9959</text:p>
              </table:table-cell>
              <table:table-cell office:value-type="float" office:value="-0.575">
                <text:p>-0.575</text:p>
              </table:table-cell>
              <table:table-cell office:value-type="float" office:value="-1.27293580895867">
                <text:p>-1.27293580895867</text:p>
              </table:table-cell>
              <table:table-cell office:value-type="float" office:value="2.33061050505458">
                <text:p>2.33061050505458</text:p>
              </table:table-cell>
              <table:table-cell office:value-type="float" office:value="0.989289224126236">
                <text:p>0.989289224126236</text:p>
              </table:table-cell>
              <table:table-cell office:value-type="float" office:value="1.04390080037698">
                <text:p>1.04390080037698</text:p>
              </table:table-cell>
              <table:table-cell office:value-type="float" office:value="-1.39868922431205">
                <text:p>-1.39868922431205</text:p>
              </table:table-cell>
              <table:table-cell office:value-type="float" office:value="0.334799199212524">
                <text:p>0.334799199212524</text:p>
              </table:table-cell>
              <table:table-cell office:value-type="float" office:value="0.409400000848328">
                <text:p>0.409400000848328</text:p>
              </table:table-cell>
              <table:table-cell office:value-type="float" office:value="-1.37869999974809">
                <text:p>-1.3786999997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877944122823">
                <text:p>0.931877944122823</text:p>
              </table:table-cell>
              <table:table-cell office:value-type="float" office:value="0.585940054320765">
                <text:p>0.585940054320765</text:p>
              </table:table-cell>
              <table:table-cell office:value-type="float" office:value="2.55001606854723">
                <text:p>2.55001606854723</text:p>
              </table:table-cell>
              <table:table-cell office:value-type="float" office:value="-2.80004261041701">
                <text:p>-2.80004261041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2.8">
                <text:p>-2.8</text:p>
              </table:table-cell>
              <table:table-cell office:value-type="float" office:value="0.575">
                <text:p>0.575</text:p>
              </table:table-cell>
              <table:table-cell office:value-type="float" office:value="-0.9959">
                <text:p>-0.9959</text:p>
              </table:table-cell>
              <table:table-cell office:value-type="float" office:value="-1.38189999860466">
                <text:p>-1.38189999860466</text:p>
              </table:table-cell>
              <table:table-cell office:value-type="float" office:value="-2.2677000008503">
                <text:p>-2.267700000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48048449785">
                <text:p>1.01848048449785</text:p>
              </table:table-cell>
              <table:table-cell office:value-type="float" office:value="0.635940054326686">
                <text:p>0.635940054326686</text:p>
              </table:table-cell>
              <table:table-cell office:value-type="float" office:value="3.69991606745789">
                <text:p>3.69991606745789</text:p>
              </table:table-cell>
              <table:table-cell office:value-type="float" office:value="-0.808357386164633">
                <text:p>-0.808357386164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377944127737">
                <text:p>0.973377944127737</text:p>
              </table:table-cell>
              <table:table-cell office:value-type="float" office:value="0.514059945809494">
                <text:p>0.51405994580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249">
                <text:p>2.4249</text:p>
              </table:table-cell>
              <table:table-cell office:value-type="float" office:value="1.4">
                <text:p>1.4</text:p>
              </table:table-cell>
              <table:table-cell office:value-type="float" office:value="-0.575">
                <text:p>-0.575</text:p>
              </table:table-cell>
              <table:table-cell office:value-type="float" office:value="-0.9959">
                <text:p>-0.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98048450276">
                <text:p>1.05998048450276</text:p>
              </table:table-cell>
              <table:table-cell office:value-type="float" office:value="0.564059945815414">
                <text:p>0.56405994581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947">
                <text:p>4.8947</text:p>
              </table:table-cell>
              <table:table-cell office:value-type="float" office:value="-2.8">
                <text:p>-2.8</text:p>
              </table:table-cell>
              <table:table-cell office:value-type="float" office:value="-0.9959">
                <text:p>-0.9959</text:p>
              </table:table-cell>
              <table:table-cell office:value-type="float" office:value="-0.575">
                <text:p>-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05994560985">
                <text:p>0.51405994560985</text:p>
              </table:table-cell>
              <table:table-cell office:value-type="float" office:value="0.973377944233173">
                <text:p>0.973377944233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15">
                <text:p>-1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059945598009">
                <text:p>0.564059945598009</text:p>
              </table:table-cell>
              <table:table-cell office:value-type="float" office:value="1.05998048461845">
                <text:p>1.05998048461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4249">
                <text:p>-2.4249</text:p>
              </table:table-cell>
              <table:table-cell office:value-type="float" office:value="1.4">
                <text:p>1.4</text:p>
              </table:table-cell>
              <table:table-cell office:value-type="float" office:value="-0.9959">
                <text:p>-0.9959</text:p>
              </table:table-cell>
              <table:table-cell office:value-type="float" office:value="0.575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940054129633">
                <text:p>0.585940054129633</text:p>
              </table:table-cell>
              <table:table-cell office:value-type="float" office:value="0.931877944243001">
                <text:p>0.93187794424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8497">
                <text:p>-4.8497</text:p>
              </table:table-cell>
              <table:table-cell office:value-type="float" office:value="-2.8">
                <text:p>-2.8</text:p>
              </table:table-cell>
              <table:table-cell office:value-type="float" office:value="-0.575">
                <text:p>-0.575</text:p>
              </table:table-cell>
              <table:table-cell office:value-type="float" office:value="0.9959">
                <text:p>0.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40054117792">
                <text:p>0.635940054117792</text:p>
              </table:table-cell>
              <table:table-cell office:value-type="float" office:value="1.01848048462828">
                <text:p>1.01848048462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5000002256138">
                <text:p>-0.0415000002256138</text:p>
              </table:table-cell>
              <table:table-cell office:value-type="float" office:value="1.09999999999149">
                <text:p>1.0999999999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5000002461241">
                <text:p>-0.0415000002461241</text:p>
              </table:table-cell>
              <table:table-cell office:value-type="float" office:value="1.19999999999149">
                <text:p>1.19999999999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4249">
                <text:p>2.424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4999997743862">
                <text:p>0.0414999997743862</text:p>
              </table:table-cell>
              <table:table-cell office:value-type="float" office:value="1.10000000000851">
                <text:p>1.1000000000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4999997538759">
                <text:p>0.0414999997538759</text:p>
              </table:table-cell>
              <table:table-cell office:value-type="float" office:value="1.20000000000851">
                <text:p>1.20000000000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5940054511896">
                <text:p>-0.585940054511896</text:p>
              </table:table-cell>
              <table:table-cell office:value-type="float" office:value="0.931877944002645">
                <text:p>0.931877944002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4249">
                <text:p>-2.424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5940054535579">
                <text:p>-0.635940054535579</text:p>
              </table:table-cell>
              <table:table-cell office:value-type="float" office:value="1.01848048436742">
                <text:p>1.0184804843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4059946009137">
                <text:p>-0.514059946009137</text:p>
              </table:table-cell>
              <table:table-cell office:value-type="float" office:value="0.973377944022302">
                <text:p>0.973377944022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405994603282">
                <text:p>-0.56405994603282</text:p>
              </table:table-cell>
              <table:table-cell office:value-type="float" office:value="1.05998048438707">
                <text:p>1.0599804843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377944338608">
                <text:p>-0.973377944338608</text:p>
              </table:table-cell>
              <table:table-cell office:value-type="float" office:value="0.514059945410207">
                <text:p>0.514059945410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998048473414">
                <text:p>-1.05998048473414</text:p>
              </table:table-cell>
              <table:table-cell office:value-type="float" office:value="0.564059945380603">
                <text:p>0.56405994538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87794436318">
                <text:p>-0.93187794436318</text:p>
              </table:table-cell>
              <table:table-cell office:value-type="float" office:value="0.585940053938502">
                <text:p>0.585940053938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848048475872">
                <text:p>-1.01848048475872</text:p>
              </table:table-cell>
              <table:table-cell office:value-type="float" office:value="0.635940053908898">
                <text:p>0.63594005390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999999998298">
                <text:p>-1.09999999998298</text:p>
              </table:table-cell>
              <table:table-cell office:value-type="float" office:value="-0.0415000004512275">
                <text:p>-0.041500000451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999999998298">
                <text:p>-1.19999999998298</text:p>
              </table:table-cell>
              <table:table-cell office:value-type="float" office:value="-0.0415000004922482">
                <text:p>-0.041500000492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000000001702">
                <text:p>-1.10000000001702</text:p>
              </table:table-cell>
              <table:table-cell office:value-type="float" office:value="0.0414999995487725">
                <text:p>0.041499999548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000000001702">
                <text:p>-1.20000000001702</text:p>
              </table:table-cell>
              <table:table-cell office:value-type="float" office:value="0.0414999995077518">
                <text:p>0.0414999995077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1877943882467">
                <text:p>-0.931877943882467</text:p>
              </table:table-cell>
              <table:table-cell office:value-type="float" office:value="-0.585940054703027">
                <text:p>-0.58594005470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848048423698">
                <text:p>-1.01848048423698</text:p>
              </table:table-cell>
              <table:table-cell office:value-type="float" office:value="-0.635940054744473">
                <text:p>-0.63594005474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377943916866">
                <text:p>-0.973377943916866</text:p>
              </table:table-cell>
              <table:table-cell office:value-type="float" office:value="-0.51405994620878">
                <text:p>-0.51405994620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998048427138">
                <text:p>-1.05998048427138</text:p>
              </table:table-cell>
              <table:table-cell office:value-type="float" office:value="-0.564059946250226">
                <text:p>-0.564059946250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4059945210564">
                <text:p>-0.514059945210564</text:p>
              </table:table-cell>
              <table:table-cell office:value-type="float" office:value="-0.973377944444044">
                <text:p>-0.97337794444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4059945163197">
                <text:p>-0.564059945163197</text:p>
              </table:table-cell>
              <table:table-cell office:value-type="float" office:value="-1.05998048484983">
                <text:p>-1.05998048484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5940053747371">
                <text:p>-0.585940053747371</text:p>
              </table:table-cell>
              <table:table-cell office:value-type="float" office:value="-0.931877944483358">
                <text:p>-0.93187794448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5940053700004">
                <text:p>-0.635940053700004</text:p>
              </table:table-cell>
              <table:table-cell office:value-type="float" office:value="-1.01848048488915">
                <text:p>-1.0184804848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000006768413">
                <text:p>0.0415000006768413</text:p>
              </table:table-cell>
              <table:table-cell office:value-type="float" office:value="-1.09999999997446">
                <text:p>-1.0999999999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000007383723">
                <text:p>0.0415000007383723</text:p>
              </table:table-cell>
              <table:table-cell office:value-type="float" office:value="-1.19999999997446">
                <text:p>-1.19999999997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4999993231587">
                <text:p>-0.0414999993231587</text:p>
              </table:table-cell>
              <table:table-cell office:value-type="float" office:value="-1.10000000002554">
                <text:p>-1.1000000000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4999992616277">
                <text:p>-0.0414999992616277</text:p>
              </table:table-cell>
              <table:table-cell office:value-type="float" office:value="-1.20000000002554">
                <text:p>-1.2000000000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940054894159">
                <text:p>0.585940054894159</text:p>
              </table:table-cell>
              <table:table-cell office:value-type="float" office:value="-0.931877943762288">
                <text:p>-0.931877943762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40054953367">
                <text:p>0.635940054953367</text:p>
              </table:table-cell>
              <table:table-cell office:value-type="float" office:value="-1.01848048410655">
                <text:p>-1.0184804841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059946408423">
                <text:p>0.514059946408423</text:p>
              </table:table-cell>
              <table:table-cell office:value-type="float" office:value="-0.973377943811431">
                <text:p>-0.97337794381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059946467631">
                <text:p>0.564059946467631</text:p>
              </table:table-cell>
              <table:table-cell office:value-type="float" office:value="-1.05998048415569">
                <text:p>-1.0599804841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3377944549479">
                <text:p>0.973377944549479</text:p>
              </table:table-cell>
              <table:table-cell office:value-type="float" office:value="-0.514059945010921">
                <text:p>-0.51405994501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998048496553">
                <text:p>1.05998048496553</text:p>
              </table:table-cell>
              <table:table-cell office:value-type="float" office:value="-0.564059944945792">
                <text:p>-0.56405994494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1877944603536">
                <text:p>0.931877944603536</text:p>
              </table:table-cell>
              <table:table-cell office:value-type="float" office:value="-0.585940053556239">
                <text:p>-0.585940053556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848048501958">
                <text:p>1.01848048501958</text:p>
              </table:table-cell>
              <table:table-cell office:value-type="float" office:value="-0.63594005349111">
                <text:p>-0.6359400534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5">
                <text:p>-0.041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">
                <text:p>0.041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415">
                <text:p>-0.0415</text:p>
              </table:table-cell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5">
                <text:p>0.0415</text:p>
              </table:table-cell>
              <table:table-cell office:value-type="float" office:value="-0.05">
                <text:p>-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4">
      <number:number number:decimal-places="6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style:font-size-asian="12pt" style:font-size-complex="12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34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6" style:family="chart">
      <style:graphic-properties svg:stroke-color="#808080"/>
    </style:style>
    <style:style style:name="ch7" style:family="chart" style:data-style-name="N134">
      <style:chart-properties chart:symbol-type="named-symbol" chart:symbol-name="diamond" chart:symbol-width="0.246cm" chart:symbol-height="0.246cm" chart:link-data-style-to-source="true"/>
      <style:graphic-properties draw:stroke="none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003cm" svg:height="12.887cm" xlink:href=".." xlink:type="simple" chart:class="chart:scatter" chart:style-name="ch1">
        <chart:title svg:x="4.748cm" svg:y="0.327cm" chart:style-name="ch2">
          <text:p>Modified Template</text:p>
        </chart:title>
        <chart:subtitle svg:x="0cm" svg:y="0cm" chart:style-name="ch3">
          <text:p/>
        </chart:subtitle>
        <chart:plot-area chart:style-name="ch4" table:cell-range-address="Sheet5.A2:Sheet5.B68" chart:data-source-has-labels="row" svg:x="0.622cm" svg:y="1.111cm" svg:width="12.35cm" svg:height="11.776cm">
          <chartooo:coordinate-region svg:x="1.363cm" svg:y="1.284cm" svg:width="10.919cm" svg:height="11.4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68" loext:label-string="&quot;Modified Template&quot;" chart:class="chart:scatter">
            <chart:domain table:cell-range-address="Sheet5.A2:Sheet5.A68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odified Templa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99">
                <text:p>1.1499</text:p>
                <draw:g>
                  <svg:desc>Sheet5.A2:Sheet5.A68</svg:desc>
                </draw:g>
              </table:table-cell>
              <table:table-cell office:value-type="float" office:value="3.6084">
                <text:p>3.6084</text:p>
                <draw:g>
                  <svg:desc>Sheet5.B2:Sheet5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1499">
                <text:p>-1.1499</text:p>
              </table:table-cell>
              <table:table-cell office:value-type="float" office:value="3.6084">
                <text:p>3.6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99916">
                <text:p>-3.699916</text:p>
              </table:table-cell>
              <table:table-cell office:value-type="float" office:value="-0.808357">
                <text:p>-0.808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50016">
                <text:p>-2.550016</text:p>
              </table:table-cell>
              <table:table-cell office:value-type="float" office:value="-2.800043">
                <text:p>-2.800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0016">
                <text:p>2.550016</text:p>
              </table:table-cell>
              <table:table-cell office:value-type="float" office:value="-2.800043">
                <text:p>-2.800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99916">
                <text:p>3.699916</text:p>
              </table:table-cell>
              <table:table-cell office:value-type="float" office:value="-0.808357">
                <text:p>-0.808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60736">
                <text:p>1.660736</text:p>
              </table:table-cell>
              <table:table-cell office:value-type="float" office:value="1.658921">
                <text:p>1.6589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67036">
                <text:p>-2.267036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63">
                <text:p>0.6063</text:p>
              </table:table-cell>
              <table:table-cell office:value-type="float" office:value="-2.2677">
                <text:p>-2.26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54836">
                <text:p>2.654836</text:p>
              </table:table-cell>
              <table:table-cell office:value-type="float" office:value="-0.062911">
                <text:p>-0.062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272936">
                <text:p>-1.272936</text:p>
              </table:table-cell>
              <table:table-cell office:value-type="float" office:value="2.330611">
                <text:p>2.330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3819">
                <text:p>-1.3819</text:p>
              </table:table-cell>
              <table:table-cell office:value-type="float" office:value="-2.2677">
                <text:p>-2.2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">
                <text:p>1.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-0.0415">
                <text:p>-0.0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0.0415">
                <text:p>-0.0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31878">
                <text:p>0.931878</text:p>
              </table:table-cell>
              <table:table-cell office:value-type="float" office:value="0.58594">
                <text:p>0.58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848">
                <text:p>1.01848</text:p>
              </table:table-cell>
              <table:table-cell office:value-type="float" office:value="0.63594">
                <text:p>0.63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73378">
                <text:p>0.973378</text:p>
              </table:table-cell>
              <table:table-cell office:value-type="float" office:value="0.51406">
                <text:p>0.514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998">
                <text:p>1.05998</text:p>
              </table:table-cell>
              <table:table-cell office:value-type="float" office:value="0.56406">
                <text:p>0.56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406">
                <text:p>0.51406</text:p>
              </table:table-cell>
              <table:table-cell office:value-type="float" office:value="0.973378">
                <text:p>0.973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406">
                <text:p>0.56406</text:p>
              </table:table-cell>
              <table:table-cell office:value-type="float" office:value="1.05998">
                <text:p>1.05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594">
                <text:p>0.58594</text:p>
              </table:table-cell>
              <table:table-cell office:value-type="float" office:value="0.931878">
                <text:p>0.9318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3594">
                <text:p>0.63594</text:p>
              </table:table-cell>
              <table:table-cell office:value-type="float" office:value="1.01848">
                <text:p>1.01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415">
                <text:p>-0.04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415">
                <text:p>-0.04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5">
                <text:p>0.04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15">
                <text:p>0.04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8594">
                <text:p>-0.58594</text:p>
              </table:table-cell>
              <table:table-cell office:value-type="float" office:value="0.931878">
                <text:p>0.9318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3594">
                <text:p>-0.63594</text:p>
              </table:table-cell>
              <table:table-cell office:value-type="float" office:value="1.01848">
                <text:p>1.01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1406">
                <text:p>-0.51406</text:p>
              </table:table-cell>
              <table:table-cell office:value-type="float" office:value="0.973378">
                <text:p>0.973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6406">
                <text:p>-0.56406</text:p>
              </table:table-cell>
              <table:table-cell office:value-type="float" office:value="1.05998">
                <text:p>1.05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73378">
                <text:p>-0.973378</text:p>
              </table:table-cell>
              <table:table-cell office:value-type="float" office:value="0.51406">
                <text:p>0.51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5998">
                <text:p>-1.05998</text:p>
              </table:table-cell>
              <table:table-cell office:value-type="float" office:value="0.56406">
                <text:p>0.564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31878">
                <text:p>-0.931878</text:p>
              </table:table-cell>
              <table:table-cell office:value-type="float" office:value="0.58594">
                <text:p>0.585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1848">
                <text:p>-1.01848</text:p>
              </table:table-cell>
              <table:table-cell office:value-type="float" office:value="0.63594">
                <text:p>0.635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">
                <text:p>-1.1</text:p>
              </table:table-cell>
              <table:table-cell office:value-type="float" office:value="-0.0415">
                <text:p>-0.0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2">
                <text:p>-1.2</text:p>
              </table:table-cell>
              <table:table-cell office:value-type="float" office:value="-0.0415">
                <text:p>-0.04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">
                <text:p>-1.1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">
                <text:p>-1.2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31878">
                <text:p>-0.931878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1848">
                <text:p>-1.01848</text:p>
              </table:table-cell>
              <table:table-cell office:value-type="float" office:value="-0.63594">
                <text:p>-0.635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73378">
                <text:p>-0.973378</text:p>
              </table:table-cell>
              <table:table-cell office:value-type="float" office:value="-0.51406">
                <text:p>-0.51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5998">
                <text:p>-1.05998</text:p>
              </table:table-cell>
              <table:table-cell office:value-type="float" office:value="-0.56406">
                <text:p>-0.564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1406">
                <text:p>-0.51406</text:p>
              </table:table-cell>
              <table:table-cell office:value-type="float" office:value="-0.973378">
                <text:p>-0.973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6406">
                <text:p>-0.56406</text:p>
              </table:table-cell>
              <table:table-cell office:value-type="float" office:value="-1.05998">
                <text:p>-1.059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8594">
                <text:p>-0.58594</text:p>
              </table:table-cell>
              <table:table-cell office:value-type="float" office:value="-0.931878">
                <text:p>-0.931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3594">
                <text:p>-0.63594</text:p>
              </table:table-cell>
              <table:table-cell office:value-type="float" office:value="-1.01848">
                <text:p>-1.0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5">
                <text:p>0.041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15">
                <text:p>0.041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15">
                <text:p>-0.0415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15">
                <text:p>-0.041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94">
                <text:p>0.58594</text:p>
              </table:table-cell>
              <table:table-cell office:value-type="float" office:value="-0.931878">
                <text:p>-0.9318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594">
                <text:p>0.63594</text:p>
              </table:table-cell>
              <table:table-cell office:value-type="float" office:value="-1.01848">
                <text:p>-1.01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406">
                <text:p>0.51406</text:p>
              </table:table-cell>
              <table:table-cell office:value-type="float" office:value="-0.973378">
                <text:p>-0.973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406">
                <text:p>0.56406</text:p>
              </table:table-cell>
              <table:table-cell office:value-type="float" office:value="-1.05998">
                <text:p>-1.05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3378">
                <text:p>0.973378</text:p>
              </table:table-cell>
              <table:table-cell office:value-type="float" office:value="-0.51406">
                <text:p>-0.514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998">
                <text:p>1.05998</text:p>
              </table:table-cell>
              <table:table-cell office:value-type="float" office:value="-0.56406">
                <text:p>-0.56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1878">
                <text:p>0.931878</text:p>
              </table:table-cell>
              <table:table-cell office:value-type="float" office:value="-0.58594">
                <text:p>-0.58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848">
                <text:p>1.01848</text:p>
              </table:table-cell>
              <table:table-cell office:value-type="float" office:value="-0.63594">
                <text:p>-0.635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15">
                <text:p>-0.04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5">
                <text:p>0.04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15">
                <text:p>-0.04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15">
                <text:p>0.0415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.598076">
                <text:p>-2.59807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598076">
                <text:p>2.598076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